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2" manifest:media-type="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7" manifest:media-type="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iberation Serif1" svg:font-family="'Liberation Serif'" style:font-family-generic="roman"/>
    <style:font-face style:name="CMMI7" svg:font-family="CMMI7" style:font-family-generic="modern" style:font-pitch="fixed"/>
    <style:font-face style:name="Liberation Mono1" svg:font-family="'Liberation Mono'" style:font-family-generic="modern" style:font-pitch="fixed"/>
    <style:font-face style:name="CMR10" svg:font-family="CMR10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0d93ee" officeooo:paragraph-rsid="000d93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2937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2937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2aba" officeooo:paragraph-rsid="00192ab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92aba" officeooo:paragraph-rsid="00192ab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92aba" officeooo:paragraph-rsid="0019485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92aba" officeooo:paragraph-rsid="0019485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a289c" officeooo:paragraph-rsid="001a289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08b416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8b416" officeooo:paragraph-rsid="0008b41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08b416" officeooo:paragraph-rsid="0008b41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08b416" officeooo:paragraph-rsid="001630a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08b416" officeooo:paragraph-rsid="0012937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08b416" officeooo:paragraph-rsid="0019485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08b416" officeooo:paragraph-rsid="001c7b7f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8b416" officeooo:paragraph-rsid="0012937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8b416" officeooo:paragraph-rsid="00194854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08b416" officeooo:paragraph-rsid="001a289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29377" officeooo:paragraph-rsid="00129377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a5f6e" officeooo:paragraph-rsid="001a5f6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1a5f6e" officeooo:paragraph-rsid="001a5f6e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ab2b7" officeooo:paragraph-rsid="001ab2b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0d93ee" officeooo:paragraph-rsid="000d93ee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75c38" officeooo:paragraph-rsid="00175c38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75c38" officeooo:paragraph-rsid="00194854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92aba" officeooo:paragraph-rsid="00192ab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0192aba" officeooo:paragraph-rsid="00192ab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192aba" officeooo:paragraph-rsid="00194854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192aba" officeooo:paragraph-rsid="00194854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bold" officeooo:rsid="00175c38" officeooo:paragraph-rsid="00175c38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bold" officeooo:rsid="00175c38" officeooo:paragraph-rsid="00194854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Liberation Serif" fo:font-size="13pt" fo:font-style="normal" fo:font-weight="normal" officeooo:rsid="0008b416" officeooo:paragraph-rsid="0008b416" style:font-size-asian="13pt" style:font-style-asian="normal" style:font-weight-asian="normal" style:font-size-complex="13pt" style:font-weight-complex="normal"/>
    </style:style>
    <style:style style:name="P33" style:family="paragraph" style:parent-style-name="Standard">
      <style:text-properties style:font-name="Liberation Serif" fo:font-size="13pt" fo:font-style="normal" style:text-underline-style="solid" style:text-underline-width="auto" style:text-underline-color="font-color" officeooo:rsid="000b1360" officeooo:paragraph-rsid="000b1360" style:font-size-asian="13pt" style:font-style-asian="normal" style:font-size-complex="13pt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Mono" fo:font-size="14pt" fo:font-style="normal" fo:font-weight="normal" officeooo:rsid="0008b416" officeooo:paragraph-rsid="0008b416" style:font-size-asian="14pt" style:font-style-asian="normal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Mono" fo:font-size="11pt" fo:font-style="normal" fo:font-weight="normal" officeooo:paragraph-rsid="001f8a07" style:font-size-asian="11pt" style:font-style-asian="normal" style:font-weight-asian="normal"/>
    </style:style>
    <style:style style:name="P36" style:family="paragraph" style:parent-style-name="Standard">
      <style:paragraph-properties fo:text-align="justify" style:justify-single-word="false"/>
      <style:text-properties style:font-name="Liberation Mono" fo:font-size="11pt" fo:font-style="normal" fo:font-weight="normal" officeooo:rsid="001f8a07" officeooo:paragraph-rsid="001f8a07" style:font-size-asian="11pt" style:font-style-asian="normal" style:font-weight-asian="normal"/>
    </style:style>
    <style:style style:name="P37" style:family="paragraph" style:parent-style-name="Standard">
      <style:paragraph-properties fo:text-align="justify" style:justify-single-word="false"/>
      <style:text-properties style:font-name="Liberation Mono" fo:font-size="11pt" fo:font-style="normal" fo:font-weight="normal" officeooo:rsid="001f8a07" officeooo:paragraph-rsid="002c6b07" style:font-size-asian="11pt" style:font-style-asian="normal" style:font-weight-asian="normal"/>
    </style:style>
    <style:style style:name="P38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officeooo:rsid="001f8a07" officeooo:paragraph-rsid="002c6b07" style:font-size-asian="11pt" style:font-style-asian="normal" style:font-weight-asian="normal"/>
    </style:style>
    <style:style style:name="P39" style:family="paragraph" style:parent-style-name="Standard">
      <style:paragraph-properties fo:text-align="center" style:justify-single-word="false"/>
      <style:text-properties fo:font-size="13pt" fo:font-weight="normal" officeooo:rsid="000d04fa" officeooo:paragraph-rsid="000d04fa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normal" officeooo:rsid="000d93ee" officeooo:paragraph-rsid="000d93ee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3pt" fo:font-weight="normal" officeooo:rsid="000d93ee" officeooo:paragraph-rsid="000d93ee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3pt" fo:font-weight="normal" officeooo:rsid="000d93ee" officeooo:paragraph-rsid="001ab2b7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3pt" fo:font-weight="normal" officeooo:rsid="000d93ee" officeooo:paragraph-rsid="000d93ee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3pt" fo:font-weight="normal" officeooo:rsid="000dfe69" officeooo:paragraph-rsid="000dfe69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3pt" fo:font-weight="normal" officeooo:rsid="000dfe69" officeooo:paragraph-rsid="000dfe69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3pt" fo:font-weight="normal" officeooo:rsid="000fb002" officeooo:paragraph-rsid="000fb002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3pt" fo:font-weight="normal" officeooo:rsid="000fb002" officeooo:paragraph-rsid="000fb002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3pt" fo:font-weight="normal" officeooo:rsid="000fb002" officeooo:paragraph-rsid="000ffd61" style:font-size-asian="11.3500003814697pt" style:font-weight-asian="normal" style:font-size-complex="13pt" style:font-weight-complex="normal"/>
    </style:style>
    <style:style style:name="P49" style:family="paragraph" style:parent-style-name="Standard">
      <style:text-properties fo:font-size="13pt" fo:font-weight="normal" officeooo:rsid="00129377" officeooo:paragraph-rsid="00129377" style:font-size-asian="11.3500003814697pt" style:font-weight-asian="normal" style:font-size-complex="13pt" style:font-weight-complex="normal"/>
    </style:style>
    <style:style style:name="P50" style:family="paragraph" style:parent-style-name="Standard">
      <style:text-properties fo:font-size="13pt" fo:font-weight="normal" officeooo:rsid="00129377" officeooo:paragraph-rsid="0015031e" style:font-size-asian="11.3500003814697pt" style:font-weight-asian="normal" style:font-size-complex="13pt" style:font-weight-complex="normal"/>
    </style:style>
    <style:style style:name="P51" style:family="paragraph" style:parent-style-name="Standard">
      <style:text-properties fo:font-size="13pt" fo:font-weight="normal" officeooo:rsid="0015031e" officeooo:paragraph-rsid="0015031e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3pt" fo:font-weight="normal" officeooo:rsid="0015031e" officeooo:paragraph-rsid="0015031e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3pt" fo:font-weight="normal" officeooo:rsid="001e23ce" officeooo:paragraph-rsid="001e23ce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3pt" fo:font-weight="normal" officeooo:rsid="001f8a07" officeooo:paragraph-rsid="001f8a07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3pt" fo:font-weight="normal" officeooo:rsid="001f8a07" officeooo:paragraph-rsid="001f8a07" style:font-size-asian="11.3500003814697pt" style:font-weight-asian="normal" style:font-size-complex="13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3pt" fo:font-weight="normal" officeooo:rsid="001f99aa" officeooo:paragraph-rsid="001f99aa" style:font-size-asian="11.3500003814697pt" style:font-weight-asian="normal" style:font-size-complex="13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3pt" fo:font-weight="normal" officeooo:rsid="001f99aa" officeooo:paragraph-rsid="002c6b07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3pt" fo:font-weight="normal" officeooo:rsid="000d93ee" officeooo:paragraph-rsid="000d93ee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3pt" fo:font-weight="normal" officeooo:rsid="0023d3dc" officeooo:paragraph-rsid="0023d661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3pt" fo:font-weight="normal" officeooo:rsid="0023d3dc" officeooo:paragraph-rsid="0023fed0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3pt" fo:font-weight="normal" officeooo:rsid="0023d3dc" officeooo:paragraph-rsid="0023d3dc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3pt" fo:font-weight="normal" officeooo:rsid="0023d3dc" officeooo:paragraph-rsid="0023d661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3pt" fo:font-weight="normal" officeooo:rsid="0023d3dc" officeooo:paragraph-rsid="0023fed0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3pt" fo:font-weight="normal" officeooo:rsid="0023d3dc" officeooo:paragraph-rsid="002b6feb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2b6feb" officeooo:paragraph-rsid="002b6feb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font-weight="normal" officeooo:rsid="002b6feb" officeooo:paragraph-rsid="002c6b07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3pt" fo:font-weight="normal" officeooo:rsid="002b6feb" officeooo:paragraph-rsid="002b6feb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size="13pt" style:text-underline-style="solid" style:text-underline-width="auto" style:text-underline-color="font-color" fo:font-weight="normal" officeooo:rsid="000d04fa" officeooo:paragraph-rsid="000d04fa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style:text-underline-style="solid" style:text-underline-width="auto" style:text-underline-color="font-color" fo:font-weight="normal" officeooo:rsid="000d93ee" officeooo:paragraph-rsid="000d93ee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fo:font-weight="bold" officeooo:rsid="000fb002" officeooo:paragraph-rsid="000fb002" style:font-size-asian="11.3500003814697pt" style:font-weight-asian="bold" style:font-size-complex="13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3pt" fo:font-weight="bold" officeooo:rsid="000fb002" officeooo:paragraph-rsid="000ffd61" style:font-size-asian="11.3500003814697pt" style:font-weight-asian="bold" style:font-size-complex="13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3pt" fo:font-weight="bold" officeooo:rsid="002b6feb" officeooo:paragraph-rsid="002b6feb" style:font-size-asian="13pt" style:font-weight-asian="bold" style:font-size-complex="13pt" style:font-weight-complex="bold"/>
    </style:style>
    <style:style style:name="P73" style:family="paragraph" style:parent-style-name="Standard">
      <style:text-properties officeooo:paragraph-rsid="000d04fa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10a1bc" officeooo:paragraph-rsid="0010a1bc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10a1bc" officeooo:paragraph-rsid="0010a1bc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officeooo:paragraph-rsid="001a289c"/>
    </style:style>
    <style:style style:name="P78" style:family="paragraph" style:parent-style-name="Standard">
      <style:paragraph-properties fo:text-align="justify" style:justify-single-word="false"/>
      <style:text-properties officeooo:paragraph-rsid="001f8a07"/>
    </style:style>
    <style:style style:name="P79" style:family="paragraph" style:parent-style-name="Standard">
      <style:paragraph-properties fo:text-align="justify" style:justify-single-word="false"/>
      <style:text-properties officeooo:paragraph-rsid="00231927"/>
    </style:style>
    <style:style style:name="P80" style:family="paragraph" style:parent-style-name="Standard">
      <style:paragraph-properties fo:text-align="justify" style:justify-single-word="false"/>
      <style:text-properties officeooo:paragraph-rsid="0023d3dc"/>
    </style:style>
    <style:style style:name="P81" style:family="paragraph" style:parent-style-name="Standard">
      <style:paragraph-properties fo:text-align="justify" style:justify-single-word="false"/>
      <style:text-properties officeooo:paragraph-rsid="0023fed0"/>
    </style:style>
    <style:style style:name="P82" style:family="paragraph" style:parent-style-name="Standard">
      <style:paragraph-properties fo:text-align="center" style:justify-single-word="false"/>
      <style:text-properties fo:font-size="20pt" fo:font-weight="bold" officeooo:rsid="001a5f6e" officeooo:paragraph-rsid="001a5f6e" style:font-size-asian="20pt" style:font-weight-asian="bold" style:font-size-complex="20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Liberation Mono1" fo:font-size="11pt" fo:font-style="normal" fo:font-weight="bold" officeooo:rsid="0023d3dc" officeooo:paragraph-rsid="002b6feb" style:font-size-asian="11pt" style:font-style-asian="normal" style:font-weight-asian="bold" style:font-size-complex="13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Liberation Mono1" fo:font-size="11pt" fo:font-style="normal" fo:font-weight="bold" officeooo:rsid="001f8a07" officeooo:paragraph-rsid="002c6b07" style:font-size-asian="11pt" style:font-style-asian="normal" style:font-weight-asian="bold" style:font-size-complex="13pt" style:font-weight-complex="bold"/>
    </style:style>
    <style:style style:name="P85" style:family="paragraph" style:parent-style-name="Standard" style:master-page-name="">
      <loext:graphic-properties draw:fill="none"/>
      <style:paragraph-properties fo:margin-left="0cm" fo:margin-right="-2cm" fo:text-align="center" style:justify-single-word="false" fo:text-indent="-2cm" style:auto-text-indent="false" style:page-number="auto" fo:background-color="transparent"/>
      <style:text-properties fo:font-size="14pt" fo:font-weight="normal" officeooo:rsid="0008b416" officeooo:paragraph-rsid="00129377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2cm" fo:text-align="center" style:justify-single-word="false" fo:text-indent="-2cm" style:auto-text-indent="false" fo:background-color="transparent"/>
      <style:text-properties fo:font-size="14pt" fo:font-weight="normal" officeooo:rsid="0008b416" officeooo:paragraph-rsid="00129377" style:font-size-asian="14pt" style:font-weight-asian="normal" style:font-size-complex="14pt" style:font-weight-complex="normal"/>
    </style:style>
    <style:style style:name="P87" style:family="paragraph" style:parent-style-name="Standard" style:list-style-name="L1">
      <style:text-properties officeooo:paragraph-rsid="001630a5"/>
    </style:style>
    <style:style style:name="P88" style:family="paragraph" style:parent-style-name="Standard" style:list-style-name="L2">
      <style:text-properties officeooo:paragraph-rsid="001707c1"/>
    </style:style>
    <style:style style:name="P89" style:family="paragraph" style:parent-style-name="Standard" style:list-style-name="L3">
      <style:text-properties officeooo:paragraph-rsid="00194854"/>
    </style:style>
    <style:style style:name="P90" style:family="paragraph" style:parent-style-name="Standard" style:list-style-name="L4">
      <style:text-properties fo:font-size="14pt" fo:font-weight="normal" officeooo:rsid="001a289c" officeooo:paragraph-rsid="001a289c" style:font-size-asian="14pt" style:font-weight-asian="normal" style:font-size-complex="14pt" style:font-weight-complex="normal"/>
    </style:style>
    <style:style style:name="P91" style:family="paragraph" style:parent-style-name="Standard" style:list-style-name="L5">
      <style:paragraph-properties fo:text-align="justify" style:justify-single-word="false"/>
      <style:text-properties fo:font-size="13pt" fo:font-weight="bold" officeooo:rsid="002b6feb" officeooo:paragraph-rsid="002b6feb" style:font-size-asian="13pt" style:font-weight-asian="bold" style:font-size-complex="13pt" style:font-weight-complex="bold"/>
    </style:style>
    <style:style style:name="P92" style:family="paragraph" style:parent-style-name="Standard" style:list-style-name="L6">
      <style:paragraph-properties fo:text-align="justify" style:justify-single-word="false"/>
      <style:text-properties fo:font-size="13pt" fo:font-weight="bold" officeooo:rsid="001f8a07" officeooo:paragraph-rsid="001f8a07" style:font-size-asian="11.3500003814697pt" style:font-weight-asian="bold" style:font-size-complex="13pt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2cf47c" officeooo:paragraph-rsid="002cf47c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0d93ee" officeooo:paragraph-rsid="000d93ee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Liberation Serif" fo:font-size="13pt" fo:font-weight="normal" officeooo:rsid="000d93ee" officeooo:paragraph-rsid="000d93ee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Liberation Serif" fo:font-size="13pt" fo:font-weight="normal" officeooo:rsid="000d93ee" officeooo:paragraph-rsid="002f9525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2deafc" officeooo:paragraph-rsid="002f9525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Liberation Serif" fo:font-size="13pt" fo:font-weight="normal" officeooo:rsid="002deafc" officeooo:paragraph-rsid="002f9525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3pt" fo:font-weight="normal" officeooo:paragraph-rsid="00304801" style:font-size-asian="13pt" style:font-size-complex="13pt"/>
    </style:style>
    <style:style style:name="P100" style:family="paragraph" style:parent-style-name="Standard">
      <style:paragraph-properties fo:text-align="center" style:justify-single-word="false"/>
      <style:text-properties style:font-name="Liberation Serif" fo:font-size="13pt" fo:font-weight="normal" officeooo:paragraph-rsid="002f9525" style:font-size-asian="13pt" style:font-size-complex="13pt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3pt" officeooo:paragraph-rsid="002deafc" style:font-size-asian="13pt" style:font-size-complex="13pt"/>
    </style:style>
    <style:style style:name="P102" style:family="paragraph" style:parent-style-name="Standard">
      <style:paragraph-properties fo:text-align="justify" style:justify-single-word="false"/>
      <style:text-properties fo:color="#c9211e" loext:opacity="100%" style:font-name="Liberation Serif" fo:font-size="13pt" fo:font-weight="normal" officeooo:rsid="003109d8" officeooo:paragraph-rsid="003109d8" style:font-size-asian="13pt" style:font-size-complex="13pt"/>
    </style:style>
    <style:style style:name="P103" style:family="paragraph" style:parent-style-name="Standard">
      <style:paragraph-properties fo:text-align="justify" style:justify-single-word="false"/>
      <style:text-properties fo:color="#c9211e" loext:opacity="100%" style:font-name="Liberation Serif" fo:font-size="13pt" fo:font-weight="normal" officeooo:rsid="003109d8" officeooo:paragraph-rsid="003109d8" style:font-size-asian="13pt" style:font-weight-asian="normal" style:font-size-complex="13pt" style:font-weight-complex="normal"/>
    </style:style>
    <style:style style:name="T1" style:family="text">
      <style:text-properties officeooo:rsid="000d04f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b416" style:font-weight-asian="normal" style:font-weight-complex="normal"/>
    </style:style>
    <style:style style:name="T4" style:family="text">
      <style:text-properties fo:font-weight="normal" officeooo:rsid="001a289c" style:font-weight-asian="normal" style:font-weight-complex="normal"/>
    </style:style>
    <style:style style:name="T5" style:family="text">
      <style:text-properties fo:font-weight="normal" officeooo:rsid="002deafc" style:font-weight-asian="normal" style:font-weight-complex="normal"/>
    </style:style>
    <style:style style:name="T6" style:family="text">
      <style:text-properties fo:font-size="13pt" fo:font-weight="normal" officeooo:rsid="000d04fa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1f8a07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e23ce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31927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23d3dc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solid" style:text-underline-width="auto" style:text-underline-color="font-color" fo:font-weight="bold" officeooo:rsid="000d04fa" style:font-size-asian="11.3500003814697pt" style:font-weight-asian="bold" style:font-size-complex="13pt" style:font-weight-complex="bold"/>
    </style:style>
    <style:style style:name="T12" style:family="text">
      <style:text-properties fo:font-size="13pt" style:text-underline-style="solid" style:text-underline-width="auto" style:text-underline-color="font-color" fo:font-weight="bold" officeooo:rsid="00175c38" style:font-size-asian="11.3500003814697pt" style:font-weight-asian="bold" style:font-size-complex="13pt" style:font-weight-complex="bold"/>
    </style:style>
    <style:style style:name="T13" style:family="text">
      <style:text-properties fo:font-size="13pt" style:text-underline-style="solid" style:text-underline-width="auto" style:text-underline-color="font-color" fo:font-weight="bold" officeooo:rsid="00194854" style:font-size-asian="11.3500003814697pt" style:font-weight-asian="bold" style:font-size-complex="13pt" style:font-weight-complex="bold"/>
    </style:style>
    <style:style style:name="T14" style:family="text">
      <style:text-properties fo:font-size="13pt" style:text-underline-style="none" style:font-size-asian="11.3500003814697pt" style:font-size-complex="13pt"/>
    </style:style>
    <style:style style:name="T15" style:family="text">
      <style:text-properties fo:font-size="13pt" style:text-underline-style="none" officeooo:rsid="000d04fa" style:font-size-asian="11.3500003814697pt" style:font-size-complex="13pt"/>
    </style:style>
    <style:style style:name="T16" style:family="text">
      <style:text-properties fo:font-size="13pt" style:text-underline-style="none" fo:font-weight="bold" style:font-size-asian="11.3500003814697pt" style:font-weight-asian="bold" style:font-size-complex="13pt" style:font-weight-complex="bold"/>
    </style:style>
    <style:style style:name="T17" style:family="text">
      <style:text-properties fo:font-size="13pt" style:text-underline-style="none" fo:font-weight="bold" officeooo:rsid="000d04fa" style:font-size-asian="11.3500003814697pt" style:font-weight-asian="bold" style:font-size-complex="13pt" style:font-weight-complex="bold"/>
    </style:style>
    <style:style style:name="T18" style:family="text">
      <style:text-properties fo:font-size="13pt" fo:font-weight="bold" officeooo:rsid="00231927" style:font-size-asian="11.3500003814697pt" style:font-weight-asian="bold" style:font-size-complex="13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f9525" style:font-weight-asian="bold" style:font-weight-complex="bold"/>
    </style:style>
    <style:style style:name="T21" style:family="text">
      <style:text-properties fo:font-weight="bold" officeooo:rsid="00304801" style:font-weight-asian="bold" style:font-weight-complex="bold"/>
    </style:style>
    <style:style style:name="T22" style:family="text">
      <style:text-properties officeooo:rsid="000ffd61"/>
    </style:style>
    <style:style style:name="T23" style:family="text">
      <style:text-properties fo:font-size="14pt" fo:font-weight="normal" officeooo:rsid="001a289c" style:font-size-asian="14pt" style:font-weight-asian="normal" style:font-size-complex="14pt" style:font-weight-complex="normal"/>
    </style:style>
    <style:style style:name="T24" style:family="text">
      <style:text-properties fo:font-size="14pt" style:text-underline-style="solid" style:text-underline-width="auto" style:text-underline-color="font-color" fo:font-weight="normal" officeooo:rsid="0008b416" style:font-size-asian="14pt" style:font-weight-asian="normal" style:font-size-complex="14pt" style:font-weight-complex="normal"/>
    </style:style>
    <style:style style:name="T25" style:family="text">
      <style:text-properties fo:font-size="14pt" style:text-underline-style="solid" style:text-underline-width="auto" style:text-underline-color="font-color" fo:font-weight="normal" officeooo:rsid="001707c1" style:font-size-asian="14pt" style:font-weight-asian="normal" style:font-size-complex="14pt" style:font-weight-complex="normal"/>
    </style:style>
    <style:style style:name="T26" style:family="text">
      <style:text-properties fo:font-size="14pt" style:text-underline-style="solid" style:text-underline-width="auto" style:text-underline-color="font-color" fo:font-weight="normal" officeooo:rsid="00194854" style:font-size-asian="14pt" style:font-weight-asian="normal" style:font-size-complex="14pt" style:font-weight-complex="normal"/>
    </style:style>
    <style:style style:name="T27" style:family="text">
      <style:text-properties officeooo:rsid="0015031e"/>
    </style:style>
    <style:style style:name="T28" style:family="text">
      <style:text-properties style:font-name="Liberation Serif" fo:font-size="13pt" fo:font-style="normal" style:text-underline-style="solid" style:text-underline-width="auto" style:text-underline-color="font-color" fo:font-weight="normal" officeooo:rsid="001630a5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style:font-name="Liberation Serif" fo:font-size="13pt" fo:font-style="normal" style:text-underline-style="solid" style:text-underline-width="auto" style:text-underline-color="font-color" fo:font-weight="normal" officeooo:rsid="000b1360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" fo:font-size="11pt" fo:font-style="normal" fo:font-weight="normal" officeooo:rsid="001f8a07" style:font-size-asian="11pt" style:font-style-asian="normal" style:font-weight-asian="normal"/>
    </style:style>
    <style:style style:name="T32" style:family="text">
      <style:text-properties style:font-name="Liberation Mono" fo:font-size="11pt" fo:font-style="normal" fo:font-weight="bold" style:font-size-asian="11pt" style:font-style-asian="normal" style:font-weight-asian="bold" style:font-weight-complex="bold"/>
    </style:style>
    <style:style style:name="T33" style:family="text">
      <style:text-properties style:font-name="Liberation Mono1" fo:font-size="11pt" fo:font-style="normal" fo:font-weight="normal" officeooo:rsid="0023d3dc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23d3dc" style:font-size-asian="11pt" style:font-style-asian="normal" style:font-weight-asian="normal" style:font-weight-complex="normal"/>
    </style:style>
    <style:style style:name="T35" style:family="text">
      <style:text-properties style:font-name="Liberation Mono1" fo:font-size="11pt" fo:font-style="normal" fo:font-weight="bold" style:font-size-asian="11pt" style:font-style-asian="normal" style:font-weight-asian="bold" style:font-weight-complex="bold"/>
    </style:style>
    <style:style style:name="T36" style:family="text">
      <style:text-properties style:font-name="Liberation Mono1" fo:font-size="11pt" fo:font-style="normal" fo:font-weight="bold" officeooo:rsid="0023d3dc" style:font-size-asian="11pt" style:font-style-asian="normal" style:font-weight-asian="bold" style:font-weight-complex="bold"/>
    </style:style>
    <style:style style:name="T37" style:family="text">
      <style:text-properties style:font-name="Liberation Mono1" fo:font-size="11pt" fo:font-style="normal" fo:font-weight="bold" officeooo:rsid="002c6b07" style:font-size-asian="11pt" style:font-style-asian="normal" style:font-weight-asian="bold" style:font-weight-complex="bold"/>
    </style:style>
    <style:style style:name="T38" style:family="text">
      <style:text-properties style:font-name="CMMI7" fo:font-size="9pt" fo:font-style="normal" fo:font-weight="normal" officeooo:rsid="0023d3dc" style:font-size-asian="9pt" style:font-style-asian="normal" style:font-weight-asian="normal" style:font-size-complex="13pt" style:font-weight-complex="normal"/>
    </style:style>
    <style:style style:name="T39" style:family="text">
      <style:text-properties style:font-name="CMR10" fo:font-size="12.5pt" style:font-size-asian="12.5pt"/>
    </style:style>
    <style:style style:name="T40" style:family="text">
      <style:text-properties style:font-name="Liberation Serif1" fo:font-size="13pt" fo:font-weight="normal" officeooo:rsid="0023fed0" style:font-size-asian="13pt" style:font-weight-asian="normal" style:font-size-complex="13pt" style:font-weight-complex="normal"/>
    </style:style>
    <style:style style:name="T41" style:family="text">
      <style:text-properties officeooo:rsid="002c6b07"/>
    </style:style>
    <style:style style:name="T42" style:family="text">
      <style:text-properties officeooo:rsid="002f9525"/>
    </style:style>
    <style:style style:name="T43" style:family="text">
      <style:text-properties fo:font-variant="normal" fo:text-transform="none" fo:color="#000000" loext:opacity="100%" fo:letter-spacing="normal" fo:font-style="normal"/>
    </style:style>
    <style:style style:name="T44" style:family="text">
      <style:text-properties fo:font-variant="normal" fo:text-transform="none" fo:color="#000000" loext:opacity="100%" fo:letter-spacing="normal" fo:font-style="normal" officeooo:rsid="00304801"/>
    </style:style>
    <style:style style:name="T45" style:family="text">
      <style:text-properties fo:font-variant="normal" fo:text-transform="none" fo:color="#000000" loext:opacity="100%" fo:letter-spacing="normal" fo:font-style="normal" fo:font-weight="bold" officeooo:rsid="0023d3dc" style:font-style-asian="normal" style:font-weight-asian="bold" style:font-weight-complex="bold"/>
    </style:style>
    <style:style style:name="T46" style:family="text">
      <style:text-properties fo:font-variant="normal" fo:text-transform="none" fo:color="#000000" loext:opacity="100%" fo:letter-spacing="normal" fo:font-style="normal" style:font-style-asian="normal"/>
    </style:style>
    <style:style style:name="T47" style:family="text">
      <style:text-properties fo:font-variant="normal" fo:text-transform="none" fo:color="#000000" loext:opacity="100%" fo:letter-spacing="normal" fo:font-style="normal" officeooo:rsid="0023d3dc" style:font-style-asian="normal"/>
    </style:style>
    <style:style style:name="T48" style:family="text">
      <style:text-properties fo:font-variant="normal" fo:text-transform="none" fo:color="#000000" loext:opacity="100%" style:font-name="Liberation Mono1" fo:font-size="11pt" fo:letter-spacing="normal" fo:font-style="normal" fo:font-weight="bold" officeooo:rsid="0023d3dc" style:font-size-asian="11pt" style:font-style-asian="normal" style:font-weight-asian="bold" style:font-weight-complex="bold"/>
    </style:style>
    <style:style style:name="T49" style:family="text">
      <style:text-properties fo:font-variant="normal" fo:text-transform="none" fo:color="#000000" loext:opacity="100%" style:font-name="Liberation Mono1" fo:font-size="11pt" fo:letter-spacing="normal" fo:font-style="normal" officeooo:rsid="0023d3dc" style:font-size-asian="11pt" style:font-style-asian="normal"/>
    </style:style>
    <style:style style:name="T50" style:family="text">
      <style:text-properties fo:font-variant="normal" fo:text-transform="none" fo:color="#000000" loext:opacity="100%" fo:font-size="11pt" fo:letter-spacing="normal" fo:font-style="normal" fo:font-weight="bold" officeooo:rsid="0023d3dc" style:font-size-asian="11pt" style:font-style-asian="normal" style:font-weight-asian="bold" style:font-weight-complex="bold"/>
    </style:style>
    <style:style style:name="T51" style:family="text">
      <style:text-properties fo:font-variant="normal" fo:text-transform="none" fo:color="#000000" loext:opacity="100%" fo:font-size="11pt" fo:letter-spacing="normal" fo:font-style="normal" officeooo:rsid="0023d3dc" style:font-size-asian="11pt" style:font-style-asian="normal"/>
    </style:style>
    <style:style style:name="T52" style:family="text">
      <style:text-properties fo:font-variant="normal" fo:text-transform="none" fo:color="#000000" loext:opacity="100%" style:text-position="sub 58%" fo:letter-spacing="normal" fo:font-style="normal" style:font-style-asian="normal"/>
    </style:style>
    <style:style style:name="T53" style:family="text">
      <style:text-properties fo:font-variant="normal" fo:text-transform="none" fo:letter-spacing="normal" fo:font-style="normal"/>
    </style:style>
    <style:style style:name="T54" style:family="text">
      <style:text-properties fo:font-variant="normal" fo:text-transform="none" fo:letter-spacing="normal" fo:font-style="normal" officeooo:rsid="00304801"/>
    </style:style>
    <style:style style:name="T55" style:family="text">
      <style:text-properties fo:font-variant="normal" fo:text-transform="none" fo:letter-spacing="normal" fo:font-style="normal" fo:font-weight="bold" officeooo:rsid="0023d3dc" style:font-style-asian="normal" style:font-weight-asian="bold" style:font-weight-complex="bold"/>
    </style:style>
    <style:style style:name="T56" style:family="text">
      <style:text-properties fo:font-variant="normal" fo:text-transform="none" fo:letter-spacing="normal" fo:font-style="normal" style:font-style-asian="normal"/>
    </style:style>
    <style:style style:name="T57" style:family="text">
      <style:text-properties fo:font-variant="normal" fo:text-transform="none" fo:letter-spacing="normal" fo:font-style="normal" officeooo:rsid="0023d3dc" style:font-style-asian="normal"/>
    </style:style>
    <style:style style:name="T58" style:family="text">
      <style:text-properties fo:font-variant="normal" fo:text-transform="none" style:text-position="sub 58%" fo:letter-spacing="normal" fo:font-style="normal" style:font-style-asian="normal"/>
    </style:style>
    <style:style style:name="T59" style:family="text">
      <style:text-properties fo:font-style="normal" fo:font-weight="normal" style:font-style-asian="normal" style:font-weight-asian="normal"/>
    </style:style>
    <style:style style:name="T60" style:family="text">
      <style:text-properties fo:font-style="normal" fo:font-weight="normal" officeooo:rsid="002deafc" style:font-style-asian="normal" style:font-weight-asian="normal"/>
    </style:style>
    <style:style style:name="T61" style:family="text">
      <style:text-properties officeooo:rsid="002f9525" style:font-weight-asian="normal" style:font-weight-complex="normal"/>
    </style:style>
    <style:style style:name="T62" style:family="text">
      <style:text-properties officeooo:rsid="00304801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Ejercicios Tema 3 APR</text:p>
      <text:p text:style-name="P76">Nombre: Fabián Scherle Carboneres</text:p>
      <text:p text:style-name="P75"/>
      <text:p text:style-name="P2">3.1. (p.3.9, 0.5 puntos) Obtener los estimadores de máxima verosimiltud del vector media de una gaussiana bi-variada, cuya matriz de covarianza es fija y conocida partir de una muestra de de vectores bi-dimensionales x_1,x_2,...,x_N.</text:p>
      <text:p text:style-name="P19"/>
      <text:p text:style-name="P49"><text:span text:style-name="T27">Partiendo de que</text:span> la matriz de covarianza <text:span text:style-name="T27">es</text:span> fija y conocida: <draw:frame draw:style-name="fr2" draw:name="Objeto32" text:anchor-type="as-char" svg:width="2.15cm" svg:height="1.143cm" draw:z-index="12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50"><draw:frame draw:style-name="fr1" draw:name="Objeto33" text:anchor-type="as-char" svg:y="-0.974cm" svg:width="13.39cm" svg:height="1.244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51">donde:</text:p>
      <text:p text:style-name="P51"/>
      <text:p text:style-name="P52"><draw:frame draw:style-name="fr1" draw:name="Objeto34" text:anchor-type="as-char" svg:y="-0.974cm" svg:width="4.863cm" svg:height="1.817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text:s/><draw:frame draw:style-name="fr1" draw:name="Objeto35" text:anchor-type="as-char" svg:y="-0.974cm" svg:width="3.478cm" svg:height="1.715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51"/>
      <text:list xml:id="list3190277515" text:style-name="L1">
        <text:list-item>
          <text:p text:style-name="P87"><text:span text:style-name="T28">Obtengo </text:span><text:span text:style-name="T29">logaritmo de la verosimilitud:</text:span></text:p>
        </text:list-item>
      </text:list>
      <text:p text:style-name="P49"/>
      <text:p text:style-name="P12"><draw:frame draw:style-name="fr1" draw:name="Objeto36" text:anchor-type="as-char" svg:y="-0.974cm" svg:width="6.184cm" svg:height="1.139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2"><draw:frame draw:style-name="fr1" draw:name="Objeto37" text:anchor-type="as-char" svg:y="-0.974cm" svg:width="12.562cm" svg:height="1.244cm" draw:z-index="35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12"><draw:frame draw:style-name="fr1" draw:name="Objeto38" text:anchor-type="as-char" svg:y="-0.974cm" svg:width="13.203cm" svg:height="1.244cm" draw:z-index="36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3"><draw:frame draw:style-name="fr1" draw:name="Objeto39" text:anchor-type="as-char" svg:y="-0.974cm" svg:width="14.256cm" svg:height="1.244cm" draw:z-index="37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3"><draw:frame draw:style-name="fr1" draw:name="Objeto40" text:anchor-type="as-char" svg:y="-0.974cm" svg:width="12.695cm" svg:height="1.244cm" draw:z-index="38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<text:p text:style-name="P13"><draw:frame draw:style-name="fr1" draw:name="Objeto41" text:anchor-type="as-char" svg:y="-0.974cm" svg:width="13.046cm" svg:height="1.244cm" draw:z-index="39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85"><draw:frame draw:style-name="fr1" draw:name="Objeto42" text:anchor-type="as-char" svg:y="-1.244cm" svg:width="18.948cm" svg:height="1.939cm" draw:z-index="40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86"/>
      <text:list xml:id="list308131587" text:style-name="L2">
        <text:list-item>
          <text:p text:style-name="P88"><text:span text:style-name="T24">O</text:span><text:span text:style-name="T25">btengo la derivada </text:span><text:span text:style-name="T26">parcial </text:span><text:span text:style-name="T25">en función de </text:span><text:span text:style-name="T11">μ</text:span><text:span text:style-name="T12">1</text:span><text:span text:style-name="T11">:</text:span></text:p>
        </text:list-item>
      </text:list>
      <text:p text:style-name="P16"/>
      <text:p text:style-name="P13"><draw:frame draw:style-name="fr1" draw:name="Objeto43" text:anchor-type="as-char" svg:y="-1.307cm" svg:width="12.587cm" svg:height="1.806cm" draw:z-index="41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13"><draw:frame draw:style-name="fr1" draw:name="Objeto44" text:anchor-type="as-char" svg:y="-1.307cm" svg:width="10.342cm" svg:height="1.806cm" draw:z-index="42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30"><text:soft-page-break/><text:span text:style-name="T3">I</text:span><text:span text:style-name="T2">gualo a 0:</text:span></text:p>
      <text:p text:style-name="P24"/>
      <text:p text:style-name="P24"><draw:frame draw:style-name="fr1" draw:name="Objeto45" text:anchor-type="as-char" svg:y="-1.307cm" svg:width="10.553cm" svg:height="1.806cm" draw:z-index="43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4"/>
      <text:p text:style-name="P4"><text:span text:style-name="T2">Se puede apreciar que ni </text:span><text:span text:style-name="T2"><draw:frame draw:style-name="fr1" draw:name="Objeto46" text:anchor-type="as-char" svg:y="-1.307cm" svg:width="3.159cm" svg:height="1.715cm" draw:z-index="44"><draw:object xlink:href="./Object 46" xlink:type="simple" xlink:show="embed" xlink:actuate="onLoad"/><draw:image xlink:href="./ObjectReplacements/Object 46" xlink:type="simple" xlink:show="embed" xlink:actuate="onLoad"/><svg:desc>fórmula</svg:desc></draw:frame></text:span><text:span text:style-name="T2">ni</text:span><text:span text:style-name="T2"><draw:frame draw:style-name="fr1" draw:name="Objeto47" text:anchor-type="as-char" svg:y="-1.307cm" svg:width="0.96cm" svg:height="1.122cm" draw:z-index="45"><draw:object xlink:href="./Object 47" xlink:type="simple" xlink:show="embed" xlink:actuate="onLoad"/><draw:image xlink:href="./ObjectReplacements/Object 47" xlink:type="simple" xlink:show="embed" xlink:actuate="onLoad"/><svg:desc>fórmula</svg:desc></draw:frame></text:span><text:span text:style-name="T2">valdrán 0 por lo que se eliminan de la ecuación.</text:span></text:p>
      <text:p text:style-name="P26"/>
      <text:p text:style-name="P27"><draw:frame draw:style-name="fr1" draw:name="Objeto48" text:anchor-type="as-char" svg:y="-1.307cm" svg:width="6.325cm" svg:height="1.214cm" draw:z-index="46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27"><draw:frame draw:style-name="fr1" draw:name="Objeto49" text:anchor-type="as-char" svg:y="-1.307cm" svg:width="6.325cm" svg:height="1.214cm" draw:z-index="47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27"><draw:frame draw:style-name="fr1" draw:name="Objeto50" text:anchor-type="as-char" svg:y="-1.307cm" svg:width="7.84cm" svg:height="1.214cm" draw:z-index="4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5"><draw:frame draw:style-name="fr1" draw:name="Objeto51" text:anchor-type="as-char" svg:y="-1.307cm" svg:width="7.689cm" svg:height="1.214cm" draw:z-index="49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5"/>
      <text:list xml:id="list1160310229" text:style-name="L3">
        <text:list-item>
          <text:p text:style-name="P89"><text:span text:style-name="T24">O</text:span><text:span text:style-name="T25">btengo la derivada </text:span><text:span text:style-name="T26">parcial </text:span><text:span text:style-name="T25">en función de </text:span><text:span text:style-name="T11">μ</text:span><text:span text:style-name="T13">2</text:span><text:span text:style-name="T11">:</text:span></text:p>
        </text:list-item>
      </text:list>
      <text:p text:style-name="P17"/>
      <text:p text:style-name="P14"><draw:frame draw:style-name="fr1" draw:name="Objeto53" text:anchor-type="as-char" svg:y="-1.307cm" svg:width="12.589cm" svg:height="1.806cm" draw:z-index="50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<text:p text:style-name="P14"><draw:frame draw:style-name="fr1" draw:name="Objeto54" text:anchor-type="as-char" svg:y="-1.307cm" svg:width="11.185cm" svg:height="1.806cm" draw:z-index="51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31"><text:span text:style-name="T3">I</text:span><text:span text:style-name="T2">gualo a 0:</text:span></text:p>
      <text:p text:style-name="P25"/>
      <text:p text:style-name="P25"><draw:frame draw:style-name="fr1" draw:name="Objeto55" text:anchor-type="as-char" svg:y="-1.307cm" svg:width="10.553cm" svg:height="1.806cm" draw:z-index="52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5"/>
      <text:p text:style-name="P7"><text:span text:style-name="T2">Se puede apreciar </text:span><text:span text:style-name="T4">al igual que antes </text:span><text:span text:style-name="T2">que ni </text:span><text:span text:style-name="T2"><draw:frame draw:style-name="fr1" draw:name="Objeto56" text:anchor-type="as-char" svg:y="-1.307cm" svg:width="3.159cm" svg:height="1.715cm" draw:z-index="53"><draw:object xlink:href="./Object 56" xlink:type="simple" xlink:show="embed" xlink:actuate="onLoad"/><draw:image xlink:href="./ObjectReplacements/Object 56" xlink:type="simple" xlink:show="embed" xlink:actuate="onLoad"/><svg:desc>fórmula</svg:desc></draw:frame></text:span><text:span text:style-name="T2">ni</text:span><text:span text:style-name="T2"><draw:frame draw:style-name="fr1" draw:name="Objeto57" text:anchor-type="as-char" svg:y="-1.307cm" svg:width="0.96cm" svg:height="1.122cm" draw:z-index="54"><draw:object xlink:href="./Object 57" xlink:type="simple" xlink:show="embed" xlink:actuate="onLoad"/><draw:image xlink:href="./ObjectReplacements/Object 57" xlink:type="simple" xlink:show="embed" xlink:actuate="onLoad"/><svg:desc>fórmula</svg:desc></draw:frame></text:span><text:span text:style-name="T2">valdrán 0 por lo que se eliminan de la ecuación.</text:span></text:p>
      <text:p text:style-name="P29"/>
      <text:p text:style-name="P28"><draw:frame draw:style-name="fr1" draw:name="Objeto58" text:anchor-type="as-char" svg:y="-1.307cm" svg:width="6.325cm" svg:height="1.214cm" draw:z-index="55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28"><text:soft-page-break/><draw:frame draw:style-name="fr1" draw:name="Objeto59" text:anchor-type="as-char" svg:y="-1.307cm" svg:width="6.325cm" svg:height="1.214cm" draw:z-index="56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28"><draw:frame draw:style-name="fr1" draw:name="Objeto60" text:anchor-type="as-char" svg:y="-1.307cm" svg:width="7.84cm" svg:height="1.214cm" draw:z-index="57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6"><draw:frame draw:style-name="fr1" draw:name="Objeto52" text:anchor-type="as-char" svg:y="-1.307cm" svg:width="7.689cm" svg:height="1.214cm" draw:z-index="5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18"/>
      <text:list xml:id="list463936674" text:style-name="L4">
        <text:list-item>
          <text:p text:style-name="P90">Resuelvo el sistema de ecuaciones:</text:p>
        </text:list-item>
      </text:list>
      <text:p text:style-name="P77"><text:span text:style-name="T23">1) </text:span><text:span text:style-name="T23"><draw:frame draw:style-name="fr1" draw:name="Objeto61" text:anchor-type="as-char" svg:y="-1.307cm" svg:width="7.689cm" svg:height="1.214cm" draw:z-index="59"><draw:object xlink:href="./Object 61" xlink:type="simple" xlink:show="embed" xlink:actuate="onLoad"/><draw:image xlink:href="./ObjectReplacements/Object 61" xlink:type="simple" xlink:show="embed" xlink:actuate="onLoad"/><svg:desc>fórmula</svg:desc></draw:frame></text:span></text:p>
      <text:p text:style-name="P3"><text:span text:style-name="T4">2) </text:span><text:span text:style-name="T3"><draw:frame draw:style-name="fr1" draw:name="Objeto62" text:anchor-type="as-char" svg:y="-1.307cm" svg:width="7.689cm" svg:height="1.214cm" draw:z-index="60"><draw:object xlink:href="./Object 62" xlink:type="simple" xlink:show="embed" xlink:actuate="onLoad"/><draw:image xlink:href="./ObjectReplacements/Object 62" xlink:type="simple" xlink:show="embed" xlink:actuate="onLoad"/><svg:desc>fórmula</svg:desc></draw:frame></text:span></text:p>
      <text:p text:style-name="P16"/>
      <text:p text:style-name="P8"><text:span text:style-name="T3">D</text:span><text:span text:style-name="T2">e la primera ecuación despejo <text:s/></text:span><text:span text:style-name="T15">μ</text:span><text:span text:style-name="T14">1:</text:span></text:p>
      <text:p text:style-name="P3"><draw:frame draw:style-name="fr1" draw:name="Objeto63" text:anchor-type="as-char" svg:y="-1.307cm" svg:width="7.114cm" svg:height="1.214cm" draw:z-index="61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3"><draw:frame draw:style-name="fr1" draw:name="Objeto64" text:anchor-type="as-char" svg:y="-1.307cm" svg:width="7.915cm" svg:height="1.214cm" draw:z-index="62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2"/>
      <text:p text:style-name="P20">Y sustituyo en la segunda ecuación:</text:p>
      <text:p text:style-name="P21"><draw:frame draw:style-name="fr1" draw:name="Objeto65" text:anchor-type="as-char" svg:y="-1.307cm" svg:width="14.619cm" svg:height="1.214cm" draw:z-index="63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21"><draw:frame draw:style-name="fr1" draw:name="Objeto66" text:anchor-type="as-char" svg:y="-1.307cm" svg:width="7.191cm" svg:height="1.244cm" draw:z-index="64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21"><draw:frame draw:style-name="fr1" draw:name="Objeto67" text:anchor-type="as-char" svg:y="-1.307cm" svg:width="5.375cm" svg:height="1.244cm" draw:z-index="65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21"><draw:frame draw:style-name="fr1" draw:name="Objeto68" text:anchor-type="as-char" svg:y="-1.307cm" svg:width="3.399cm" svg:height="1.139cm" draw:z-index="66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21"><draw:frame draw:style-name="fr1" draw:name="Objeto69" text:anchor-type="as-char" svg:y="-1.307cm" svg:width="2.12cm" svg:height="1.67cm" draw:z-index="67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82"/>
      <text:p text:style-name="P22">A partir de <text:span text:style-name="T17">μ</text:span><text:span text:style-name="T16">2</text:span> sustituyo en la segunda ecuación:</text:p>
      <text:p text:style-name="P13"><draw:frame draw:style-name="fr1" draw:name="Objeto70" text:anchor-type="as-char" svg:y="-1.307cm" svg:width="8.52cm" svg:height="1.794cm" draw:z-index="68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13"><draw:frame draw:style-name="fr1" draw:name="Objeto71" text:anchor-type="as-char" svg:y="-1.307cm" svg:width="7.952cm" svg:height="1.214cm" draw:z-index="69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<text:p text:style-name="P13"><draw:frame draw:style-name="fr1" draw:name="Objeto72" text:anchor-type="as-char" svg:y="-1.307cm" svg:width="5.078cm" svg:height="1.214cm" draw:z-index="70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<text:p text:style-name="P13"><text:soft-page-break/><draw:frame draw:style-name="fr1" draw:name="Objeto73" text:anchor-type="as-char" svg:y="-1.307cm" svg:width="3.092cm" svg:height="1.139cm" draw:z-index="71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<text:p text:style-name="P15"><draw:frame draw:style-name="fr1" draw:name="Objeto74" text:anchor-type="as-char" svg:y="-1.307cm" svg:width="2.118cm" svg:height="1.67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<text:p text:style-name="P16"/>
      <text:p text:style-name="P16"/>
      <text:p text:style-name="P2">3.3. (p.3.10, 0.25 puntos) Desarrollar y explicar con detalle todos los pasos necesarios para obtener el estimador de máxima verosimiltud del vector media de una de una gaussiana multivariada cuya matriz de covarianza es fija y conocida, a partir de una muestra de vectores x_1,x_2,...,x_N.</text:p>
      <text:p text:style-name="P9"/>
      <text:p text:style-name="P10"><draw:frame draw:style-name="fr1" draw:name="Objeto3" text:anchor-type="as-char" svg:y="-0.974cm" svg:width="9.128cm" svg:height="1.109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32"/>
      <text:p text:style-name="P33"><text:span text:style-name="T3">A</text:span><text:span text:style-name="T2">plico logaritmo de la verosimilitud:</text:span></text:p>
      <text:p text:style-name="P34"/>
      <text:p text:style-name="P34"><draw:frame draw:style-name="fr1" draw:name="Objeto1" text:anchor-type="as-char" svg:y="-0.974cm" svg:width="10.684cm" svg:height="1.154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1"><draw:frame draw:style-name="fr1" draw:name="Objeto2" text:anchor-type="as-char" svg:y="-0.974cm" svg:width="10.612cm" svg:height="1.161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1"><draw:frame draw:style-name="fr1" draw:name="Objeto4" text:anchor-type="as-char" svg:y="-1.307cm" svg:width="11.532cm" svg:height="1.13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1"><draw:frame draw:style-name="fr1" draw:name="Objeto5" text:anchor-type="as-char" svg:y="-1.307cm" svg:width="10.929cm" svg:height="1.13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0"/>
      <text:p text:style-name="P68">Aplico la derivación en función de <text:span text:style-name="T19">μ</text:span>:</text:p>
      <text:p text:style-name="P39"/>
      <text:p text:style-name="P39"><draw:frame draw:style-name="fr1" draw:name="Objeto6" text:anchor-type="as-char" svg:y="-1.307cm" svg:width="5.175cm" svg:height="1.13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73"><text:span text:style-name="T6">Al ser </text:span>Σ <text:span text:style-name="T1">simétrica su inversa también lo es y al </text:span>(x-μ) <text:span text:style-name="T1">no depender de dicha omversa se puede obtener el gradiente de forma cuadrática.</text:span></text:p>
      <text:p text:style-name="P39"/>
      <text:p text:style-name="P39"><draw:frame draw:style-name="fr1" draw:name="Objeto7" text:anchor-type="as-char" svg:y="-1.307cm" svg:width="3.794cm" svg:height="1.13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9"/>
      <text:p text:style-name="P69">A continuación igualo a 0:</text:p>
      <text:p text:style-name="P40"/>
      <text:p text:style-name="P41"><draw:frame draw:style-name="fr1" draw:name="Objeto8" text:anchor-type="as-char" svg:y="-1.307cm" svg:width="4.015cm" svg:height="1.13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41"><draw:frame draw:style-name="fr1" draw:name="Objeto9" text:anchor-type="as-char" svg:y="-1.307cm" svg:width="3.695cm" svg:height="1.13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41"><text:soft-page-break/><draw:frame draw:style-name="fr1" draw:name="Objeto10" text:anchor-type="as-char" svg:y="-1.307cm" svg:width="3.403cm" svg:height="1.13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40">Debido a que <text:s/>Σ es fija:</text:p>
      <text:p text:style-name="P41"><draw:frame draw:style-name="fr1" draw:name="Objeto14" text:anchor-type="as-char" svg:y="-1.473cm" svg:width="2.66cm" svg:height="1.139cm" draw:z-index="72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41"><draw:frame draw:style-name="fr1" draw:name="Objeto11" text:anchor-type="as-char" svg:y="-1.307cm" svg:width="2.914cm" svg:height="1.139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41"><draw:frame draw:style-name="fr1" draw:name="Objeto12" text:anchor-type="as-char" svg:y="-1.307cm" svg:width="2.838cm" svg:height="1.139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41"><draw:frame draw:style-name="fr1" draw:name="Objeto13" text:anchor-type="as-char" svg:y="-1.307cm" svg:width="2.265cm" svg:height="1.139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41"><draw:frame draw:style-name="fr1" draw:name="Objeto15" text:anchor-type="as-char" svg:y="-1.307cm" svg:width="2.265cm" svg:height="1.139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42"><draw:frame draw:style-name="fr1" draw:name="Objeto16" text:anchor-type="as-char" svg:y="-1.307cm" svg:width="1.864cm" svg:height="1.67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41"/>
      <text:p text:style-name="P1">3.4. (p.3.16, 0.25 puntos) Ejercicio b) de la página indicada:<text:line-break/>minimizar una función con una condición de igualdad.</text:p>
      <text:p text:style-name="P23"/>
      <text:p text:style-name="P53">Función a minimzar: <draw:frame draw:style-name="fr2" draw:name="Objeto75" text:anchor-type="as-char" svg:width="3.039cm" svg:height="0.55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<text:p text:style-name="P53"/>
      <text:p text:style-name="P79"><text:span text:style-name="T8">Restricción </text:span><text:span text:style-name="T9">(</text:span><text:span text:style-name="T18">v(</text:span><text:span text:style-name="T32">θ</text:span><text:span text:style-name="T18">)</text:span><text:span text:style-name="T9">)</text:span><text:span text:style-name="T8">: </text:span><text:span text:style-name="T8"><draw:frame draw:style-name="fr2" draw:name="Objeto76" text:anchor-type="as-char" svg:width="2.083cm" svg:height="0.506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span><text:span text:style-name="T8">→ </text:span><draw:frame draw:style-name="fr2" draw:name="Objeto87" text:anchor-type="as-char" svg:width="2.656cm" svg:height="0.506cm" draw:z-index="7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<text:p text:style-name="P79"/>
      <text:list xml:id="list70148429" text:style-name="L5">
        <text:list-item>
          <text:p text:style-name="P91">Primera Alternativa:</text:p>
        </text:list-item>
      </text:list>
      <text:p text:style-name="P72"/>
      <text:p text:style-name="P78"><text:span text:style-name="T7">Calculo el valor de </text:span><text:span text:style-name="T32">θ</text:span><text:span text:style-name="T30">:</text:span></text:p>
      <text:p text:style-name="P35"/>
      <text:p text:style-name="P78"><text:span text:style-name="T30"><draw:frame draw:style-name="fr2" draw:name="Objeto88" text:anchor-type="as-char" svg:width="2.656cm" svg:height="0.506cm" draw:z-index="77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30">→ </text:span><text:span text:style-name="T30"><draw:frame draw:style-name="fr2" draw:name="Objeto77" text:anchor-type="as-char" svg:width="3.073cm" svg:height="0.557cm" draw:z-index="78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30"><text:s/>→ </text:span><text:span text:style-name="T30"><draw:frame draw:style-name="fr2" draw:name="Objeto78" text:anchor-type="as-char" svg:width="3.674cm" svg:height="0.527cm" draw:z-index="79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30">→ </text:span><text:span text:style-name="T30"><draw:frame draw:style-name="fr2" draw:name="Objeto79" text:anchor-type="as-char" svg:width="2.547cm" svg:height="0.527cm" draw:z-index="80"><draw:object xlink:href="./Object 79" xlink:type="simple" xlink:show="embed" xlink:actuate="onLoad"/><draw:image xlink:href="./ObjectReplacements/Object 79" xlink:type="simple" xlink:show="embed" xlink:actuate="onLoad"/><svg:desc>fórmula</svg:desc></draw:frame></text:span></text:p>
      <text:p text:style-name="P35"/>
      <text:p text:style-name="P36">De tal forma que la restricción se cumple para:</text:p>
      <text:p text:style-name="P36"/>
      <text:p text:style-name="P78"><text:span text:style-name="T30"><draw:frame draw:style-name="fr2" draw:name="Objeto80" text:anchor-type="as-char" svg:width="1.512cm" svg:height="0.467cm" draw:z-index="81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31">y</text:span><text:span text:style-name="T31"><draw:frame draw:style-name="fr2" draw:name="Objeto81" text:anchor-type="as-char" svg:width="1.52cm" svg:height="0.46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span></text:p>
      <text:p text:style-name="P36"/>
      <text:p text:style-name="P36"><draw:frame draw:style-name="fr2" draw:name="Objeto82" text:anchor-type="as-char" svg:width="5.186cm" svg:height="0.557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<text:p text:style-name="P54"><draw:frame draw:style-name="fr2" draw:name="Objeto83" text:anchor-type="as-char" svg:width="5.195cm" svg:height="0.557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54"/>
      <text:p text:style-name="P56">Pero aquel que minimiza la función es <draw:frame draw:style-name="fr2" draw:name="Objeto84" text:anchor-type="as-char" svg:width="1.512cm" svg:height="0.467cm" draw:z-index="85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<text:p text:style-name="P54"/>
      <text:p text:style-name="P54"/>
      <text:list xml:id="list2367045558" text:style-name="L6">
        <text:list-item>
          <text:p text:style-name="P92">Aplicando Multiplicadores de Lagrange:</text:p>
        </text:list-item>
      </text:list>
      <text:p text:style-name="P55"/>
      <text:p text:style-name="P55"><draw:frame draw:style-name="fr2" draw:name="Objeto85" text:anchor-type="as-char" svg:width="4.24cm" svg:height="0.506cm" draw:z-index="86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<text:p text:style-name="P55"><draw:frame draw:style-name="fr2" draw:name="Objeto86" text:anchor-type="as-char" svg:width="4.269cm" svg:height="0.506cm" draw:z-index="87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55"><draw:frame draw:style-name="fr2" draw:name="Objeto89" text:anchor-type="as-char" svg:width="6.697cm" svg:height="0.557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<text:p text:style-name="P55"><text:soft-page-break/><draw:frame draw:style-name="fr2" draw:name="Objeto90" text:anchor-type="as-char" svg:width="5.592cm" svg:height="0.557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<text:p text:style-name="P55"/>
      <text:p text:style-name="P58"/>
      <text:p text:style-name="P80"><text:span text:style-name="T10">Obtengo la deriva parcial en función de </text:span><text:span text:style-name="T32">θ</text:span><text:span text:style-name="T30"> </text:span><text:span text:style-name="T34">e igualo a 0</text:span><text:span text:style-name="T33">:</text:span></text:p>
      <text:p text:style-name="P61"/>
      <text:p text:style-name="P63"><draw:frame draw:style-name="fr1" draw:name="Objeto93" text:anchor-type="as-char" svg:y="-1.307cm" svg:width="6.608cm" svg:height="0.873cm" draw:z-index="90"><draw:object xlink:href="./Object 94" xlink:type="simple" xlink:show="embed" xlink:actuate="onLoad"/><draw:image xlink:href="./ObjectReplacements/Object 94" xlink:type="simple" xlink:show="embed" xlink:actuate="onLoad"/><svg:desc>fórmula</svg:desc></draw:frame><text:s/></text:p>
      <text:p text:style-name="P63"><draw:frame draw:style-name="fr1" draw:name="Objeto91" text:anchor-type="as-char" svg:y="-1.307cm" svg:width="4.955cm" svg:height="0.506cm" draw:z-index="91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<text:p text:style-name="P63"><draw:frame draw:style-name="fr1" draw:name="Objeto97" text:anchor-type="as-char" svg:y="-1.307cm" svg:width="5.165cm" svg:height="0.506cm" draw:z-index="92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<text:p text:style-name="P63"><draw:frame draw:style-name="fr1" draw:name="Objeto98" text:anchor-type="as-char" svg:y="-1.307cm" svg:width="3.565cm" svg:height="0.506cm" draw:z-index="93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<text:p text:style-name="P63"><draw:frame draw:style-name="fr1" draw:name="Objeto103" text:anchor-type="as-char" svg:y="-1.307cm" svg:width="3.186cm" svg:height="1.037cm" draw:z-index="9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<text:p text:style-name="P63"/>
      <text:p text:style-name="P81"><text:span text:style-name="T10">Obtengo </text:span><text:span text:style-name="T40">Λ</text:span><text:span text:style-name="T38">D</text:span><text:span text:style-name="T39">(</text:span><text:span text:style-name="T34">α</text:span><text:span text:style-name="T39">)</text:span><text:span text:style-name="T33">:</text:span></text:p>
      <text:p text:style-name="P60"/>
      <text:p text:style-name="P60"><draw:frame draw:style-name="fr2" draw:name="Objeto104" text:anchor-type="as-char" svg:width="14.192cm" svg:height="1.097cm" draw:z-index="9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<text:p text:style-name="P60"><draw:frame draw:style-name="fr2" draw:name="Objeto92" text:anchor-type="as-char" svg:width="11.007cm" svg:height="1.097cm" draw:z-index="96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<text:p text:style-name="P60"/>
      <text:p text:style-name="P81"><text:span text:style-name="T10">Obtengo la deriva parcial en función de </text:span><text:span text:style-name="T36">α </text:span><text:span text:style-name="T34">e igualo a 0</text:span><text:span text:style-name="T33">:</text:span></text:p>
      <text:p text:style-name="P63"/>
      <text:p text:style-name="P62"><draw:frame draw:style-name="fr1" draw:name="Objeto95" text:anchor-type="as-char" svg:y="-1.307cm" svg:width="17.732cm" svg:height="1.148cm" draw:z-index="97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<text:p text:style-name="P62"/>
      <text:p text:style-name="P62"><draw:frame draw:style-name="fr1" draw:name="Objeto94" text:anchor-type="as-char" svg:y="-1.307cm" svg:width="10.231cm" svg:height="1.148cm" draw:z-index="98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<text:p text:style-name="P62"><draw:frame draw:style-name="fr1" draw:name="Objeto96" text:anchor-type="as-char" svg:y="-1.307cm" svg:width="3.695cm" svg:height="1.148cm" draw:z-index="99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<text:p text:style-name="P62"/>
      <text:p text:style-name="P62"><draw:frame draw:style-name="fr1" draw:name="Objeto99" text:anchor-type="as-char" svg:y="-1.307cm" svg:width="3.905cm" svg:height="1.148cm" draw:z-index="100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<text:p text:style-name="P62"><draw:frame draw:style-name="fr1" draw:name="Objeto100" text:anchor-type="as-char" svg:y="-1.307cm" svg:width="5.939cm" svg:height="1.178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<text:p text:style-name="P62"><draw:frame draw:style-name="fr1" draw:name="Objeto101" text:anchor-type="as-char" svg:y="-1.307cm" svg:width="5.392cm" svg:height="0.557cm" draw:z-index="102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<text:p text:style-name="P62"><draw:frame draw:style-name="fr1" draw:name="Objeto102" text:anchor-type="as-char" svg:y="-1.307cm" svg:width="3.256cm" svg:height="0.527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<text:p text:style-name="P62"><text:soft-page-break/><draw:frame draw:style-name="fr1" draw:name="Objeto105" text:anchor-type="as-char" svg:y="-0.861cm" svg:width="1.937cm" svg:height="0.46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text:s/></text:p>
      <text:p text:style-name="P62"><draw:frame draw:style-name="fr1" draw:name="Objeto106" text:anchor-type="as-char" svg:y="-0.861cm" svg:width="1.942cm" svg:height="0.467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<text:p text:style-name="P59"/>
      <text:p text:style-name="P65">Sustituyo el valor de <text:span text:style-name="T36">α</text:span> en <text:span text:style-name="T32">θ*</text:span>:</text:p>
      <text:p text:style-name="P62"/>
      <text:p text:style-name="P67">Para <text:s/><text:span text:style-name="T36">α</text:span><text:span text:style-name="T35">=-1.45:</text:span></text:p>
      <text:p text:style-name="P64"><draw:frame draw:style-name="fr1" draw:name="Objeto107" text:anchor-type="as-char" svg:y="-1.307cm" svg:width="4.987cm" svg:height="1.076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<text:p text:style-name="P64"><draw:frame draw:style-name="fr1" draw:name="Objeto108" text:anchor-type="as-char" svg:y="-1.307cm" svg:width="3.154cm" svg:height="0.506cm" draw:z-index="107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<text:p text:style-name="P67">Para <text:s/><text:span text:style-name="T36">α</text:span><text:span text:style-name="T35">=-0.</text:span><text:span text:style-name="T37">5</text:span><text:span text:style-name="T35">5:</text:span></text:p>
      <text:p text:style-name="P64"><draw:frame draw:style-name="fr1" draw:name="Objeto110" text:anchor-type="as-char" svg:y="-1.307cm" svg:width="4.995cm" svg:height="1.076cm" draw:z-index="108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<text:p text:style-name="P83"><draw:frame draw:style-name="fr1" draw:name="Objeto109" text:anchor-type="as-char" svg:y="-1.307cm" svg:width="3.149cm" svg:height="0.506cm" draw:z-index="109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<text:p text:style-name="P66"><text:span text:style-name="T41">Verifico que valor obtenido minimiza la función</text:span>:</text:p>
      <text:p text:style-name="P37"/>
      <text:p text:style-name="P38"><draw:frame draw:style-name="fr2" draw:name="Objeto112" text:anchor-type="as-char" svg:width="5.186cm" svg:height="0.557cm" draw:z-index="110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<text:p text:style-name="P84"><draw:frame draw:style-name="fr2" draw:name="Objeto111" text:anchor-type="as-char" svg:width="5.195cm" svg:height="0.557cm" draw:z-index="111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<text:p text:style-name="P84"/>
      <text:p text:style-name="P57"><text:span text:style-name="T41">A</text:span>quel que minimiza la función es <draw:frame draw:style-name="fr2" draw:name="Objeto113" text:anchor-type="as-char" svg:width="1.512cm" svg:height="0.467cm" draw:z-index="112"><draw:object xlink:href="./Object 113" xlink:type="simple" xlink:show="embed" xlink:actuate="onLoad"/><draw:image xlink:href="./ObjectReplacements/Object 113" xlink:type="simple" xlink:show="embed" xlink:actuate="onLoad"/><svg:desc>fórmula</svg:desc></draw:frame></text:p>
      <text:p text:style-name="P57"/>
      <text:p text:style-name="P1">3.5. (p.3.18, 0.5 puntos) Ejercicio al pie de la página indicada:<text:line-break/>estimación por máxima verosimilitud de las probabilidades a priori de<text:line-break/>un clasificador genérico en C clases.</text:p>
      <text:p text:style-name="P1"/>
      <text:p text:style-name="P93">Modelo: <draw:frame draw:style-name="fr2" draw:name="Objeto114" text:anchor-type="as-char" svg:width="2.443cm" svg:height="0.54cm" draw:z-index="113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<text:p text:style-name="P93"/>
      <text:p text:style-name="P93">Verosimilitud: <draw:frame draw:style-name="fr2" draw:name="Objeto115" text:anchor-type="as-char" svg:width="3.374cm" svg:height="1.139cm" draw:z-index="114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<text:p text:style-name="P94"/>
      <text:p text:style-name="P93">Logaritmo Verosimilitud: <draw:frame draw:style-name="fr2" draw:name="Objeto116" text:anchor-type="as-char" svg:width="7.638cm" svg:height="1.139cm" draw:z-index="115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<text:p text:style-name="P101"><text:span text:style-name="T5">Estimación de la máxima verosimilitud: </text:span><text:span text:style-name="T59">θ*</text:span><text:span text:style-name="T60">=</text:span><text:span text:style-name="T5"><draw:frame draw:style-name="fr2" draw:name="Objeto117" text:anchor-type="as-char" svg:width="6.639cm" svg:height="1.139cm" draw:z-index="116"><draw:object xlink:href="./Object 117" xlink:type="simple" xlink:show="embed" xlink:actuate="onLoad"/><draw:image xlink:href="./ObjectReplacements/Object 117" xlink:type="simple" xlink:show="embed" xlink:actuate="onLoad"/><svg:desc>fórmula</svg:desc></draw:frame></text:span></text:p>
      <text:p text:style-name="P97">Aplico multiplicadores de Lagrange,<text:span text:style-name="T42"> derivo en función de </text:span><text:span text:style-name="T20">pc</text:span><text:span text:style-name="T42"> e igualo a 0</text:span>: </text:p>
      <text:p text:style-name="P98"><draw:frame draw:style-name="fr2" draw:name="Objeto118" text:anchor-type="as-char" svg:width="8.003cm" svg:height="1.139cm" draw:z-index="117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<text:p text:style-name="P95"><draw:frame draw:style-name="fr1" draw:name="Objeto119" text:anchor-type="as-char" svg:y="-1.307cm" svg:width="2.815cm" svg:height="1.124cm" draw:z-index="118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<text:p text:style-name="P95"><draw:frame draw:style-name="fr1" draw:name="Objeto120" text:anchor-type="as-char" svg:y="-1.307cm" svg:width="2.284cm" svg:height="1.124cm" draw:z-index="119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<text:p text:style-name="P96"><text:soft-page-break/><draw:frame draw:style-name="fr1" draw:name="Objeto121" text:anchor-type="as-char" svg:y="-1.307cm" svg:width="1.432cm" svg:height="1.124cm" draw:z-index="120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<text:p text:style-name="P96"><draw:frame draw:style-name="fr1" draw:name="Objeto122" text:anchor-type="as-char" svg:y="-1.307cm" svg:width="2.147cm" svg:height="0.838cm" draw:z-index="121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<text:p text:style-name="P99"><text:span text:style-name="T61">Uso Función dual de Lagrange </text:span><text:span text:style-name="T62">sustituyendo el resultado de </text:span><text:span text:style-name="T21">pc</text:span><text:span text:style-name="T61">, derivo sobre </text:span><text:span text:style-name="T45">α</text:span><text:span text:style-name="T43"> </text:span><text:span text:style-name="T44">e igualo a 0:</text:span></text:p>
      <text:p text:style-name="P100"><text:span text:style-name="T44"><draw:frame draw:style-name="fr2" draw:name="Objeto123" text:anchor-type="as-char" svg:width="7.071cm" svg:height="1.139cm" draw:z-index="122"><draw:object xlink:href="./Object 123" xlink:type="simple" xlink:show="embed" xlink:actuate="onLoad"/><draw:image xlink:href="./ObjectReplacements/Object 123" xlink:type="simple" xlink:show="embed" xlink:actuate="onLoad"/><svg:desc>fórmula</svg:desc></draw:frame></text:span></text:p>
      <text:p text:style-name="P100"><text:span text:style-name="T44"><draw:frame draw:style-name="fr2" draw:name="Objeto125" text:anchor-type="as-char" svg:width="9.509cm" svg:height="1.139cm" draw:z-index="124"><draw:object xlink:href="./Object 125" xlink:type="simple" xlink:show="embed" xlink:actuate="onLoad"/><draw:image xlink:href="./ObjectReplacements/Object 125" xlink:type="simple" xlink:show="embed" xlink:actuate="onLoad"/><svg:desc>fórmula</svg:desc></draw:frame></text:span></text:p>
      <text:p text:style-name="P100"><text:span text:style-name="T44"><draw:frame draw:style-name="fr2" draw:name="Objeto126" text:anchor-type="as-char" svg:width="8.982cm" svg:height="1.139cm" draw:z-index="125"><draw:object xlink:href="./Object 126" xlink:type="simple" xlink:show="embed" xlink:actuate="onLoad"/><draw:image xlink:href="./ObjectReplacements/Object 126" xlink:type="simple" xlink:show="embed" xlink:actuate="onLoad"/><svg:desc>fórmula</svg:desc></draw:frame></text:span></text:p>
      <text:p text:style-name="P100"><text:span text:style-name="T44"><draw:frame draw:style-name="fr1" draw:name="Objeto124" text:anchor-type="as-char" svg:y="-1.307cm" svg:width="4.433cm" svg:height="1.139cm" draw:z-index="123"><draw:object xlink:href="./Object 124" xlink:type="simple" xlink:show="embed" xlink:actuate="onLoad"/><draw:image xlink:href="./ObjectReplacements/Object 124" xlink:type="simple" xlink:show="embed" xlink:actuate="onLoad"/><svg:desc>fórmula</svg:desc></draw:frame></text:span></text:p>
      <text:p text:style-name="P100"><text:span text:style-name="T44"><draw:frame draw:style-name="fr1" draw:name="Objeto127" text:anchor-type="as-char" svg:y="-1.307cm" svg:width="1.706cm" svg:height="0.771cm" draw:z-index="126"><draw:object xlink:href="./Object 127" xlink:type="simple" xlink:show="embed" xlink:actuate="onLoad"/><draw:image xlink:href="./ObjectReplacements/Object 127" xlink:type="simple" xlink:show="embed" xlink:actuate="onLoad"/><svg:desc>fórmula</svg:desc></draw:frame></text:span></text:p>
      <text:p text:style-name="P100"><text:span text:style-name="T44"><draw:frame draw:style-name="fr1" draw:name="Objeto128" text:anchor-type="as-char" svg:y="-1.307cm" svg:width="1.208cm" svg:height="0.467cm" draw:z-index="127"><draw:object xlink:href="./Object 128" xlink:type="simple" xlink:show="embed" xlink:actuate="onLoad"/><draw:image xlink:href="./ObjectReplacements/Object 128" xlink:type="simple" xlink:show="embed" xlink:actuate="onLoad"/><svg:desc>fórmula</svg:desc></draw:frame></text:span></text:p>
      <text:p text:style-name="P102"><text:span text:style-name="T54">S</text:span><text:span text:style-name="T53">ustituyo <text:s/></text:span><text:span text:style-name="T55">α:</text:span></text:p>
      <text:p text:style-name="P103"><text:span text:style-name="T57">p</text:span><text:span text:style-name="T58">n</text:span><text:span text:style-name="T56">*(</text:span><text:span text:style-name="T55">α</text:span><text:span text:style-name="T56"> *) = N</text:span><text:span text:style-name="T58">c</text:span><text:span text:style-name="T56"> / N</text:span></text:p>
      <text:p text:style-name="P43"/>
      <text:p text:style-name="P1"/>
      <text:p text:style-name="P1">3.7. (p.3.26, 0.5 puntos) Mostrar la traza de tres iteraciones de<text:line-break/>descenso por gradiente para minimizar la función indicada usando paso<text:line-break/>decreciente con el número de iteraciones, k (por ejemplo \rho_k =<text:line-break/>1/(2k)).</text:p>
      <text:p text:style-name="P43"/>
      <text:p text:style-name="P43"/>
      <text:p text:style-name="P44">Función a minimizar: <draw:frame draw:style-name="fr2" draw:name="Objeto17" text:anchor-type="as-char" svg:width="5.911cm" svg:height="0.55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3"/>
      <text:p text:style-name="P44">Consideraciones: <draw:frame draw:style-name="fr2" draw:name="Objeto18" text:anchor-type="as-char" svg:width="2.034cm" svg:height="0.99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text:s/><draw:frame draw:style-name="fr2" draw:name="Objeto19" text:anchor-type="as-char" svg:width="2.515cm" svg:height="0.506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43"/>
      <text:p text:style-name="P44">Aplico las derivadas parciales:</text:p>
      <text:p text:style-name="P44"/>
      <text:p text:style-name="P45"><draw:frame draw:style-name="fr2" draw:name="Objeto20" text:anchor-type="as-char" svg:width="3.535cm" svg:height="0.873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45"><draw:frame draw:style-name="fr2" draw:name="Objeto21" text:anchor-type="as-char" svg:width="3.561cm" svg:height="0.873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44"/>
      <text:p text:style-name="P46">Sustituyo en la fórmula del algoritmo:</text:p>
      <text:p text:style-name="P47"/>
      <text:p text:style-name="P47"><draw:frame draw:style-name="fr2" draw:name="Objeto22" text:anchor-type="as-char" svg:width="6.396cm" svg:height="0.559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47"><draw:frame draw:style-name="fr2" draw:name="Objeto23" text:anchor-type="as-char" svg:width="5.258cm" svg:height="1.023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70">Primera iteración:</text:p>
      <text:p text:style-name="P46"/>
      <text:p text:style-name="P47"><text:soft-page-break/><draw:frame draw:style-name="fr2" draw:name="Objeto24" text:anchor-type="as-char" svg:width="5.987cm" svg:height="1.023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47"><draw:frame draw:style-name="fr2" draw:name="Objeto25" text:anchor-type="as-char" svg:width="5.004cm" svg:height="1.042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7"><draw:frame draw:style-name="fr2" draw:name="Objeto26" text:anchor-type="as-char" svg:width="2.593cm" svg:height="0.958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48"><draw:frame draw:style-name="fr2" draw:name="Objeto27" text:anchor-type="as-char" svg:width="2.235cm" svg:height="0.958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48"/>
      <text:p text:style-name="P48"/>
      <text:p text:style-name="P48"/>
      <text:p text:style-name="P71"><text:span text:style-name="T22">Segunda </text:span>iteración:</text:p>
      <text:p text:style-name="P48"/>
      <text:p text:style-name="P48"><draw:frame draw:style-name="fr2" draw:name="Objeto29" text:anchor-type="as-char" svg:width="6.99cm" svg:height="1.078cm" draw:z-index="27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48"><draw:frame draw:style-name="fr2" draw:name="Objeto31" text:anchor-type="as-char" svg:width="2.464cm" svg:height="0.958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71"><text:span text:style-name="T22">Tercera </text:span>iteración:</text:p>
      <text:p text:style-name="P48"/>
      <text:p text:style-name="P48"><draw:frame draw:style-name="fr2" draw:name="Objeto30" text:anchor-type="as-char" svg:width="7.474cm" svg:height="1.078cm" draw:z-index="33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48"><draw:frame draw:style-name="fr2" draw:name="Objeto28" text:anchor-type="as-char" svg:width="2.692cm" svg:height="0.95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iberation Serif1" svg:font-family="'Liberation Serif'" style:font-family-generic="roman"/>
    <style:font-face style:name="CMMI7" svg:font-family="CMMI7" style:font-family-generic="modern" style:font-pitch="fixed"/>
    <style:font-face style:name="Liberation Mono1" svg:font-family="'Liberation Mono'" style:font-family-generic="modern" style:font-pitch="fixed"/>
    <style:font-face style:name="CMR10" svg:font-family="CMR10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30T11:13:47.747000000</dc:date>
    <meta:editing-duration>PT2H9M6S</meta:editing-duration>
    <meta:editing-cycles>13</meta:editing-cycles>
    <meta:generator>LibreOffice/7.1.5.2$Windows_X86_64 LibreOffice_project/85f04e9f809797b8199d13c421bd8a2b025d52b5</meta:generator>
    <meta:document-statistic meta:table-count="0" meta:image-count="0" meta:object-count="128" meta:page-count="9" meta:paragraph-count="161" meta:word-count="479" meta:character-count="2846" meta:non-whitespace-character-count="2408"/>
  </office:meta>
</office:document-meta>
</file>

<file path=Object 1/content.xml><?xml version="1.0" encoding="utf-8"?>
<math xmlns="http://www.w3.org/1998/Math/MathML" display="block">
  <semantics>
    <mrow>
      <mi mathvariant="italic">Ls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i>log</mi>
      </mrow>
      <mrow>
        <mo fence="true" form="prefix" stretchy="false">(</mo>
        <mrow>
          <mrow>
            <munderover>
              <mo stretchy="false">∏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n>2</mn>
                            <mo stretchy="false">⋅</mo>
                            <mi>π</mi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frac>
                          <mi>D</mi>
                          <mn>2</mn>
                        </mfrac>
                      </mrow>
                    </msup>
                    <mo stretchy="false">⋅</mo>
                    <msup>
                      <mrow>
                        <mo fence="true" form="prefix" stretchy="true">|</mo>
                        <mrow>
                          <mi>Σ</mi>
                        </mrow>
                        <mo fence="true" form="postfix" stretchy="true">|</mo>
                      </mrow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  <mo stretchy="false">⋅</mo>
                    <mi>exp</mi>
                  </mrow>
                  <mrow>
                    <mo fence="true" form="prefix" stretchy="false">(</mo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⋅</mo>
                        <msup>
                          <mrow>
                            <mo fence="true" form="prefix" stretchy="false">(</mo>
                            <mrow>
                              <mrow>
                                <mi>x</mi>
                                <mo stretchy="false">−</mo>
                                <mi>μ</mi>
                              </mrow>
                            </mrow>
                            <mo fence="true" form="postfix" stretchy="false">)</mo>
                          </mrow>
                          <mi>t</mi>
                        </msup>
                        <mo stretchy="false">⋅</mo>
                        <msup>
                          <mi>Σ</mi>
                          <mrow>
                            <mo stretchy="false">−</mo>
                            <mn>1</mn>
                          </mrow>
                        </msup>
                        <mo stretchy="false">⋅</mo>
                        <mrow>
                          <mo fence="true" form="prefix" stretchy="false">(</mo>
                          <mrow>
                            <mrow>
                              <mi>x</mi>
                              <mo stretchy="false">−</mo>
                              <mi>μ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Ls(θ)= log( prod from{n=1} to{N} ((2 cdot π)^{-{{D}over{2}}} cdot {abs{Σ}}^{-{{1}over{2}}} cdot exp(-{{1}over{2}} cdot {(x-μ)}^t cdot {Σ^-1} cdot (x-μ))))</annotation>
  </semantics>
</math>
</file>

<file path=Object 10/content.xml><?xml version="1.0" encoding="utf-8"?>
<math xmlns="http://www.w3.org/1998/Math/MathML" display="block">
  <semantics>
    <mrow>
      <mn>0</mn>
      <mo stretchy="false">=</mo>
      <mrow>
        <msup>
          <mi>Σ</mi>
          <mrow>
            <mo stretchy="false">−</mo>
            <mn>1</mn>
          </mrow>
        </msup>
        <mo stretchy="false">⋅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i mathvariant="italic">xn</mi>
                <mo stretchy="false">−</mo>
                <mi>μ</mi>
              </mrow>
            </mrow>
            <mo fence="true" form="postfix" stretchy="false">)</mo>
          </mrow>
        </mrow>
      </mrow>
    </mrow>
    <annotation encoding="StarMath 5.0">0 =  {Σ^-1} cdot sum from{n=1} to{N}(xn-μ)</annotation>
  </semantics>
</math>
</file>

<file path=Object 100/content.xml><?xml version="1.0" encoding="utf-8"?>
<math xmlns="http://www.w3.org/1998/Math/MathML" display="block">
  <semantics>
    <mrow>
      <mn>0</mn>
      <mo stretchy="false">=</mo>
      <mfrac>
        <mrow>
          <mrow>
            <mn>7</mn>
            <mo stretchy="false">⋅</mo>
            <msup>
              <mi>α</mi>
              <mn>2</mn>
            </msup>
          </mrow>
          <mo stretchy="false">+</mo>
          <mrow>
            <mn>14</mn>
            <mo stretchy="false">⋅</mo>
            <mi>α</mi>
          </mrow>
          <mo stretchy="false">+</mo>
          <mn>8</mn>
          <mo stretchy="false">−</mo>
          <mrow>
            <mn>3</mn>
            <mo stretchy="false">⋅</mo>
            <mrow>
              <mo fence="true" form="prefix" stretchy="false">(</mo>
              <mrow>
                <mrow>
                  <mn>4</mn>
                  <mo stretchy="false">⋅</mo>
                  <msup>
                    <mrow>
                      <mo fence="true" form="prefix" stretchy="false">(</mo>
                      <mrow>
                        <mrow>
                          <mi>α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</mrow>
        </mrow>
        <mrow>
          <mn>4</mn>
          <mo stretchy="false">⋅</mo>
          <msup>
            <mrow>
              <mo fence="true" form="prefix" stretchy="false">(</mo>
              <mrow>
                <mrow>
                  <mi>α</mi>
                  <mo stretchy="false">+</mo>
                  <mn>1</mn>
                </mrow>
              </mrow>
              <mo fence="true" form="postfix" stretchy="false">)</mo>
            </mrow>
            <mn>2</mn>
          </msup>
        </mrow>
      </mfrac>
    </mrow>
    <annotation encoding="StarMath 5.0">0=  {{7 cdot %alpha ^2 + 14 cdot %alpha + 8}   -3 cdot ( { 4 cdot (%alpha +1)^2 } )}over { 4 cdot (%alpha +1)^2 }</annotation>
  </semantics>
</math>
</file>

<file path=Object 101/content.xml><?xml version="1.0" encoding="utf-8"?>
<math xmlns="http://www.w3.org/1998/Math/MathML" display="block">
  <semantics>
    <mrow>
      <mn>0</mn>
      <mo stretchy="false">=</mo>
      <mrow>
        <mrow>
          <mn>7</mn>
          <mo stretchy="false">⋅</mo>
          <msup>
            <mi>α</mi>
            <mn>2</mn>
          </msup>
        </mrow>
        <mo stretchy="false">+</mo>
        <mrow>
          <mn>14</mn>
          <mo stretchy="false">⋅</mo>
          <mi>α</mi>
        </mrow>
        <mo stretchy="false">+</mo>
        <mn>8</mn>
        <mo stretchy="false">−</mo>
        <mrow>
          <mn>12</mn>
          <mo stretchy="false">⋅</mo>
          <msup>
            <mrow>
              <mo fence="true" form="prefix" stretchy="false">(</mo>
              <mrow>
                <mrow>
                  <mi>α</mi>
                  <mo stretchy="false">+</mo>
                  <mn>1</mn>
                </mrow>
              </mrow>
              <mo fence="true" form="postfix" stretchy="false">)</mo>
            </mrow>
            <mn>2</mn>
          </msup>
        </mrow>
      </mrow>
    </mrow>
    <annotation encoding="StarMath 5.0">0=  {{7 cdot %alpha ^2 + 14 cdot %alpha + 8}   - { 12 cdot (%alpha +1)^2 } }</annotation>
  </semantics>
</math>
</file>

<file path=Object 102/content.xml><?xml version="1.0" encoding="utf-8"?>
<math xmlns="http://www.w3.org/1998/Math/MathML" display="block">
  <semantics>
    <mrow>
      <mn>0</mn>
      <mo stretchy="false">=</mo>
      <mrow>
        <mrow>
          <mn>5</mn>
          <mo stretchy="false">⋅</mo>
          <msup>
            <mi>α</mi>
            <mn>2</mn>
          </msup>
        </mrow>
        <mo stretchy="false">+</mo>
        <mrow>
          <mn>10</mn>
          <mo stretchy="false">⋅</mo>
          <mi>α</mi>
        </mrow>
        <mo stretchy="false">+</mo>
        <mn>4</mn>
      </mrow>
    </mrow>
    <annotation encoding="StarMath 5.0">0=  5 cdot %alpha ^2 + 10 cdot %alpha + 4</annotation>
  </semantics>
</math>
</file>

<file path=Object 103/content.xml><?xml version="1.0" encoding="utf-8"?>
<math xmlns="http://www.w3.org/1998/Math/MathML" display="block">
  <semantics>
    <mrow>
      <mrow>
        <mi>θ</mi>
        <mo stretchy="false">∗</mo>
        <mrow>
          <mo fence="true" form="prefix" stretchy="false">(</mo>
          <mrow>
            <mi>α</mi>
          </mrow>
          <mo fence="true" form="postfix" stretchy="false">)</mo>
        </mrow>
      </mrow>
      <mo stretchy="false">=</mo>
      <mfrac>
        <mrow>
          <mrow>
            <mn>3</mn>
            <mo stretchy="false">⋅</mo>
            <mi>α</mi>
          </mrow>
          <mo stretchy="false">+</mo>
          <mn>4</mn>
        </mrow>
        <mrow>
          <mo fence="true" form="prefix" stretchy="false">(</mo>
          <mrow>
            <mrow>
              <mn>2</mn>
              <mo stretchy="false">+</mo>
              <mrow>
                <mn>2</mn>
                <mo stretchy="false">⋅</mo>
                <mi>α</mi>
              </mrow>
            </mrow>
          </mrow>
          <mo fence="true" form="postfix" stretchy="false">)</mo>
        </mrow>
      </mfrac>
    </mrow>
    <annotation encoding="StarMath 5.0">θ * (%alpha) = { 3 cdot %alpha + 4 } over { (2 + 2 cdot %alpha ) }</annotation>
  </semantics>
</math>
</file>

<file path=Object 104/content.xml><?xml version="1.0" encoding="utf-8"?>
<math xmlns="http://www.w3.org/1998/Math/MathML" display="block">
  <semantics>
    <mrow>
      <msub>
        <mi mathvariant="normal">Λ</mi>
        <mi>D</mi>
      </msub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i mathvariant="normal">Λ</mi>
      </mrow>
      <mrow>
        <mrow>
          <mo fence="true" form="prefix" stretchy="false">(</mo>
          <mrow>
            <mrow>
              <mrow>
                <mi>θ</mi>
                <mo stretchy="false">∗</mo>
                <mrow>
                  <mo fence="true" form="prefix" stretchy="false">(</mo>
                  <mrow>
                    <mi>α</mi>
                  </mrow>
                  <mo fence="true" form="postfix" stretchy="false">)</mo>
                </mrow>
              </mrow>
              <mi>,</mi>
              <mi>α</mi>
            </mrow>
          </mrow>
          <mo fence="true" form="postfix" stretchy="false">)</mo>
        </mrow>
        <mo stretchy="false">=</mo>
        <mrow>
          <mn>1</mn>
          <mo stretchy="false">+</mo>
          <msup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frac>
                        <mrow>
                          <mrow>
                            <mn>3</mn>
                            <mo stretchy="false">⋅</mo>
                            <mi>α</mi>
                          </mrow>
                          <mo stretchy="false">+</mo>
                          <mn>4</mn>
                        </mrow>
                        <mrow>
                          <mo fence="true" form="prefix" stretchy="false">(</mo>
                          <mrow>
                            <mrow>
                              <mn>2</mn>
                              <mo stretchy="false">+</mo>
                              <mrow>
                                <mn>2</mn>
                                <mo stretchy="false">⋅</mo>
                                <mi>α</mi>
                              </mrow>
                            </mrow>
                          </mrow>
                          <mo fence="true" form="postfix" stretchy="false">)</mo>
                        </mrow>
                      </mfrac>
                    </mrow>
                    <mo fence="true" form="postfix" stretchy="false">)</mo>
                  </mrow>
                  <mo stretchy="false">−</mo>
                  <mn>2</mn>
                </mrow>
              </mrow>
              <mo fence="true" form="postfix" stretchy="false">)</mo>
            </mrow>
            <mn>2</mn>
          </msup>
          <mo stretchy="false">+</mo>
          <mrow>
            <mi>α</mi>
            <mo stretchy="false">⋅</mo>
            <mrow>
              <mo fence="true" form="prefix" stretchy="false">(</mo>
              <mrow>
                <mrow>
                  <msup>
                    <mrow>
                      <mo fence="true" form="prefix" stretchy="false">(</mo>
                      <mrow>
                        <mrow>
                          <mrow>
                            <mo fence="true" form="prefix" stretchy="false">(</mo>
                            <mrow>
                              <mfrac>
                                <mrow>
                                  <mrow>
                                    <mn>3</mn>
                                    <mo stretchy="false">⋅</mo>
                                    <mi>α</mi>
                                  </mrow>
                                  <mo stretchy="false">+</mo>
                                  <mn>4</mn>
                                </mrow>
                                <mrow>
                                  <mo fence="true" form="prefix" stretchy="false">(</mo>
                                  <mrow>
                                    <mrow>
                                      <mn>2</mn>
                                      <mo stretchy="false">+</mo>
                                      <mrow>
                                        <mn>2</mn>
                                        <mo stretchy="false">⋅</mo>
                                        <mi>α</mi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frac>
                            </mrow>
                            <mo fence="true" form="postfix" stretchy="false">)</mo>
                          </mrow>
                          <mo stretchy="false">−</mo>
                          <mn>2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row>
                    <mo fence="true" form="prefix" stretchy="false">(</mo>
                    <mrow>
                      <mfrac>
                        <mrow>
                          <mrow>
                            <mn>3</mn>
                            <mo stretchy="false">⋅</mo>
                            <mi>α</mi>
                          </mrow>
                          <mo stretchy="false">+</mo>
                          <mn>4</mn>
                        </mrow>
                        <mrow>
                          <mo fence="true" form="prefix" stretchy="false">(</mo>
                          <mrow>
                            <mrow>
                              <mn>2</mn>
                              <mo stretchy="false">+</mo>
                              <mrow>
                                <mn>2</mn>
                                <mo stretchy="false">⋅</mo>
                                <mi>α</mi>
                              </mrow>
                            </mrow>
                          </mrow>
                          <mo fence="true" form="postfix" stretchy="false">)</mo>
                        </mrow>
                      </mfrac>
                    </mrow>
                    <mo fence="true" form="postfix" stretchy="false">)</mo>
                  </mrow>
                  <mo stretchy="false">−</mo>
                  <mn>3</mn>
                </mrow>
              </mrow>
              <mo fence="true" form="postfix" stretchy="false">)</mo>
            </mrow>
          </mrow>
        </mrow>
      </mrow>
    </mrow>
    <annotation encoding="StarMath 5.0">%LAMBDA_{D} (%alpha) 
= %LAMBDA (θ * (%alpha), %alpha) 
= 1 + ((   {3 cdot %alpha + 4 } over { (2 + 2 cdot %alpha ) }  )-2)^2  + %alpha cdot ( (  (   {3 cdot %alpha + 4 } over { (2 + 2 cdot %alpha ) }  )  -2)^2 + (  { 3 cdot %alpha + 4 } over { (2 + 2 cdot %alpha ) }  ) - 3)</annotation>
  </semantics>
</math>
</file>

<file path=Object 105/content.xml><?xml version="1.0" encoding="utf-8"?>
<math xmlns="http://www.w3.org/1998/Math/MathML" display="block">
  <semantics>
    <mrow>
      <mi>α</mi>
      <mo stretchy="false">=</mo>
      <mrow>
        <mo stretchy="false">−</mo>
        <mn>1.45</mn>
      </mrow>
    </mrow>
    <annotation encoding="StarMath 5.0">%alpha = -1.45</annotation>
  </semantics>
</math>
</file>

<file path=Object 106/content.xml><?xml version="1.0" encoding="utf-8"?>
<math xmlns="http://www.w3.org/1998/Math/MathML" display="block">
  <semantics>
    <mrow>
      <mi>α</mi>
      <mo stretchy="false">=</mo>
      <mrow>
        <mo stretchy="false">−</mo>
        <mn>0.55</mn>
      </mrow>
    </mrow>
    <annotation encoding="StarMath 5.0">%alpha = -0.55</annotation>
  </semantics>
</math>
</file>

<file path=Object 107/content.xml><?xml version="1.0" encoding="utf-8"?>
<math xmlns="http://www.w3.org/1998/Math/MathML" display="block">
  <semantics>
    <mrow>
      <mrow>
        <mi>θ</mi>
        <mo stretchy="false">∗</mo>
        <mrow>
          <mo fence="true" form="prefix" stretchy="false">(</mo>
          <mrow>
            <mrow>
              <mo stretchy="false">−</mo>
              <mn>1.45</mn>
            </mrow>
          </mrow>
          <mo fence="true" form="postfix" stretchy="false">)</mo>
        </mrow>
      </mrow>
      <mo stretchy="false">=</mo>
      <mfrac>
        <mrow>
          <mrow>
            <mn>3</mn>
            <mo stretchy="false">⋅</mo>
            <mrow>
              <mo fence="true" form="prefix" stretchy="false">(</mo>
              <mrow>
                <mrow>
                  <mo stretchy="false">−</mo>
                  <mn>1.45</mn>
                </mrow>
              </mrow>
              <mo fence="true" form="postfix" stretchy="false">)</mo>
            </mrow>
          </mrow>
          <mo stretchy="false">+</mo>
          <mn>4</mn>
        </mrow>
        <mrow>
          <mo fence="true" form="prefix" stretchy="false">(</mo>
          <mrow>
            <mrow>
              <mn>2</mn>
              <mo stretchy="false">+</mo>
              <mrow>
                <mn>2</mn>
                <mo stretchy="false">⋅</mo>
                <mrow>
                  <mo fence="true" form="prefix" stretchy="false">(</mo>
                  <mrow>
                    <mrow>
                      <mo stretchy="false">−</mo>
                      <mn>1.45</mn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</mfrac>
    </mrow>
    <annotation encoding="StarMath 5.0">θ * (-1.45) = { 3 cdot (-1.45) + 4 } over { (2 + 2 cdot (-1.45) ) }</annotation>
  </semantics>
</math>
</file>

<file path=Object 108/content.xml><?xml version="1.0" encoding="utf-8"?>
<math xmlns="http://www.w3.org/1998/Math/MathML" display="block">
  <semantics>
    <mrow>
      <mrow>
        <mi>θ</mi>
        <mo stretchy="false">∗</mo>
        <mrow>
          <mo fence="true" form="prefix" stretchy="false">(</mo>
          <mrow>
            <mrow>
              <mo stretchy="false">−</mo>
              <mn>1.45</mn>
            </mrow>
          </mrow>
          <mo fence="true" form="postfix" stretchy="false">)</mo>
        </mrow>
      </mrow>
      <mo stretchy="false">=</mo>
      <mn>0.38</mn>
    </mrow>
    <annotation encoding="StarMath 5.0">θ * (-1.45) = 0.38</annotation>
  </semantics>
</math>
</file>

<file path=Object 109/content.xml><?xml version="1.0" encoding="utf-8"?>
<math xmlns="http://www.w3.org/1998/Math/MathML" display="block">
  <semantics>
    <mrow>
      <mrow>
        <mi>θ</mi>
        <mo stretchy="false">∗</mo>
        <mrow>
          <mo fence="true" form="prefix" stretchy="false">(</mo>
          <mrow>
            <mrow>
              <mo stretchy="false">−</mo>
              <mn>0.55</mn>
            </mrow>
          </mrow>
          <mo fence="true" form="postfix" stretchy="false">)</mo>
        </mrow>
      </mrow>
      <mo stretchy="false">=</mo>
      <mn>2.61</mn>
    </mrow>
    <annotation encoding="StarMath 5.0">θ * (-0.55) = 2.61</annotation>
  </semantics>
</math>
</file>

<file path=Object 11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i mathvariant="italic">xn</mi>
        </mrow>
        <mo stretchy="false">−</mo>
        <mrow>
          <munderover>
            <mo stretchy="false">∑</mo>
            <mrow>
              <mi>n</mi>
              <mo stretchy="false">=</mo>
              <mn>1</mn>
            </mrow>
            <mi>N</mi>
          </munderover>
          <mi>μ</mi>
        </mrow>
      </mrow>
    </mrow>
    <annotation encoding="StarMath 5.0">0 =  sum from{n=1} to{N}xn - sum from{n=1} to{N}μ</annotation>
  </semantics>
</math>
</file>

<file path=Object 110/content.xml><?xml version="1.0" encoding="utf-8"?>
<math xmlns="http://www.w3.org/1998/Math/MathML" display="block">
  <semantics>
    <mrow>
      <mrow>
        <mi>θ</mi>
        <mo stretchy="false">∗</mo>
        <mrow>
          <mo fence="true" form="prefix" stretchy="false">(</mo>
          <mrow>
            <mrow>
              <mo stretchy="false">−</mo>
              <mn>0.55</mn>
            </mrow>
          </mrow>
          <mo fence="true" form="postfix" stretchy="false">)</mo>
        </mrow>
      </mrow>
      <mo stretchy="false">=</mo>
      <mfrac>
        <mrow>
          <mrow>
            <mn>3</mn>
            <mo stretchy="false">⋅</mo>
            <mrow>
              <mo fence="true" form="prefix" stretchy="false">(</mo>
              <mrow>
                <mrow>
                  <mo stretchy="false">−</mo>
                  <mn>0.55</mn>
                </mrow>
              </mrow>
              <mo fence="true" form="postfix" stretchy="false">)</mo>
            </mrow>
          </mrow>
          <mo stretchy="false">+</mo>
          <mn>4</mn>
        </mrow>
        <mrow>
          <mo fence="true" form="prefix" stretchy="false">(</mo>
          <mrow>
            <mrow>
              <mn>2</mn>
              <mo stretchy="false">+</mo>
              <mrow>
                <mn>2</mn>
                <mo stretchy="false">⋅</mo>
                <mrow>
                  <mo fence="true" form="prefix" stretchy="false">(</mo>
                  <mrow>
                    <mrow>
                      <mo stretchy="false">−</mo>
                      <mn>0.55</mn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</mfrac>
    </mrow>
    <annotation encoding="StarMath 5.0">θ * (-0.55) = { 3 cdot (-0.55) + 4 } over { (2 + 2 cdot (-0.55) ) }</annotation>
  </semantics>
</math>
</file>

<file path=Object 1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0.38</mn>
          </mrow>
          <mo fence="true" form="postfix" stretchy="false">)</mo>
        </mrow>
        <mo stretchy="false">=</mo>
        <mrow>
          <mn>1</mn>
          <mo stretchy="false">+</mo>
          <msup>
            <mrow>
              <mo fence="true" form="prefix" stretchy="false">(</mo>
              <mrow>
                <mrow>
                  <mn>0.38</mn>
                  <mo stretchy="false">−</mo>
                  <mn>2</mn>
                </mrow>
              </mrow>
              <mo fence="true" form="postfix" stretchy="false">)</mo>
            </mrow>
            <mn>2</mn>
          </msup>
        </mrow>
        <mo stretchy="false">=</mo>
        <mn>3.62</mn>
      </mrow>
    </mrow>
    <annotation encoding="StarMath 5.0">q(0.38)= 1 + (0.38-2)^2 = 3.62</annotation>
  </semantics>
</math>
</file>

<file path=Object 112/content.xml><?xml version="1.0" encoding="utf-8"?>
<math xmlns="http://www.w3.org/1998/Math/MathML" display="block">
  <semantics>
    <mstyle mathcolor="#DC143C">
      <mrow>
        <mi>q</mi>
        <mrow>
          <mrow>
            <mo fence="true" form="prefix" stretchy="false">(</mo>
            <mrow>
              <mn>2.61</mn>
            </mrow>
            <mo fence="true" form="postfix" stretchy="false">)</mo>
          </mrow>
          <mo stretchy="false">=</mo>
          <mrow>
            <mn>1</mn>
            <mo stretchy="false">+</mo>
            <msup>
              <mrow>
                <mo fence="true" form="prefix" stretchy="false">(</mo>
                <mrow>
                  <mrow>
                    <mn>2.61</mn>
                    <mo stretchy="false">−</mo>
                    <mn>2</mn>
                  </mrow>
                </mrow>
                <mo fence="true" form="postfix" stretchy="false">)</mo>
              </mrow>
              <mn>2</mn>
            </msup>
          </mrow>
          <mo stretchy="false">=</mo>
          <mn>1.37</mn>
        </mrow>
      </mrow>
    </mstyle>
    <annotation encoding="StarMath 5.0">color crimson {  q(2.61)= 1 + (2.61-2)^2 = 1.37 }</annotation>
  </semantics>
</math>
</file>

<file path=Object 113/content.xml><?xml version="1.0" encoding="utf-8"?>
<math xmlns="http://www.w3.org/1998/Math/MathML" display="block">
  <semantics>
    <mrow>
      <mi>θ</mi>
      <mo stretchy="false">=</mo>
      <mn>2.61</mn>
    </mrow>
    <annotation encoding="StarMath 5.0">θ = 2.61</annotation>
  </semantics>
</math>
</file>

<file path=Object 1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c</mi>
              <mo stretchy="false">=</mo>
              <mi>C</mi>
            </mrow>
          </mrow>
          <mo fence="true" form="postfix" stretchy="false">)</mo>
        </mrow>
        <mo stretchy="false">=</mo>
        <msub>
          <mi>p</mi>
          <mi>c</mi>
        </msub>
      </mrow>
    </mrow>
    <annotation encoding="StarMath 5.0">P(c=C)=p_{c}</annotation>
  </semantics>
</math>
</file>

<file path=Object 1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S</mi>
              <mo stretchy="false">∣</mo>
              <mi>θ</mi>
            </mrow>
          </mrow>
          <mo fence="true" form="postfix" stretchy="false">)</mo>
        </mrow>
        <mo stretchy="false">=</mo>
        <mrow>
          <munderover>
            <mo stretchy="false">∏</mo>
            <mrow>
              <mi>c</mi>
              <mo stretchy="false">=</mo>
              <mn>1</mn>
            </mrow>
            <mi>C</mi>
          </munderover>
          <mrow>
            <munderover>
              <mo stretchy="false">∏</mo>
              <mrow>
                <mi>n</mi>
                <mo stretchy="false">=</mo>
                <mn>1</mn>
              </mrow>
              <mi>N</mi>
            </munderover>
            <msub>
              <mi>p</mi>
              <mi>c</mi>
            </msub>
          </mrow>
        </mrow>
      </mrow>
    </mrow>
    <annotation encoding="StarMath 5.0">P(S divides  θ) = prod from{c=1} to{C} prod from{n=1} to{N} p_c </annotation>
  </semantics>
</math>
</file>

<file path=Object 116/content.xml><?xml version="1.0" encoding="utf-8"?>
<math xmlns="http://www.w3.org/1998/Math/MathML" display="block">
  <semantics>
    <mrow>
      <msub>
        <mi>q</mi>
        <mi>s</mi>
      </msub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sub>
          <mi>L</mi>
          <mi>s</mi>
        </msub>
      </mrow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i>log</mi>
      </mrow>
      <mrow>
        <mrow>
          <mo fence="true" form="prefix" stretchy="false">(</mo>
          <mrow>
            <mrow>
              <mi>P</mi>
              <mrow>
                <mo fence="true" form="prefix" stretchy="false">(</mo>
                <mrow>
                  <mrow>
                    <mi>S</mi>
                    <mo stretchy="false">∣</mo>
                    <mi>θ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i>log</mi>
        </mrow>
      </mrow>
      <mrow>
        <mo fence="true" form="prefix" stretchy="false">(</mo>
        <mrow>
          <msub>
            <mi>p</mi>
            <mi>c</mi>
          </msub>
        </mrow>
        <mo fence="true" form="postfix" stretchy="false">)</mo>
      </mrow>
    </mrow>
    <annotation encoding="StarMath 5.0">q_s(θ) = L_s(θ) = log ( P(S divides θ)) = sum from{c=1} to{C} N_c cdot log( p_c )</annotation>
  </semantics>
</math>
</file>

<file path=Object 117/content.xml><?xml version="1.0" encoding="utf-8"?>
<math xmlns="http://www.w3.org/1998/Math/MathML" display="block">
  <semantics>
    <mrow>
      <mi mathvariant="italic">argmax</mi>
      <msub>
        <mi>L</mi>
        <mi>s</mi>
      </msub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i mathvariant="italic">argmax</mi>
      </mrow>
      <mrow>
        <mrow>
          <munderover>
            <mo stretchy="false">∑</mo>
            <mrow>
              <mi>c</mi>
              <mo stretchy="false">=</mo>
              <mn>1</mn>
            </mrow>
            <mi>C</mi>
          </munderover>
          <msub>
            <mi>N</mi>
            <mi>c</mi>
          </msub>
        </mrow>
        <mo stretchy="false">⋅</mo>
        <mi>log</mi>
      </mrow>
      <mrow>
        <mo fence="true" form="prefix" stretchy="false">(</mo>
        <mrow>
          <msub>
            <mi>p</mi>
            <mi>c</mi>
          </msub>
        </mrow>
        <mo fence="true" form="postfix" stretchy="false">)</mo>
      </mrow>
    </mrow>
    <annotation encoding="StarMath 5.0">argmax L_s(θ) = argmax  sum from{c=1} to{C} N_c cdot log( p_c )</annotation>
  </semantics>
</math>
</file>

<file path=Object 118/content.xml><?xml version="1.0" encoding="utf-8"?>
<math xmlns="http://www.w3.org/1998/Math/MathML" display="block">
  <semantics>
    <mrow>
      <mi mathvariant="normal">Λ</mi>
      <mrow>
        <mrow>
          <mo fence="true" form="prefix" stretchy="false">(</mo>
          <mrow>
            <mrow>
              <msub>
                <mi>p</mi>
                <mn>1</mn>
              </msub>
              <mo stretchy="false">⋯</mo>
              <msub>
                <mi>P</mi>
                <mi>n</mi>
              </msub>
              <mi>,</mi>
              <mi>α</mi>
            </mrow>
          </mrow>
          <mo fence="true" form="postfix" stretchy="false">)</mo>
        </mrow>
        <mo stretchy="false">=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i>log</mi>
        </mrow>
      </mrow>
      <mrow>
        <mrow>
          <mo fence="true" form="prefix" stretchy="false">(</mo>
          <mrow>
            <msub>
              <mi>p</mi>
              <mi>c</mi>
            </msub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n>1</mn>
                <mo stretchy="false">−</mo>
                <mrow>
                  <munderover>
                    <mo stretchy="false">∑</mo>
                    <mrow>
                      <mi>c</mi>
                      <mo stretchy="false">=</mo>
                      <mn>1</mn>
                    </mrow>
                    <mi>C</mi>
                  </munderover>
                  <msub>
                    <mi>p</mi>
                    <mi>c</mi>
                  </msub>
                </mrow>
              </mrow>
            </mrow>
            <mo fence="true" form="postfix" stretchy="false">)</mo>
          </mrow>
        </mrow>
      </mrow>
    </mrow>
    <annotation encoding="StarMath 5.0">%LAMBDA(p_1 dotsaxis P_n,%alpha) =  sum from{c=1} to{C} N_c cdot log( p_c ) + %alpha cdot ( 1- sum from{c=1} to{C} p_c )</annotation>
  </semantics>
</math>
</file>

<file path=Object 1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p</mi>
            <mi>c</mi>
          </msub>
        </mrow>
      </mfrac>
      <mo stretchy="false">=</mo>
      <mrow>
        <mrow>
          <mo fence="true" form="prefix" stretchy="false">(</mo>
          <mrow>
            <mfrac>
              <msub>
                <mi>N</mi>
                <mi>c</mi>
              </msub>
              <msub>
                <mi>p</mi>
                <mi>c</mi>
              </msub>
            </mfrac>
          </mrow>
          <mo fence="true" form="postfix" stretchy="false">)</mo>
        </mrow>
        <mo stretchy="false">−</mo>
        <mi>α</mi>
      </mrow>
    </mrow>
    <annotation encoding="StarMath 5.0">{partial} over {partial p_c}
= (N_c over p_c) - %alpha</annotation>
  </semantics>
</math>
</file>

<file path=Object 12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i mathvariant="italic">xn</mi>
        </mrow>
        <mo stretchy="false">−</mo>
        <mrow>
          <mi>N</mi>
          <mo stretchy="false">⋅</mo>
          <mi>μ</mi>
        </mrow>
      </mrow>
    </mrow>
    <annotation encoding="StarMath 5.0">0 =  sum from{n=1} to{N}xn - N cdot μ</annotation>
  </semantics>
</math>
</file>

<file path=Object 120/content.xml><?xml version="1.0" encoding="utf-8"?>
<math xmlns="http://www.w3.org/1998/Math/MathML" display="block">
  <semantics>
    <mrow>
      <mn>0</mn>
      <mo stretchy="false">=</mo>
      <mrow>
        <mrow>
          <mo fence="true" form="prefix" stretchy="false">(</mo>
          <mrow>
            <mfrac>
              <msub>
                <mi>N</mi>
                <mi>c</mi>
              </msub>
              <msub>
                <mi>p</mi>
                <mi>c</mi>
              </msub>
            </mfrac>
          </mrow>
          <mo fence="true" form="postfix" stretchy="false">)</mo>
        </mrow>
        <mo stretchy="false">−</mo>
        <mi>α</mi>
      </mrow>
    </mrow>
    <annotation encoding="StarMath 5.0">0 = (N_c over p_c) - %alpha</annotation>
  </semantics>
</math>
</file>

<file path=Object 121/content.xml><?xml version="1.0" encoding="utf-8"?>
<math xmlns="http://www.w3.org/1998/Math/MathML" display="block">
  <semantics>
    <mrow>
      <mi>α</mi>
      <mo stretchy="false">=</mo>
      <mfrac>
        <msub>
          <mi>N</mi>
          <mi>c</mi>
        </msub>
        <msub>
          <mi>p</mi>
          <mi>c</mi>
        </msub>
      </mfrac>
    </mrow>
    <annotation encoding="StarMath 5.0"> %alpha = N_c over p_c</annotation>
  </semantics>
</math>
</file>

<file path=Object 122/content.xml><?xml version="1.0" encoding="utf-8"?>
<math xmlns="http://www.w3.org/1998/Math/MathML" display="block">
  <semantics>
    <mrow>
      <msub>
        <mi>p</mi>
        <mi>c</mi>
      </msub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frac>
          <msub>
            <mi>N</mi>
            <mi>c</mi>
          </msub>
          <mi>α</mi>
        </mfrac>
      </mrow>
    </mrow>
    <annotation encoding="StarMath 5.0"> p_c(%alpha) = N_c over %alpha</annotation>
  </semantics>
</math>
</file>

<file path=Object 123/content.xml><?xml version="1.0" encoding="utf-8"?>
<math xmlns="http://www.w3.org/1998/Math/MathML" display="block">
  <semantics>
    <mrow>
      <msub>
        <mi mathvariant="normal">Λ</mi>
        <mi>D</mi>
      </msub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i>log</mi>
        </mrow>
      </mrow>
      <mrow>
        <mrow>
          <mo fence="true" form="prefix" stretchy="false">(</mo>
          <mrow>
            <mfrac>
              <msub>
                <mi>N</mi>
                <mi>c</mi>
              </msub>
              <mi>α</mi>
            </mfrac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n>1</mn>
                <mo stretchy="false">−</mo>
                <mrow>
                  <munderover>
                    <mo stretchy="false">∑</mo>
                    <mrow>
                      <mi>c</mi>
                      <mo stretchy="false">=</mo>
                      <mn>1</mn>
                    </mrow>
                    <mi>C</mi>
                  </munderover>
                  <mfrac>
                    <msub>
                      <mi>N</mi>
                      <mi>c</mi>
                    </msub>
                    <mi>α</mi>
                  </mfrac>
                </mrow>
              </mrow>
            </mrow>
            <mo fence="true" form="postfix" stretchy="false">)</mo>
          </mrow>
        </mrow>
      </mrow>
    </mrow>
    <annotation encoding="StarMath 5.0">%LAMBDA_D(%alpha) =  sum from{c=1} to{C} N_c cdot log( N_c over %alpha ) + %alpha cdot ( 1- sum from{c=1} to{C} {N_c over %alpha} )</annotation>
  </semantics>
</math>
</file>

<file path=Object 124/content.xml><?xml version="1.0" encoding="utf-8"?>
<math xmlns="http://www.w3.org/1998/Math/MathML" display="block">
  <semantics>
    <mrow>
      <mfrac>
        <mo stretchy="false">∂</mo>
        <mrow>
          <mo stretchy="false">∂</mo>
          <mi>α</mi>
        </mrow>
      </mfrac>
      <mo stretchy="false">=</mo>
      <mrow>
        <mn>0</mn>
        <mo stretchy="false">−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frac>
            <mn>1</mn>
            <mi>α</mi>
          </mfrac>
        </mrow>
        <mo stretchy="false">+</mo>
        <mn>1</mn>
        <mo stretchy="false">−</mo>
        <mn>0</mn>
      </mrow>
    </mrow>
    <annotation encoding="StarMath 5.0">{partial} over {partial %alpha}
= 0 - sum from{c=1} to{C} N_c cdot {1 over %alpha} +1-0</annotation>
  </semantics>
</math>
</file>

<file path=Object 125/content.xml><?xml version="1.0" encoding="utf-8"?>
<math xmlns="http://www.w3.org/1998/Math/MathML" display="block">
  <semantics>
    <mrow>
      <msub>
        <mi mathvariant="normal">Λ</mi>
        <mi>D</mi>
      </msub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i>log</mi>
        </mrow>
      </mrow>
      <mrow>
        <mrow>
          <mo fence="true" form="prefix" stretchy="false">(</mo>
          <mrow>
            <msub>
              <mi>N</mi>
              <mi>c</mi>
            </msub>
          </mrow>
          <mo fence="true" form="postfix" stretchy="false">)</mo>
        </mrow>
        <mo stretchy="false">−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i>log</mi>
        </mrow>
      </mrow>
      <mrow>
        <mrow>
          <mo fence="true" form="prefix" stretchy="false">(</mo>
          <mrow>
            <mi>α</mi>
          </mrow>
          <mo fence="true" form="postfix" stretchy="false">)</mo>
        </mrow>
        <mo stretchy="false">+</mo>
        <mi>α</mi>
        <mo stretchy="false">−</mo>
        <mrow>
          <mfrac>
            <mi>α</mi>
            <mi>α</mi>
          </mfrac>
          <mo stretchy="false">⋅</mo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</mrow>
      </mrow>
    </mrow>
    <annotation encoding="StarMath 5.0">%LAMBDA_D(%alpha) =  sum from{c=1} to{C} N_c cdot log( N_c) 
- sum from{c=1} to{C} N_c cdot log(%alpha ) 
+ %alpha - %alpha over %alpha cdot sum from{c=1} to{C} {N_c }</annotation>
  </semantics>
</math>
</file>

<file path=Object 126/content.xml><?xml version="1.0" encoding="utf-8"?>
<math xmlns="http://www.w3.org/1998/Math/MathML" display="block">
  <semantics>
    <mrow>
      <msub>
        <mi mathvariant="normal">Λ</mi>
        <mi>D</mi>
      </msub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i>log</mi>
        </mrow>
      </mrow>
      <mrow>
        <mrow>
          <mo fence="true" form="prefix" stretchy="false">(</mo>
          <mrow>
            <msub>
              <mi>N</mi>
              <mi>c</mi>
            </msub>
          </mrow>
          <mo fence="true" form="postfix" stretchy="false">)</mo>
        </mrow>
        <mo stretchy="false">−</mo>
        <mrow>
          <mrow>
            <munderover>
              <mo stretchy="false">∑</mo>
              <mrow>
                <mi>c</mi>
                <mo stretchy="false">=</mo>
                <mn>1</mn>
              </mrow>
              <mi>C</mi>
            </munderover>
            <msub>
              <mi>N</mi>
              <mi>c</mi>
            </msub>
          </mrow>
          <mo stretchy="false">⋅</mo>
          <mi>log</mi>
        </mrow>
      </mrow>
      <mrow>
        <mrow>
          <mo fence="true" form="prefix" stretchy="false">(</mo>
          <mrow>
            <mi>α</mi>
          </mrow>
          <mo fence="true" form="postfix" stretchy="false">)</mo>
        </mrow>
        <mo stretchy="false">+</mo>
        <mi>α</mi>
        <mo stretchy="false">−</mo>
        <mrow>
          <munderover>
            <mo stretchy="false">∑</mo>
            <mrow>
              <mi>c</mi>
              <mo stretchy="false">=</mo>
              <mn>1</mn>
            </mrow>
            <mi>C</mi>
          </munderover>
          <msub>
            <mi>N</mi>
            <mi>c</mi>
          </msub>
        </mrow>
      </mrow>
    </mrow>
    <annotation encoding="StarMath 5.0">%LAMBDA_D(%alpha) =  sum from{c=1} to{C} N_c cdot log( N_c) 
- sum from{c=1} to{C} N_c cdot log(%alpha ) 
+ %alpha - sum from{c=1} to{C} {N_c }</annotation>
  </semantics>
</math>
</file>

<file path=Object 127/content.xml><?xml version="1.0" encoding="utf-8"?>
<math xmlns="http://www.w3.org/1998/Math/MathML" display="block">
  <semantics>
    <mrow>
      <mn>0</mn>
      <mo stretchy="false">=</mo>
      <mrow>
        <mfrac>
          <mi>N</mi>
          <mi>α</mi>
        </mfrac>
        <mo stretchy="false">+</mo>
        <mn>1</mn>
      </mrow>
    </mrow>
    <annotation encoding="StarMath 5.0">0
= N  over %alpha  + 1</annotation>
  </semantics>
</math>
</file>

<file path=Object 128/content.xml><?xml version="1.0" encoding="utf-8"?>
<math xmlns="http://www.w3.org/1998/Math/MathML" display="block">
  <semantics>
    <mrow>
      <mi>N</mi>
      <mo stretchy="false">=</mo>
      <mi>α</mi>
    </mrow>
    <annotation encoding="StarMath 5.0">N = %alpha</annotation>
  </semantics>
</math>
</file>

<file path=Object 13/content.xml><?xml version="1.0" encoding="utf-8"?>
<math xmlns="http://www.w3.org/1998/Math/MathML" display="block">
  <semantics>
    <mrow>
      <mrow>
        <mi>N</mi>
        <mo stretchy="false">⋅</mo>
        <mi>μ</mi>
      </mrow>
      <mo stretchy="false">=</mo>
      <mrow>
        <munderover>
          <mo stretchy="false">∑</mo>
          <mrow>
            <mi>n</mi>
            <mo stretchy="false">=</mo>
            <mn>1</mn>
          </mrow>
          <mi>N</mi>
        </munderover>
        <mi mathvariant="italic">xn</mi>
      </mrow>
    </mrow>
    <annotation encoding="StarMath 5.0">N cdot μ =  sum from{n=1} to{N}xn</annotation>
  </semantics>
</math>
</file>

<file path=Object 14/content.xml><?xml version="1.0" encoding="utf-8"?>
<math xmlns="http://www.w3.org/1998/Math/MathML" display="block">
  <semantics>
    <mrow>
      <mn>0</mn>
      <mo stretchy="false">=</mo>
      <mrow>
        <munderover>
          <mo stretchy="false">∑</mo>
          <mrow>
            <mi>n</mi>
            <mo stretchy="false">=</mo>
            <mn>1</mn>
          </mrow>
          <mi>N</mi>
        </munderover>
        <mrow>
          <mo fence="true" form="prefix" stretchy="false">(</mo>
          <mrow>
            <mrow>
              <mi mathvariant="italic">xn</mi>
              <mo stretchy="false">−</mo>
              <mi>μ</mi>
            </mrow>
          </mrow>
          <mo fence="true" form="postfix" stretchy="false">)</mo>
        </mrow>
      </mrow>
    </mrow>
    <annotation encoding="StarMath 5.0">0 =  sum from{n=1} to{N}(xn-μ)</annotation>
  </semantics>
</math>
</file>

<file path=Object 15/content.xml><?xml version="1.0" encoding="utf-8"?>
<math xmlns="http://www.w3.org/1998/Math/MathML" display="block">
  <semantics>
    <mrow>
      <mrow>
        <mi>N</mi>
        <mo stretchy="false">⋅</mo>
        <mi>μ</mi>
      </mrow>
      <mo stretchy="false">=</mo>
      <mrow>
        <munderover>
          <mo stretchy="false">∑</mo>
          <mrow>
            <mi>n</mi>
            <mo stretchy="false">=</mo>
            <mn>1</mn>
          </mrow>
          <mi>N</mi>
        </munderover>
        <mi mathvariant="italic">xn</mi>
      </mrow>
    </mrow>
    <annotation encoding="StarMath 5.0">N cdot μ =  sum from{n=1} to{N}xn</annotation>
  </semantics>
</math>
</file>

<file path=Object 16/content.xml><?xml version="1.0" encoding="utf-8"?>
<math xmlns="http://www.w3.org/1998/Math/MathML" display="block">
  <semantics>
    <mstyle mathcolor="#DC143C">
      <mrow>
        <mi>μ</mi>
        <mo stretchy="false">=</mo>
        <mfrac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i mathvariant="italic">xn</mi>
          </mrow>
          <mi>N</mi>
        </mfrac>
      </mrow>
    </mstyle>
    <annotation encoding="StarMath 5.0">color crimson {  μ =  sum from{n=1} to{N}xn over {N}  }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row>
          <msup>
            <mrow>
              <mo fence="true" form="prefix" stretchy="false">(</mo>
              <mrow>
                <mrow>
                  <mi>θ</mi>
                  <mrow>
                    <mn>1</mn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i>θ</mi>
                  <mrow>
                    <mn>2</mn>
                    <mo stretchy="false">−</mo>
                    <mn>2</mn>
                  </mrow>
                </mrow>
              </mrow>
              <mo fence="true" form="postfix" stretchy="false">)</mo>
            </mrow>
            <mn>2</mn>
          </msup>
          <mo stretchy="false">+</mo>
          <mi>θ</mi>
        </mrow>
      </mrow>
      <mrow>
        <mn>1</mn>
        <mo stretchy="false">⋅</mo>
        <mi>θ</mi>
      </mrow>
      <mn>2</mn>
    </mrow>
    <annotation encoding="StarMath 5.0">q(θ)= (θ1-1)^2 + (θ2-2)^2 + θ1 cdot θ2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frac>
          <mn>1</mn>
          <mrow>
            <mn>2</mn>
            <mo stretchy="false">⋅</mo>
            <mi>k</mi>
          </mrow>
        </mfrac>
      </mrow>
    </mrow>
    <annotation encoding="StarMath 5.0">p(k)= {1} over { 2 cdot k }</annotation>
  </semantics>
</math>
</file>

<file path=Object 19/content.xml><?xml version="1.0" encoding="utf-8"?>
<math xmlns="http://www.w3.org/1998/Math/MathML" display="block">
  <semantics>
    <mrow>
      <mi>θ</mi>
      <mrow>
        <mn>1</mn>
        <mo stretchy="false">=</mo>
        <mrow>
          <mo fence="true" form="prefix" stretchy="false">(</mo>
          <mrow>
            <mrow>
              <mrow>
                <mo stretchy="false">−</mo>
                <mn>1</mn>
              </mrow>
              <mrow>
                <mi>,</mi>
                <mo stretchy="false">+</mo>
                <mn>1</mn>
              </mrow>
            </mrow>
          </mrow>
          <mo fence="true" form="postfix" stretchy="false">)</mo>
        </mrow>
      </mrow>
    </mrow>
    <annotation encoding="StarMath 5.0">θ1 = ( -1, +1)</annotation>
  </semantics>
</math>
</file>

<file path=Object 2/content.xml><?xml version="1.0" encoding="utf-8"?>
<math xmlns="http://www.w3.org/1998/Math/MathML" display="block">
  <semantics>
    <mrow>
      <mo stretchy="false">→</mo>
      <mi>log</mi>
      <mrow>
        <mo fence="true" form="prefix" stretchy="false">(</mo>
        <mrow>
          <mrow>
            <mrow>
              <msup>
                <mrow>
                  <mo fence="true" form="prefix" stretchy="false">(</mo>
                  <mrow>
                    <mrow>
                      <mn>2</mn>
                      <mo stretchy="false">⋅</mo>
                      <mi>π</mi>
                    </mrow>
                  </mrow>
                  <mo fence="true" form="postfix" stretchy="false">)</mo>
                </mrow>
                <mrow>
                  <mo stretchy="false">−</mo>
                  <mfrac>
                    <mrow>
                      <mi>D</mi>
                      <mo stretchy="false">⋅</mo>
                      <mi>N</mi>
                    </mrow>
                    <mn>2</mn>
                  </mfrac>
                </mrow>
              </msup>
              <mo stretchy="false">⋅</mo>
              <msup>
                <mrow>
                  <mo fence="true" form="prefix" stretchy="true">|</mo>
                  <mrow>
                    <mi>Σ</mi>
                  </mrow>
                  <mo fence="true" form="postfix" stretchy="true">|</mo>
                </mrow>
                <mrow>
                  <mo stretchy="false">−</mo>
                  <mfrac>
                    <mrow>
                      <mn>1</mn>
                      <mo stretchy="false">⋅</mo>
                      <mi>N</mi>
                    </mrow>
                    <mn>2</mn>
                  </mfrac>
                </mrow>
              </msup>
              <mo stretchy="false">⋅</mo>
              <mi>exp</mi>
            </mrow>
            <mrow>
              <mo fence="true" form="prefix" stretchy="false">(</mo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⋅</mo>
                        <msup>
                          <mrow>
                            <mo fence="true" form="prefix" stretchy="false">(</mo>
                            <mrow>
                              <mrow>
                                <mi mathvariant="italic">xn</mi>
                                <mo stretchy="false">−</mo>
                                <mi>μ</mi>
                              </mrow>
                            </mrow>
                            <mo fence="true" form="postfix" stretchy="false">)</mo>
                          </mrow>
                          <mi>t</mi>
                        </msup>
                        <mo stretchy="false">⋅</mo>
                        <msup>
                          <mi>Σ</mi>
                          <mrow>
                            <mo stretchy="false">−</mo>
                            <mn>1</mn>
                          </mrow>
                        </msup>
                        <mo stretchy="false">⋅</mo>
                        <mrow>
                          <mo fence="true" form="prefix" stretchy="false">(</mo>
                          <mrow>
                            <mrow>
                              <mi mathvariant="italic">xn</mi>
                              <mo stretchy="false">−</mo>
                              <mi>μ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rightarrow log( (2 cdot π)^{-{{D cdot N}over{2}}} cdot {abs{Σ}}^{-{{1 cdot N}over{2}}} cdot exp (sum from{n=1} to{N} (-{{1}over{2}} cdot {(xn-μ)}^t cdot {Σ^-1} cdot (xn-μ))))</annotation>
  </semantics>
</math>
</file>

<file path=Object 20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i>θ</mi>
            <mn>1</mn>
          </mrow>
        </mfrac>
        <mo stretchy="false">=</mo>
        <mrow>
          <mn>2</mn>
          <mo stretchy="false">⋅</mo>
          <mi>θ</mi>
        </mrow>
      </mrow>
      <mrow>
        <mn>1</mn>
        <mo stretchy="false">−</mo>
        <mn>2</mn>
        <mo stretchy="false">+</mo>
        <mi>θ</mi>
      </mrow>
      <mn>2</mn>
    </mrow>
    <annotation encoding="StarMath 5.0">partial over {partial θ1} = 2 cdot θ1 - 2 + θ2</annotation>
  </semantics>
</math>
</file>

<file path=Object 21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i>θ</mi>
            <mn>2</mn>
          </mrow>
        </mfrac>
        <mo stretchy="false">=</mo>
        <mrow>
          <mn>2</mn>
          <mo stretchy="false">⋅</mo>
          <mi>θ</mi>
        </mrow>
      </mrow>
      <mrow>
        <mn>2</mn>
        <mo stretchy="false">−</mo>
        <mn>4</mn>
        <mo stretchy="false">+</mo>
        <mi>θ</mi>
      </mrow>
      <mn>1</mn>
    </mrow>
    <annotation encoding="StarMath 5.0">partial over {partial θ2} = 2 cdot θ2 - 4 + θ1</annotation>
  </semantics>
</math>
</file>

<file path=Object 22/content.xml><?xml version="1.0" encoding="utf-8"?>
<math xmlns="http://www.w3.org/1998/Math/MathML" display="block">
  <semantics>
    <mrow>
      <mi>θ</mi>
      <mrow>
        <mrow>
          <mo fence="true" form="prefix" stretchy="false">(</mo>
          <mrow>
            <mrow>
              <mi>k</mi>
              <mo stretchy="false">+</mo>
              <mn>1</mn>
            </mrow>
          </mrow>
          <mo fence="true" form="postfix" stretchy="false">)</mo>
        </mrow>
        <mo stretchy="false">=</mo>
        <mi>θ</mi>
      </mrow>
      <mrow>
        <mrow>
          <mo fence="true" form="prefix" stretchy="false">(</mo>
          <mrow>
            <mi>k</mi>
          </mrow>
          <mo fence="true" form="postfix" stretchy="false">)</mo>
        </mrow>
        <mo stretchy="false">−</mo>
        <mrow>
          <mi mathvariant="italic">pk</mi>
          <mo stretchy="false">⋅</mo>
          <mo stretchy="false">∇</mo>
          <mo stretchy="false">⋅</mo>
          <mrow>
            <mrow>
              <mrow>
                <mi>q</mi>
                <mrow>
                  <mo fence="true" form="prefix" stretchy="false">(</mo>
                  <mrow>
                    <mi>θ</mi>
                  </mrow>
                  <mo fence="true" form="postfix" stretchy="false">)</mo>
                </mrow>
              </mrow>
            </mrow>
            <mo fence="true" form="postfix" stretchy="true">|</mo>
          </mrow>
        </mrow>
      </mrow>
      <mrow>
        <mi>θ</mi>
        <mo stretchy="false">=</mo>
        <mi>θ</mi>
      </mrow>
      <mrow>
        <mo fence="true" form="prefix" stretchy="false">(</mo>
        <mrow>
          <mi>k</mi>
        </mrow>
        <mo fence="true" form="postfix" stretchy="false">)</mo>
      </mrow>
    </mrow>
    <annotation encoding="StarMath 5.0">θ(k+1) = θ(k) - pk cdot nabla cdot  evaluate {q(θ)}   θ=θ( k )</annotation>
  </semantics>
</math>
</file>

<file path=Object 23/content.xml><?xml version="1.0" encoding="utf-8"?>
<math xmlns="http://www.w3.org/1998/Math/MathML" display="block">
  <semantics>
    <mrow>
      <mo stretchy="false">→</mo>
      <mi>θ</mi>
      <mrow>
        <mrow>
          <mo fence="true" form="prefix" stretchy="false">(</mo>
          <mrow>
            <mi>k</mi>
          </mrow>
          <mo fence="true" form="postfix" stretchy="false">)</mo>
        </mrow>
        <mo stretchy="false">−</mo>
        <mrow>
          <mrow>
            <mo fence="true" form="prefix" stretchy="false">(</mo>
            <mrow>
              <mfrac>
                <mn>1</mn>
                <mrow>
                  <mn>2</mn>
                  <mo stretchy="false">⋅</mo>
                  <mi>k</mi>
                </mrow>
              </mfrac>
            </mrow>
            <mo fence="true" form="postfix" stretchy="false">)</mo>
          </mrow>
          <mo stretchy="false">⋅</mo>
          <mrow>
            <mo fence="true" form="prefix" stretchy="false">(</mo>
            <mrow>
              <mtable>
                <mtr>
                  <mtd>
                    <mrow>
                      <mrow>
                        <mn>2</mn>
                        <mo stretchy="false">⋅</mo>
                        <mi>θ</mi>
                      </mrow>
                      <mrow>
                        <mn>1</mn>
                        <mo stretchy="false">−</mo>
                        <mn>2</mn>
                        <mo stretchy="false">+</mo>
                        <mi>θ</mi>
                      </mrow>
                      <mn>2</mn>
                    </mrow>
                  </mtd>
                </mtr>
                <mtr>
                  <mtd>
                    <mrow>
                      <mrow>
                        <mn>2</mn>
                        <mo stretchy="false">⋅</mo>
                        <mi>θ</mi>
                      </mrow>
                      <mrow>
                        <mn>2</mn>
                        <mo stretchy="false">−</mo>
                        <mn>4</mn>
                        <mo stretchy="false">+</mo>
                        <mi>θ</mi>
                      </mrow>
                      <mn>1</mn>
                    </mrow>
                  </mtd>
                </mtr>
              </mtable>
            </mrow>
            <mo fence="true" form="postfix" stretchy="false">)</mo>
          </mrow>
        </mrow>
      </mrow>
    </mrow>
    <annotation encoding="StarMath 5.0"> rightarrow  θ(k) - ({1} over { 2 cdot k }) cdot (binom{2 cdot θ1 - 2 + θ2}{2 cdot θ2 - 4 + θ1} )</annotation>
  </semantics>
</math>
</file>

<file path=Object 24/content.xml><?xml version="1.0" encoding="utf-8"?>
<math xmlns="http://www.w3.org/1998/Math/MathML" display="block">
  <semantics>
    <mrow>
      <mi>θ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i>θ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−</mo>
        <mrow>
          <mrow>
            <mo fence="true" form="prefix" stretchy="false">(</mo>
            <mrow>
              <mfrac>
                <mn>1</mn>
                <mrow>
                  <mn>2</mn>
                  <mo stretchy="false">⋅</mo>
                  <mn>1</mn>
                </mrow>
              </mfrac>
            </mrow>
            <mo fence="true" form="postfix" stretchy="false">)</mo>
          </mrow>
          <mo stretchy="false">⋅</mo>
          <mrow>
            <mo fence="true" form="prefix" stretchy="false">(</mo>
            <mrow>
              <mtable>
                <mtr>
                  <mtd>
                    <mrow>
                      <mrow>
                        <mn>2</mn>
                        <mo stretchy="false">⋅</mo>
                        <mi>θ</mi>
                      </mrow>
                      <mrow>
                        <mn>1</mn>
                        <mo stretchy="false">−</mo>
                        <mn>2</mn>
                        <mo stretchy="false">+</mo>
                        <mi>θ</mi>
                      </mrow>
                      <mn>2</mn>
                    </mrow>
                  </mtd>
                </mtr>
                <mtr>
                  <mtd>
                    <mrow>
                      <mrow>
                        <mn>2</mn>
                        <mo stretchy="false">⋅</mo>
                        <mi>θ</mi>
                      </mrow>
                      <mrow>
                        <mn>2</mn>
                        <mo stretchy="false">−</mo>
                        <mn>4</mn>
                        <mo stretchy="false">+</mo>
                        <mi>θ</mi>
                      </mrow>
                      <mn>1</mn>
                    </mrow>
                  </mtd>
                </mtr>
              </mtable>
            </mrow>
            <mo fence="true" form="postfix" stretchy="false">)</mo>
          </mrow>
        </mrow>
      </mrow>
    </mrow>
    <annotation encoding="StarMath 5.0">θ(2) = θ(1) - ({1} over { 2 cdot 1 }) cdot (binom{2 cdot θ1 - 2 + θ2}{2 cdot θ2 - 4 + θ1} )</annotation>
  </semantics>
</math>
</file>

<file path=Object 25/content.xml><?xml version="1.0" encoding="utf-8"?>
<math xmlns="http://www.w3.org/1998/Math/MathML" display="block">
  <semantics>
    <mrow>
      <mo stretchy="false">→</mo>
      <mrow>
        <mrow>
          <mo fence="true" form="prefix" stretchy="fals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+</mo>
                    <mn>1</mn>
                  </mrow>
                </mtd>
              </mtr>
            </mtable>
          </mrow>
          <mo fence="true" form="postfix" stretchy="false">)</mo>
        </mrow>
        <mo stretchy="false">−</mo>
        <mrow>
          <mrow>
            <mo fence="true" form="prefix" stretchy="false">(</mo>
            <mrow>
              <mfrac>
                <mn>1</mn>
                <mn>2</mn>
              </mfrac>
            </mrow>
            <mo fence="true" form="postfix" stretchy="false">)</mo>
          </mrow>
          <mo stretchy="false">⋅</mo>
          <mrow>
            <mo fence="true" form="prefix" stretchy="false">(</mo>
            <mrow>
              <mtable>
                <mtr>
                  <mtd>
                    <mrow>
                      <mrow>
                        <mn>2</mn>
                        <mo stretchy="false">⋅</mo>
                        <mrow>
                          <mo fence="true" form="prefix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row>
                      <mo stretchy="false">−</mo>
                      <mn>2</mn>
                      <mo stretchy="false">+</mo>
                      <mn>1</mn>
                    </mrow>
                  </mtd>
                </mtr>
                <mtr>
                  <mtd>
                    <mrow>
                      <mrow>
                        <mn>2</mn>
                        <mo stretchy="false">⋅</mo>
                        <mn>1</mn>
                      </mrow>
                      <mo stretchy="false">−</mo>
                      <mn>4</mn>
                      <mo stretchy="false">−</mo>
                      <mn>1</mn>
                    </mrow>
                  </mtd>
                </mtr>
              </mtable>
            </mrow>
            <mo fence="true" form="postfix" stretchy="false">)</mo>
          </mrow>
        </mrow>
      </mrow>
    </mrow>
    <annotation encoding="StarMath 5.0"> rightarrow (binom{-1}{+1} ) - ({1} over { 2 }) cdot (binom{2 cdot (-1) - 2 + 1}{2 cdot 1 - 4 -1} )</annotation>
  </semantics>
</math>
</file>

<file path=Object 26/content.xml><?xml version="1.0" encoding="utf-8"?>
<math xmlns="http://www.w3.org/1998/Math/MathML" display="block">
  <semantics>
    <mrow>
      <mo stretchy="false">→</mo>
      <mrow>
        <mrow>
          <mo fence="true" form="prefix" stretchy="fals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+</mo>
                    <mn>1</mn>
                  </mrow>
                </mtd>
              </mtr>
            </mtable>
          </mrow>
          <mo fence="true" form="postfix" stretchy="false">)</mo>
        </mrow>
        <mo stretchy="false">+</mo>
        <mrow>
          <mo fence="true" form="prefix" stretchy="false">(</mo>
          <mrow>
            <mtable>
              <mtr>
                <mtd>
                  <mrow>
                    <mn>3</mn>
                    <mo stretchy="false">/</mo>
                    <mn>2</mn>
                  </mrow>
                </mtd>
              </mtr>
              <mtr>
                <mtd>
                  <mrow>
                    <mn>3</mn>
                    <mo stretchy="false">/</mo>
                    <mn>2</mn>
                  </mrow>
                </mtd>
              </mtr>
            </mtable>
          </mrow>
          <mo fence="true" form="postfix" stretchy="false">)</mo>
        </mrow>
      </mrow>
    </mrow>
    <annotation encoding="StarMath 5.0"> rightarrow (binom{-1}{+1} ) + (binom{3 / 2}{3 / 2} )</annotation>
  </semantics>
</math>
</file>

<file path=Object 27/content.xml><?xml version="1.0" encoding="utf-8"?>
<math xmlns="http://www.w3.org/1998/Math/MathML" display="block">
  <semantics>
    <mstyle mathcolor="#DC143C">
      <mrow>
        <mi>θ</mi>
        <mrow>
          <mrow>
            <mo fence="true" form="prefix" stretchy="false">(</mo>
            <mrow>
              <mn>2</mn>
            </mrow>
            <mo fence="true" form="postfix" stretchy="false">)</mo>
          </mrow>
          <mo stretchy="false">=</mo>
          <mrow>
            <mo fence="true" form="prefix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n>5</mn>
                      <mo stretchy="false">/</mo>
                      <mn>2</mn>
                    </mrow>
                  </mtd>
                </mtr>
              </mtable>
            </mrow>
            <mo fence="true" form="postfix" stretchy="false">)</mo>
          </mrow>
        </mrow>
      </mrow>
    </mstyle>
    <annotation encoding="StarMath 5.0">color crimson {  θ(2) = (binom{1 / 2}{5 / 2} )  }</annotation>
  </semantics>
</math>
</file>

<file path=Object 28/content.xml><?xml version="1.0" encoding="utf-8"?>
<math xmlns="http://www.w3.org/1998/Math/MathML" display="block">
  <semantics>
    <mstyle mathcolor="#DC143C">
      <mrow>
        <mi>θ</mi>
        <mrow>
          <mrow>
            <mo fence="true" form="prefix" stretchy="false">(</mo>
            <mrow>
              <mn>4</mn>
            </mrow>
            <mo fence="true" form="postfix" stretchy="false">)</mo>
          </mrow>
          <mo stretchy="false">=</mo>
          <mrow>
            <mo fence="true" form="prefix" stretchy="false">(</mo>
            <mrow>
              <mtable>
                <mtr>
                  <mtd>
                    <mrow>
                      <mn>1</mn>
                      <mo stretchy="false">/</mo>
                      <mn>16</mn>
                    </mrow>
                  </mtd>
                </mtr>
                <mtr>
                  <mtd>
                    <mrow>
                      <mn>33</mn>
                      <mo stretchy="false">/</mo>
                      <mn>16</mn>
                    </mrow>
                  </mtd>
                </mtr>
              </mtable>
            </mrow>
            <mo fence="true" form="postfix" stretchy="false">)</mo>
          </mrow>
        </mrow>
      </mrow>
    </mstyle>
    <annotation encoding="StarMath 5.0">color crimson {  θ(4) = (binom{1 / 16}{33 / 16} ) }</annotation>
  </semantics>
</math>
</file>

<file path=Object 29/content.xml><?xml version="1.0" encoding="utf-8"?>
<math xmlns="http://www.w3.org/1998/Math/MathML" display="block">
  <semantics>
    <mrow>
      <mi>θ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row>
            <mo fence="true" form="prefix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n>5</mn>
                      <mo stretchy="false">/</mo>
                      <mn>2</mn>
                    </mrow>
                  </mtd>
                </mtr>
              </mtable>
            </mrow>
            <mo fence="true" form="postfix" stretchy="false">)</mo>
          </mrow>
          <mo stretchy="false">−</mo>
          <mrow>
            <mrow>
              <mo fence="true" form="prefix" stretchy="false">(</mo>
              <mrow>
                <mfrac>
                  <mn>1</mn>
                  <mrow>
                    <mn>2</mn>
                    <mo stretchy="false">⋅</mo>
                    <mn>2</mn>
                  </mrow>
                </mfrac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table>
                  <mtr>
                    <mtd>
                      <mrow>
                        <mrow>
                          <mn>2</mn>
                          <mo stretchy="false">⋅</mo>
                          <mrow>
                            <mo fence="true" form="prefix" stretchy="false">(</mo>
                            <mrow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o fence="true" form="postfix" stretchy="false">)</mo>
                          </mrow>
                        </mrow>
                        <mo stretchy="false">−</mo>
                        <mn>2</mn>
                        <mo stretchy="false">+</mo>
                        <mrow>
                          <mo fence="true" form="prefix" stretchy="false">(</mo>
                          <mrow>
                            <mrow>
                              <mn>5</mn>
                              <mo stretchy="false">/</mo>
                              <mn>2</mn>
                            </mrow>
                          </mrow>
                          <mo fence="true" form="postfix" stretchy="false">)</mo>
                        </mrow>
                      </mrow>
                    </mtd>
                  </mtr>
                  <mtr>
                    <mtd>
                      <mrow>
                        <mrow>
                          <mn>2</mn>
                          <mo stretchy="false">⋅</mo>
                          <mrow>
                            <mo fence="true" form="prefix" stretchy="false">(</mo>
                            <mrow>
                              <mrow>
                                <mn>5</mn>
                                <mo stretchy="false">/</mo>
                                <mn>2</mn>
                              </mrow>
                            </mrow>
                            <mo fence="true" form="postfix" stretchy="false">)</mo>
                          </mrow>
                        </mrow>
                        <mo stretchy="false">−</mo>
                        <mn>4</mn>
                        <mo stretchy="false">+</mo>
                        <mrow>
                          <mo fence="true" form="prefix" stretchy="false">(</mo>
                          <mrow>
                            <mrow>
                              <mn>1</mn>
                              <mo stretchy="false">/</mo>
                              <mn>2</mn>
                            </mrow>
                          </mrow>
                          <mo fence="true" form="postfix" stretchy="false">)</mo>
                        </mrow>
                      </mrow>
                    </mtd>
                  </mtr>
                </mtable>
              </mrow>
              <mo fence="true" form="postfix" stretchy="false">)</mo>
            </mrow>
          </mrow>
        </mrow>
      </mrow>
    </mrow>
    <annotation encoding="StarMath 5.0">θ(3) = (binom{1/2}{5/2} ) - ({1} over { 2cdot2 }) cdot (binom{2 cdot (1/2) - 2 + (5/2)}{2 cdot (5/2) - 4 +(1/2)}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θ</mi>
            </mrow>
          </mrow>
          <mo fence="true" form="postfix" stretchy="false">)</mo>
        </mrow>
        <mo stretchy="false">=</mo>
        <mrow>
          <msup>
            <mrow>
              <mo fence="true" form="prefix" stretchy="false">(</mo>
              <mrow>
                <mrow>
                  <mn>2</mn>
                  <mo stretchy="false">⋅</mo>
                  <mi>π</mi>
                </mrow>
              </mrow>
              <mo fence="true" form="postfix" stretchy="false">)</mo>
            </mrow>
            <mrow>
              <mo stretchy="false">−</mo>
              <mfrac>
                <mi>D</mi>
                <mn>2</mn>
              </mfrac>
            </mrow>
          </msup>
          <mo stretchy="false">⋅</mo>
          <msup>
            <mrow>
              <mo fence="true" form="prefix" stretchy="true">|</mo>
              <mrow>
                <mi>Σ</mi>
              </mrow>
              <mo fence="true" form="postfix" stretchy="true">|</mo>
            </mrow>
            <mrow>
              <mo stretchy="false">−</mo>
              <mfrac>
                <mn>1</mn>
                <mn>2</mn>
              </mfrac>
            </mrow>
          </msup>
          <mo stretchy="false">⋅</mo>
          <mi>exp</mi>
        </mrow>
      </mrow>
      <mrow>
        <mo fence="true" form="prefix" stretchy="false">(</mo>
        <mrow>
          <mrow>
            <mrow>
              <mo stretchy="false">−</mo>
              <mfrac>
                <mn>1</mn>
                <mn>2</mn>
              </mfrac>
            </mrow>
            <mo stretchy="false">⋅</mo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i>t</mi>
            </msup>
            <mo stretchy="false">⋅</mo>
            <msup>
              <mi>Σ</mi>
              <mrow>
                <mo stretchy="false">−</mo>
                <mn>1</mn>
              </mrow>
            </msup>
            <mo stretchy="false">⋅</mo>
            <mrow>
              <mo fence="true" form="prefix" stretchy="false">(</mo>
              <mrow>
                <mrow>
                  <mi>x</mi>
                  <mo stretchy="false">−</mo>
                  <mi>μ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(x,θ)= (2 cdot π)^{-{{D}over{2}}} cdot {abs{Σ}}^{-{{1}over{2}}} cdot exp(-{{1}over{2}} cdot {(x-μ)}^t cdot {Σ^-1} cdot (x-μ))</annotation>
  </semantics>
</math>
</file>

<file path=Object 30/content.xml><?xml version="1.0" encoding="utf-8"?>
<math xmlns="http://www.w3.org/1998/Math/MathML" display="block">
  <semantics>
    <mrow>
      <mi>θ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row>
            <mo fence="true" form="prefix" stretchy="false">(</mo>
            <mrow>
              <mtable>
                <mtr>
                  <mtd>
                    <mrow>
                      <mn>1</mn>
                      <mo stretchy="false">/</mo>
                      <mn>8</mn>
                    </mrow>
                  </mtd>
                </mtr>
                <mtr>
                  <mtd>
                    <mrow>
                      <mn>17</mn>
                      <mo stretchy="false">/</mo>
                      <mn>8</mn>
                    </mrow>
                  </mtd>
                </mtr>
              </mtable>
            </mrow>
            <mo fence="true" form="postfix" stretchy="false">)</mo>
          </mrow>
          <mo stretchy="false">−</mo>
          <mrow>
            <mrow>
              <mo fence="true" form="prefix" stretchy="false">(</mo>
              <mrow>
                <mfrac>
                  <mn>1</mn>
                  <mrow>
                    <mn>2</mn>
                    <mo stretchy="false">⋅</mo>
                    <mn>3</mn>
                  </mrow>
                </mfrac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table>
                  <mtr>
                    <mtd>
                      <mrow>
                        <mrow>
                          <mn>2</mn>
                          <mo stretchy="false">⋅</mo>
                          <mrow>
                            <mo fence="true" form="prefix" stretchy="false">(</mo>
                            <mrow>
                              <mrow>
                                <mn>1</mn>
                                <mo stretchy="false">/</mo>
                                <mn>8</mn>
                              </mrow>
                            </mrow>
                            <mo fence="true" form="postfix" stretchy="false">)</mo>
                          </mrow>
                        </mrow>
                        <mo stretchy="false">−</mo>
                        <mn>2</mn>
                        <mo stretchy="false">+</mo>
                        <mrow>
                          <mo fence="true" form="prefix" stretchy="false">(</mo>
                          <mrow>
                            <mrow>
                              <mn>17</mn>
                              <mo stretchy="false">/</mo>
                              <mn>8</mn>
                            </mrow>
                          </mrow>
                          <mo fence="true" form="postfix" stretchy="false">)</mo>
                        </mrow>
                      </mrow>
                    </mtd>
                  </mtr>
                  <mtr>
                    <mtd>
                      <mrow>
                        <mrow>
                          <mn>2</mn>
                          <mo stretchy="false">⋅</mo>
                          <mrow>
                            <mo fence="true" form="prefix" stretchy="false">(</mo>
                            <mrow>
                              <mrow>
                                <mn>17</mn>
                                <mo stretchy="false">/</mo>
                                <mn>8</mn>
                              </mrow>
                            </mrow>
                            <mo fence="true" form="postfix" stretchy="false">)</mo>
                          </mrow>
                        </mrow>
                        <mo stretchy="false">−</mo>
                        <mn>4</mn>
                        <mo stretchy="false">+</mo>
                        <mrow>
                          <mo fence="true" form="prefix" stretchy="false">(</mo>
                          <mrow>
                            <mrow>
                              <mn>1</mn>
                              <mo stretchy="false">/</mo>
                              <mn>8</mn>
                            </mrow>
                          </mrow>
                          <mo fence="true" form="postfix" stretchy="false">)</mo>
                        </mrow>
                      </mrow>
                    </mtd>
                  </mtr>
                </mtable>
              </mrow>
              <mo fence="true" form="postfix" stretchy="false">)</mo>
            </mrow>
          </mrow>
        </mrow>
      </mrow>
    </mrow>
    <annotation encoding="StarMath 5.0">θ(4) = (binom{1/8}{17/8} ) - ({1} over { 2cdot3 }) cdot (binom{2 cdot (1/8) - 2 + (17/8)}{2 cdot (17/8) - 4 +(1/8)} )</annotation>
  </semantics>
</math>
</file>

<file path=Object 31/content.xml><?xml version="1.0" encoding="utf-8"?>
<math xmlns="http://www.w3.org/1998/Math/MathML" display="block">
  <semantics>
    <mstyle mathcolor="#DC143C">
      <mrow>
        <mi>θ</mi>
        <mrow>
          <mrow>
            <mo fence="true" form="prefix" stretchy="false">(</mo>
            <mrow>
              <mn>3</mn>
            </mrow>
            <mo fence="true" form="postfix" stretchy="false">)</mo>
          </mrow>
          <mo stretchy="false">=</mo>
          <mrow>
            <mo fence="true" form="prefix" stretchy="false">(</mo>
            <mrow>
              <mtable>
                <mtr>
                  <mtd>
                    <mrow>
                      <mn>1</mn>
                      <mo stretchy="false">/</mo>
                      <mn>8</mn>
                    </mrow>
                  </mtd>
                </mtr>
                <mtr>
                  <mtd>
                    <mrow>
                      <mn>17</mn>
                      <mo stretchy="false">/</mo>
                      <mn>8</mn>
                    </mrow>
                  </mtd>
                </mtr>
              </mtable>
            </mrow>
            <mo fence="true" form="postfix" stretchy="false">)</mo>
          </mrow>
        </mrow>
      </mrow>
    </mstyle>
    <annotation encoding="StarMath 5.0">color crimson {  θ(3) = (binom{1 / 8}{17 / 8} )  }</annotation>
  </semantics>
</math>
</file>

<file path=Object 32/content.xml><?xml version="1.0" encoding="utf-8"?>
<math xmlns="http://www.w3.org/1998/Math/MathML" display="block">
  <semantics>
    <mrow>
      <mi>Σ</mi>
      <mo stretchy="false">=</mo>
      <mrow>
        <mo fence="true" form="prefix" stretchy="false">(</mo>
        <mrow>
          <mrow>
            <mtable>
              <mtr>
                <mtd>
                  <msubsup>
                    <mi>o</mi>
                    <mn>1</mn>
                    <mn>2</mn>
                  </msubsup>
                </mtd>
              </mtr>
              <mtr>
                <mtd>
                  <msub>
                    <mi>o</mi>
                    <mn>12</mn>
                  </msub>
                </mtd>
              </mtr>
            </mtable>
            <mtable>
              <mtr>
                <mtd>
                  <msub>
                    <mi>o</mi>
                    <mn>21</mn>
                  </msub>
                </mtd>
              </mtr>
              <mtr>
                <mtd>
                  <msubsup>
                    <mi>o</mi>
                    <mn>2</mn>
                    <mn>2</mn>
                  </msubsup>
                </mtd>
              </mtr>
            </mtable>
          </mrow>
        </mrow>
        <mo fence="true" form="postfix" stretchy="false">)</mo>
      </mrow>
    </mrow>
    <annotation encoding="StarMath 5.0">Σ = ( binom{ o_{1}^2}{o_{12}} binom{o_{21}}{o_{2}^2} )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;</mi>
              <msub>
                <mi>u</mi>
                <mn>1</mn>
              </msub>
              <mi>,</mi>
              <msub>
                <mi>μ</mi>
                <mn>2</mn>
              </msub>
            </mrow>
          </mrow>
          <mo fence="true" form="postfix" stretchy="false">)</mo>
        </mrow>
        <mo stretchy="false">=</mo>
        <mrow>
          <mi>A</mi>
          <mo stretchy="false">⋅</mo>
          <mi>exp</mi>
        </mrow>
      </mrow>
      <mrow>
        <mo fence="true" form="prefix" stretchy="false">(</mo>
        <mrow>
          <mrow>
            <mrow>
              <mo stretchy="false">−</mo>
              <mi>B</mi>
            </mrow>
            <mo stretchy="false">⋅</mo>
            <mrow>
              <mo fence="true" form="prefix" stretchy="false">[</mo>
              <mrow>
                <mrow>
                  <mfrac>
                    <msup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subsup>
                      <mi>o</mi>
                      <mn>1</mn>
                      <mn>2</mn>
                    </msubsup>
                  </mfrac>
                  <mo stretchy="false">+</mo>
                  <mfrac>
                    <msup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subsup>
                      <mi>o</mi>
                      <mn>2</mn>
                      <mn>2</mn>
                    </msubsup>
                  </mfrac>
                  <mo stretchy="false">−</mo>
                  <mfrac>
                    <mrow>
                      <mn>2</mn>
                      <mo stretchy="false">⋅</mo>
                      <msub>
                        <mi>o</mi>
                        <mn>12</mn>
                      </msub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sup>
                      <mrow>
                        <mo fence="true" form="prefix" stretchy="false">(</mo>
                        <mrow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]</mo>
            </mrow>
          </mrow>
        </mrow>
        <mo fence="true" form="postfix" stretchy="false">)</mo>
      </mrow>
    </mrow>
    <annotation encoding="StarMath 5.0">p( x_{1},x_{2};u_{1}, μ_{2})= A cdot exp(-B cdot [{(x_{1}-μ_{1})^2} over o_{1}^2 + {(x_{2}-μ_{2})^2} over o_{2}^2 - {2 cdot o_{12} cdot (x_{1}-μ_{1}) cdot (x_{2}-μ_{2})} over {(o_{1} cdot o_{2})^2}])</annotation>
  </semantics>
</math>
</file>

<file path=Object 34/content.xml><?xml version="1.0" encoding="utf-8"?>
<math xmlns="http://www.w3.org/1998/Math/MathML" display="block">
  <semantics>
    <mrow>
      <mi>A</mi>
      <mo stretchy="false">=</mo>
      <mfrac>
        <mn>1</mn>
        <mrow>
          <mn>2</mn>
          <mo stretchy="false">⋅</mo>
          <mi>π</mi>
          <mo stretchy="false">⋅</mo>
          <msub>
            <mi>o</mi>
            <mn>1</mn>
          </msub>
          <mo stretchy="false">⋅</mo>
          <msub>
            <mi>o</mi>
            <mn>2</mn>
          </msub>
          <mo stretchy="false">⋅</mo>
          <msqrt>
            <mrow>
              <mn>1</mn>
              <mo stretchy="false">−</mo>
              <msup>
                <mrow>
                  <mo fence="true" form="prefix" stretchy="false">(</mo>
                  <mrow>
                    <mfrac>
                      <msub>
                        <mi>o</mi>
                        <mn>12</mn>
                      </msub>
                      <mrow>
                        <msub>
                          <mi>o</mi>
                          <mn>1</mn>
                        </msub>
                        <mo stretchy="false">⋅</mo>
                        <msub>
                          <mi>o</mi>
                          <mn>2</mn>
                        </msub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</mrow>
      </mfrac>
    </mrow>
    <annotation encoding="StarMath 5.0">A= 1 over {2 cdot π cdot o_{1} cdot o_{2} cdot sqrt{1-(o_{12} over {o_{1} cdot o_{2}})^2}}</annotation>
  </semantics>
</math>
</file>

<file path=Object 35/content.xml><?xml version="1.0" encoding="utf-8"?>
<math xmlns="http://www.w3.org/1998/Math/MathML" display="block">
  <semantics>
    <mrow>
      <mi>B</mi>
      <mo stretchy="false">=</mo>
      <mfrac>
        <mn>1</mn>
        <mrow>
          <mn>2</mn>
          <mo stretchy="false">⋅</mo>
          <mrow>
            <mo fence="true" form="prefix" stretchy="false">(</mo>
            <mrow>
              <mrow>
                <mn>1</mn>
                <mo stretchy="false">−</mo>
                <msup>
                  <mrow>
                    <mo fence="true" form="prefix" stretchy="false">(</mo>
                    <mrow>
                      <mfrac>
                        <msub>
                          <mi>o</mi>
                          <mn>12</mn>
                        </msub>
                        <mrow>
                          <msub>
                            <mi>o</mi>
                            <mn>1</mn>
                          </msub>
                          <mo stretchy="false">⋅</mo>
                          <msub>
                            <mi>o</mi>
                            <mn>2</mn>
                          </msub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</mrow>
      </mfrac>
    </mrow>
    <annotation encoding="StarMath 5.0">B= 1 over {2 cdot ( 1 - (o_{12} over {o_{1} cdot o_{2}})^2)}</annotation>
  </semantics>
</math>
</file>

<file path=Object 36/content.xml><?xml version="1.0" encoding="utf-8"?>
<math xmlns="http://www.w3.org/1998/Math/MathML" display="block">
  <semantics>
    <mrow>
      <mi mathvariant="italic">Ls</mi>
      <mrow>
        <mrow>
          <mo fence="true" form="prefix" stretchy="false">(</mo>
          <mrow>
            <mrow>
              <msub>
                <mi>μ</mi>
                <mn>1</mn>
              </msub>
              <mi>,</mi>
              <msub>
                <mi>μ</mi>
                <mn>2</mn>
              </msub>
            </mrow>
          </mrow>
          <mo fence="true" form="postfix" stretchy="false">)</mo>
        </mrow>
        <mo stretchy="false">=</mo>
        <mi>log</mi>
      </mrow>
      <mrow>
        <mo fence="true" form="prefix" stretchy="false">(</mo>
        <mrow>
          <mrow>
            <munderover>
              <mo stretchy="false">∏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i>p</mi>
                  <mrow>
                    <mo fence="true" form="prefix" stretchy="false">(</mo>
                    <mrow>
                      <mrow>
                        <msub>
                          <mi>x</mi>
                          <mi>n</mi>
                        </msub>
                        <mi>;</mi>
                        <msub>
                          <mi>u</mi>
                          <mn>1</mn>
                        </msub>
                        <mi>,</mi>
                        <msub>
                          <mi>μ</mi>
                          <mn>2</mn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Ls(μ_{1},μ_{2})= log( prod from{n=1} to{N} (  p( x_{n};u_{1}, μ_{2})  ))</annotation>
  </semantics>
</math>
</file>

<file path=Object 37/content.xml><?xml version="1.0" encoding="utf-8"?>
<math xmlns="http://www.w3.org/1998/Math/MathML" display="block">
  <semantics>
    <mrow>
      <mo stretchy="false">→</mo>
      <mi>log</mi>
      <mrow>
        <mo fence="true" form="prefix" stretchy="false">(</mo>
        <mrow>
          <mrow>
            <munderover>
              <mo stretchy="false">∏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row>
                    <mi>A</mi>
                    <mo stretchy="false">⋅</mo>
                    <mi>exp</mi>
                  </mrow>
                  <mrow>
                    <mo fence="true" form="prefix" stretchy="false">(</mo>
                    <mrow>
                      <mrow>
                        <mrow>
                          <mo stretchy="false">−</mo>
                          <mi>B</mi>
                        </mrow>
                        <mo stretchy="false">⋅</mo>
                        <mrow>
                          <mo fence="true" form="prefix" stretchy="false">[</mo>
                          <mrow>
                            <mrow>
                              <mfrac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sub>
                                          <mi>x</mi>
                                          <mn>1</mn>
                                        </msub>
                                        <mo stretchy="false">−</mo>
                                        <msub>
                                          <mi>μ</mi>
                                          <mn>1</mn>
                                        </msub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subsup>
                                  <mi>o</mi>
                                  <mn>1</mn>
                                  <mn>2</mn>
                                </msubsup>
                              </mfrac>
                              <mo stretchy="false">+</mo>
                              <mfrac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sub>
                                          <mi>x</mi>
                                          <mn>2</mn>
                                        </msub>
                                        <mo stretchy="false">−</mo>
                                        <msub>
                                          <mi>μ</mi>
                                          <mn>2</mn>
                                        </msub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subsup>
                                  <mi>o</mi>
                                  <mn>2</mn>
                                  <mn>2</mn>
                                </msubsup>
                              </mfrac>
                              <mo stretchy="false">−</mo>
                              <mfrac>
                                <mrow>
                                  <mn>2</mn>
                                  <mo stretchy="false">⋅</mo>
                                  <msub>
                                    <mi>o</mi>
                                    <mn>12</mn>
                                  </msub>
                                  <mo stretchy="false">⋅</mo>
                                  <mrow>
                                    <mo fence="true" form="prefix" stretchy="false">(</mo>
                                    <mrow>
                                      <mrow>
                                        <msub>
                                          <mi>x</mi>
                                          <mn>1</mn>
                                        </msub>
                                        <mo stretchy="false">−</mo>
                                        <msub>
                                          <mi>μ</mi>
                                          <mn>1</mn>
                                        </msub>
                                      </mrow>
                                    </mrow>
                                    <mo fence="true" form="postfix" stretchy="false">)</mo>
                                  </mrow>
                                  <mo stretchy="false">⋅</mo>
                                  <mrow>
                                    <mo fence="true" form="prefix" stretchy="false">(</mo>
                                    <mrow>
                                      <mrow>
                                        <msub>
                                          <mi>x</mi>
                                          <mn>2</mn>
                                        </msub>
                                        <mo stretchy="false">−</mo>
                                        <msub>
                                          <mi>μ</mi>
                                          <mn>2</mn>
                                        </msub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sub>
                                          <mi>o</mi>
                                          <mn>1</mn>
                                        </msub>
                                        <mo stretchy="false">⋅</mo>
                                        <msub>
                                          <mi>o</mi>
                                          <mn>2</mn>
                                        </msub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</mfrac>
                            </mrow>
                          </mrow>
                          <mo fence="true" form="postfix" stretchy="false">]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rightarrow  log( prod from{n=1} to{N} (  A cdot exp(-B cdot [{(x_{1}-μ_{1})^2} over o_{1}^2 + {(x_{2}-μ_{2})^2} over o_{2}^2 - {2 cdot o_{12} cdot (x_{1}-μ_{1}) cdot (x_{2}-μ_{2})} over {(o_{1} cdot o_{2})^2}])  ))</annotation>
  </semantics>
</math>
</file>

<file path=Object 38/content.xml><?xml version="1.0" encoding="utf-8"?>
<math xmlns="http://www.w3.org/1998/Math/MathML" display="block">
  <semantics>
    <mrow>
      <mo stretchy="false">→</mo>
      <mi>log</mi>
      <mrow>
        <mo fence="true" form="prefix" stretchy="false">(</mo>
        <mrow>
          <mrow>
            <mrow>
              <msup>
                <mi>A</mi>
                <mi>N</mi>
              </msup>
              <mo stretchy="false">⋅</mo>
              <mi>exp</mi>
            </mrow>
            <mrow>
              <mo fence="true" form="prefix" stretchy="false">(</mo>
              <mrow>
                <mrow>
                  <mrow>
                    <mo stretchy="false">−</mo>
                    <mi>B</mi>
                  </mrow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1</mn>
                      </mrow>
                      <mi>N</mi>
                    </munderover>
                    <mrow>
                      <mo fence="true" form="prefix" stretchy="false">[</mo>
                      <mrow>
                        <mrow>
                          <mfrac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1</mn>
                                    </msub>
                                    <mo stretchy="false">−</mo>
                                    <msub>
                                      <mi>μ</mi>
                                      <mn>1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subsup>
                              <mi>o</mi>
                              <mn>1</mn>
                              <mn>2</mn>
                            </msubsup>
                          </mfrac>
                          <mo stretchy="false">+</mo>
                          <mfrac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2</mn>
                                    </msub>
                                    <mo stretchy="false">−</mo>
                                    <msub>
                                      <mi>μ</mi>
                                      <mn>2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subsup>
                              <mi>o</mi>
                              <mn>2</mn>
                              <mn>2</mn>
                            </msubsup>
                          </mfrac>
                          <mo stretchy="false">−</mo>
                          <mfrac>
                            <mrow>
                              <mn>2</mn>
                              <mo stretchy="false">⋅</mo>
                              <msub>
                                <mi>o</mi>
                                <mn>12</mn>
                              </msub>
                              <mo stretchy="false">⋅</mo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1</mn>
                                    </msub>
                                    <mo stretchy="false">−</mo>
                                    <msub>
                                      <mi>μ</mi>
                                      <mn>1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o stretchy="false">⋅</mo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2</mn>
                                    </msub>
                                    <mo stretchy="false">−</mo>
                                    <msub>
                                      <mi>μ</mi>
                                      <mn>2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</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o</mi>
                                      <mn>1</mn>
                                    </msub>
                                    <mo stretchy="false">⋅</mo>
                                    <msub>
                                      <mi>o</mi>
                                      <mn>2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</mfrac>
                        </mrow>
                      </mrow>
                      <mo fence="true" form="postfix" stretchy="false">]</mo>
                    </mrow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rightarrow log(   A^N cdot exp(-B cdot sum from{n=1} to{N} [{(xn_{1}-μ_{1})^2} over o_{1}^2 + {(xn_{2}-μ_{2})^2} over o_{2}^2 - {2 cdot o_{12} cdot (xn_{1}-μ_{1}) cdot (xn_{2}-μ_{2})} over {(o_{1} cdot o_{2})^2}])  )</annotation>
  </semantics>
</math>
</file>

<file path=Object 39/content.xml><?xml version="1.0" encoding="utf-8"?>
<math xmlns="http://www.w3.org/1998/Math/MathML" display="block">
  <semantics>
    <mrow>
      <mo stretchy="false">→</mo>
      <mi>log</mi>
      <mrow>
        <mrow>
          <mo fence="true" form="prefix" stretchy="false">(</mo>
          <mrow>
            <msup>
              <mi>A</mi>
              <mi>N</mi>
            </msup>
          </mrow>
          <mo fence="true" form="postfix" stretchy="false">)</mo>
        </mrow>
        <mo stretchy="false">+</mo>
        <mi>log</mi>
      </mrow>
      <mrow>
        <mo fence="true" form="prefix" stretchy="false">(</mo>
        <mrow>
          <mrow>
            <mi>exp</mi>
            <mrow>
              <mo fence="true" form="prefix" stretchy="false">(</mo>
              <mrow>
                <mrow>
                  <mrow>
                    <mo stretchy="false">−</mo>
                    <mi>B</mi>
                  </mrow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1</mn>
                      </mrow>
                      <mi>N</mi>
                    </munderover>
                    <mrow>
                      <mo fence="true" form="prefix" stretchy="false">[</mo>
                      <mrow>
                        <mrow>
                          <mfrac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1</mn>
                                    </msub>
                                    <mo stretchy="false">−</mo>
                                    <msub>
                                      <mi>μ</mi>
                                      <mn>1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subsup>
                              <mi>o</mi>
                              <mn>1</mn>
                              <mn>2</mn>
                            </msubsup>
                          </mfrac>
                          <mo stretchy="false">+</mo>
                          <mfrac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2</mn>
                                    </msub>
                                    <mo stretchy="false">−</mo>
                                    <msub>
                                      <mi>μ</mi>
                                      <mn>2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subsup>
                              <mi>o</mi>
                              <mn>2</mn>
                              <mn>2</mn>
                            </msubsup>
                          </mfrac>
                          <mo stretchy="false">−</mo>
                          <mfrac>
                            <mrow>
                              <mn>2</mn>
                              <mo stretchy="false">⋅</mo>
                              <msub>
                                <mi>o</mi>
                                <mn>12</mn>
                              </msub>
                              <mo stretchy="false">⋅</mo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1</mn>
                                    </msub>
                                    <mo stretchy="false">−</mo>
                                    <msub>
                                      <mi>μ</mi>
                                      <mn>1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o stretchy="false">⋅</mo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 mathvariant="italic">xn</mi>
                                      <mn>2</mn>
                                    </msub>
                                    <mo stretchy="false">−</mo>
                                    <msub>
                                      <mi>μ</mi>
                                      <mn>2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</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o</mi>
                                      <mn>1</mn>
                                    </msub>
                                    <mo stretchy="false">⋅</mo>
                                    <msub>
                                      <mi>o</mi>
                                      <mn>2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</mfrac>
                        </mrow>
                      </mrow>
                      <mo fence="true" form="postfix" stretchy="false">]</mo>
                    </mrow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rightarrow log(A^N) + log(exp(-B cdot sum from{n=1} to{N} [{(xn_{1}-μ_{1})^2} over o_{1}^2 + {(xn_{2}-μ_{2})^2} over o_{2}^2 - {2 cdot o_{12} cdot (xn_{1}-μ_{1}) cdot (xn_{2}-μ_{2})} over {(o_{1} cdot o_{2})^2}]))  </annotation>
  </semantics>
</math>
</file>

<file path=Object 4/content.xml><?xml version="1.0" encoding="utf-8"?>
<math xmlns="http://www.w3.org/1998/Math/MathML" display="block">
  <semantics>
    <mrow>
      <mo stretchy="false">→</mo>
      <mrow>
        <mrow>
          <mo stretchy="false">−</mo>
          <mfrac>
            <mrow>
              <mi>D</mi>
              <mo stretchy="false">⋅</mo>
              <mi>N</mi>
            </mrow>
            <mn>2</mn>
          </mfrac>
        </mrow>
        <mo stretchy="false">⋅</mo>
        <mi>log</mi>
      </mrow>
      <mrow>
        <mo fence="true" form="prefix" stretchy="false">(</mo>
        <mrow>
          <mrow>
            <mn>2</mn>
            <mo stretchy="false">⋅</mo>
            <mi>π</mi>
          </mrow>
        </mrow>
        <mo fence="true" form="postfix" stretchy="false">)</mo>
      </mrow>
      <mrow>
        <mrow>
          <mo stretchy="false">−</mo>
          <mfrac>
            <mrow>
              <mn>1</mn>
              <mo stretchy="false">⋅</mo>
              <mi>N</mi>
            </mrow>
            <mn>2</mn>
          </mfrac>
        </mrow>
        <mo stretchy="false">⋅</mo>
        <mi>log</mi>
      </mrow>
      <mrow>
        <mrow>
          <mo fence="true" form="prefix" stretchy="false">(</mo>
          <mrow>
            <mrow>
              <mo fence="true" form="prefix" stretchy="true">|</mo>
              <mrow>
                <mi>Σ</mi>
              </mrow>
              <mo fence="true" form="postfix" stretchy="true">|</mo>
            </mrow>
          </mrow>
          <mo fence="true" form="postfix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⋅</mo>
                <msup>
                  <mrow>
                    <mo fence="true" form="prefix" stretchy="false">(</mo>
                    <mrow>
                      <mrow>
                        <mi mathvariant="italic">xn</mi>
                        <mo stretchy="false">−</mo>
                        <mi>μ</mi>
                      </mrow>
                    </mrow>
                    <mo fence="true" form="postfix" stretchy="false">)</mo>
                  </mrow>
                  <mi>t</mi>
                </msup>
                <mo stretchy="false">⋅</mo>
                <msup>
                  <mi>Σ</mi>
                  <mrow>
                    <mo stretchy="false">−</mo>
                    <mn>1</mn>
                  </mrow>
                </msup>
                <mo stretchy="false">⋅</mo>
                <mrow>
                  <mo fence="true" form="prefix" stretchy="false">(</mo>
                  <mrow>
                    <mrow>
                      <mi mathvariant="italic">xn</mi>
                      <mo stretchy="false">−</mo>
                      <mi>μ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rightarrow {-{{D cdot N}over{2}}} cdot log(2 cdot π)  {-{{1 cdot N}over{2}}} cdot log({abs{Σ}}) + sum from{n=1} to{N} (-{{1}over{2}} cdot {(xn-μ)}^t cdot {Σ^-1} cdot (xn-μ))</annotation>
  </semantics>
</math>
</file>

<file path=Object 40/content.xml><?xml version="1.0" encoding="utf-8"?>
<math xmlns="http://www.w3.org/1998/Math/MathML" display="block">
  <semantics>
    <mrow>
      <mo stretchy="false">→</mo>
      <mi>log</mi>
      <mrow>
        <mrow>
          <mo fence="true" form="prefix" stretchy="false">(</mo>
          <mrow>
            <msup>
              <mi>A</mi>
              <mi>N</mi>
            </msup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o stretchy="false">−</mo>
                <mi>B</mi>
              </mrow>
              <mo stretchy="false">⋅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row>
                  <mo fence="true" form="prefix" stretchy="false">[</mo>
                  <mrow>
                    <mrow>
                      <mfrac>
                        <msup>
                          <mrow>
                            <mo fence="true" form="prefix" stretchy="false">(</mo>
                            <mrow>
                              <mrow>
                                <msub>
                                  <mi mathvariant="italic">xn</mi>
                                  <mn>1</mn>
                                </msub>
                                <mo stretchy="false">−</mo>
                                <msub>
                                  <mi>μ</mi>
                                  <mn>1</mn>
                                </msub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  <msubsup>
                          <mi>o</mi>
                          <mn>1</mn>
                          <mn>2</mn>
                        </msubsup>
                      </mfrac>
                      <mo stretchy="false">+</mo>
                      <mfrac>
                        <msup>
                          <mrow>
                            <mo fence="true" form="prefix" stretchy="false">(</mo>
                            <mrow>
                              <mrow>
                                <msub>
                                  <mi mathvariant="italic">xn</mi>
                                  <mn>2</mn>
                                </msub>
                                <mo stretchy="false">−</mo>
                                <msub>
                                  <mi>μ</mi>
                                  <mn>2</mn>
                                </msub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  <msubsup>
                          <mi>o</mi>
                          <mn>2</mn>
                          <mn>2</mn>
                        </msubsup>
                      </mfrac>
                      <mo stretchy="false">−</mo>
                      <mfrac>
                        <mrow>
                          <mn>2</mn>
                          <mo stretchy="false">⋅</mo>
                          <msub>
                            <mi>o</mi>
                            <mn>12</mn>
                          </msub>
                          <mo stretchy="false">⋅</mo>
                          <mrow>
                            <mo fence="true" form="prefix" stretchy="false">(</mo>
                            <mrow>
                              <mrow>
                                <msub>
                                  <mi mathvariant="italic">xn</mi>
                                  <mn>1</mn>
                                </msub>
                                <mo stretchy="false">−</mo>
                                <msub>
                                  <mi>μ</mi>
                                  <mn>1</mn>
                                </msub>
                              </mrow>
                            </mrow>
                            <mo fence="true" form="postfix" stretchy="false">)</mo>
                          </mrow>
                          <mo stretchy="false">⋅</mo>
                          <mrow>
                            <mo fence="true" form="prefix" stretchy="false">(</mo>
                            <mrow>
                              <mrow>
                                <msub>
                                  <mi mathvariant="italic">xn</mi>
                                  <mn>2</mn>
                                </msub>
                                <mo stretchy="false">−</mo>
                                <msub>
                                  <mi>μ</mi>
                                  <mn>2</mn>
                                </msub>
                              </mrow>
                            </mrow>
                            <mo fence="true" form="postfix" stretchy="false">)</mo>
                          </mrow>
                        </mrow>
                        <msup>
                          <mrow>
                            <mo fence="true" form="prefix" stretchy="false">(</mo>
                            <mrow>
                              <mrow>
                                <msub>
                                  <mi>o</mi>
                                  <mn>1</mn>
                                </msub>
                                <mo stretchy="false">⋅</mo>
                                <msub>
                                  <mi>o</mi>
                                  <mn>2</mn>
                                </msub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frac>
                    </mrow>
                  </mrow>
                  <mo fence="true" form="postfix" stretchy="false">]</mo>
                </mrow>
              </mrow>
            </mrow>
          </mrow>
          <mo fence="true" form="postfix" stretchy="false">)</mo>
        </mrow>
      </mrow>
    </mrow>
    <annotation encoding="StarMath 5.0">rightarrow log(A^N) + (-B cdot sum from{n=1} to{N} [{(xn_{1}-μ_{1})^2} over o_{1}^2 + {(xn_{2}-μ_{2})^2} over o_{2}^2 - {2 cdot o_{12} cdot (xn_{1}-μ_{1}) cdot (xn_{2}-μ_{2})} over {(o_{1} cdot o_{2})^2}]) </annotation>
  </semantics>
</math>
</file>

<file path=Object 41/content.xml><?xml version="1.0" encoding="utf-8"?>
<math xmlns="http://www.w3.org/1998/Math/MathML" display="block">
  <semantics>
    <mrow>
      <mrow>
        <mo stretchy="false">→</mo>
        <mo stretchy="false">−</mo>
        <mrow>
          <mi>N</mi>
          <mo stretchy="false">⋅</mo>
          <mi>log</mi>
        </mrow>
      </mrow>
      <mrow>
        <mrow>
          <mo fence="true" form="prefix" stretchy="false">(</mo>
          <mrow>
            <msup>
              <mi>A</mi>
              <mrow>
                <mo stretchy="false">−</mo>
                <mn>1</mn>
              </mrow>
            </msup>
          </mrow>
          <mo fence="true" form="postfix" stretchy="false">)</mo>
        </mrow>
        <mo stretchy="false">−</mo>
        <mrow>
          <mi>B</mi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[</mo>
              <mrow>
                <mrow>
                  <mfrac>
                    <msup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subsup>
                      <mi>o</mi>
                      <mn>1</mn>
                      <mn>2</mn>
                    </msubsup>
                  </mfrac>
                  <mo stretchy="false">+</mo>
                  <mfrac>
                    <msup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subsup>
                      <mi>o</mi>
                      <mn>2</mn>
                      <mn>2</mn>
                    </msubsup>
                  </mfrac>
                  <mo stretchy="false">−</mo>
                  <mfrac>
                    <mrow>
                      <mn>2</mn>
                      <mo stretchy="false">⋅</mo>
                      <msub>
                        <mi>o</mi>
                        <mn>12</mn>
                      </msub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sup>
                      <mrow>
                        <mo fence="true" form="prefix" stretchy="false">(</mo>
                        <mrow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]</mo>
            </mrow>
          </mrow>
        </mrow>
      </mrow>
    </mrow>
    <annotation encoding="StarMath 5.0">rightarrow -N cdot log(A^{-1}) -B cdot sum from{n=1} to{N} [{(xn_{1}-μ_{1})^2} over o_{1}^2 + {(xn_{2}-μ_{2})^2} over o_{2}^2 - {2 cdot o_{12} cdot (xn_{1}-μ_{1}) cdot (xn_{2}-μ_{2})} over {(o_{1} cdot o_{2})^2}]</annotation>
  </semantics>
</math>
</file>

<file path=Object 42/content.xml><?xml version="1.0" encoding="utf-8"?>
<math xmlns="http://www.w3.org/1998/Math/MathML" display="block">
  <semantics>
    <mrow>
      <mrow>
        <mo stretchy="false">→</mo>
        <mo stretchy="false">−</mo>
        <mrow>
          <mi>N</mi>
          <mo stretchy="false">⋅</mo>
          <mi>log</mi>
        </mrow>
      </mrow>
      <mrow>
        <mrow>
          <mo fence="true" form="prefix" stretchy="false">(</mo>
          <mrow>
            <mrow>
              <mn>2</mn>
              <mo stretchy="false">⋅</mo>
              <mi>π</mi>
              <mo stretchy="false">⋅</mo>
              <msub>
                <mi>o</mi>
                <mn>1</mn>
              </msub>
              <mo stretchy="false">⋅</mo>
              <msub>
                <mi>o</mi>
                <mn>2</mn>
              </msub>
              <mo stretchy="false">⋅</mo>
              <msqrt>
                <mrow>
                  <mn>1</mn>
                  <mo stretchy="false">−</mo>
                  <msup>
                    <mrow>
                      <mo fence="true" form="prefix" stretchy="false">(</mo>
                      <mrow>
                        <mfrac>
                          <msub>
                            <mi>o</mi>
                            <mn>12</mn>
                          </msub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frac>
                      </mrow>
                      <mo fence="true" form="postfix" stretchy="false">)</mo>
                    </mrow>
                    <mn>2</mn>
                  </msup>
                </mrow>
              </msqrt>
            </mrow>
          </mrow>
          <mo fence="true" form="postfix" stretchy="false">)</mo>
        </mrow>
        <mo stretchy="false">−</mo>
        <mrow>
          <mrow>
            <mo fence="true" form="prefix" stretchy="false">(</mo>
            <mrow>
              <mfrac>
                <mn>1</mn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frac>
                                <msub>
                                  <mi>o</mi>
                                  <mn>12</mn>
                                </msub>
                                <mrow>
                                  <msub>
                                    <mi>o</mi>
                                    <mn>1</mn>
                                  </msub>
                                  <mo stretchy="false">⋅</mo>
                                  <msub>
                                    <mi>o</mi>
                                    <mn>2</mn>
                                  </msub>
                                </mrow>
                              </mfrac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[</mo>
              <mrow>
                <mrow>
                  <mfrac>
                    <msup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subsup>
                      <mi>o</mi>
                      <mn>1</mn>
                      <mn>2</mn>
                    </msubsup>
                  </mfrac>
                  <mo stretchy="false">+</mo>
                  <mfrac>
                    <msup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subsup>
                      <mi>o</mi>
                      <mn>2</mn>
                      <mn>2</mn>
                    </msubsup>
                  </mfrac>
                  <mo stretchy="false">−</mo>
                  <mfrac>
                    <mrow>
                      <mn>2</mn>
                      <mo stretchy="false">⋅</mo>
                      <msub>
                        <mi>o</mi>
                        <mn>12</mn>
                      </msub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sup>
                      <mrow>
                        <mo fence="true" form="prefix" stretchy="false">(</mo>
                        <mrow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]</mo>
            </mrow>
          </mrow>
        </mrow>
      </mrow>
    </mrow>
    <annotation encoding="StarMath 5.0">rightarrow -N cdot log(  {2 cdot π cdot o_{1} cdot o_{2} cdot sqrt{1-(o_{12} over {o_{1} cdot o_{2}})^2}}  ) -(  1 over {2 cdot ( 1 - (o_{12} over {o_{1} cdot o_{2}})^2)}  ) cdot sum from{n=1} to{N} [{(xn_{1}-μ_{1})^2} over o_{1}^2 + {(xn_{2}-μ_{2})^2} over o_{2}^2 - {2 cdot o_{12} cdot (xn_{1}-μ_{1}) cdot (xn_{2}-μ_{2})} over {(o_{1} cdot o_{2})^2}]</annotation>
  </semantics>
</math>
</file>

<file path=Object 43/content.xml><?xml version="1.0" encoding="utf-8"?>
<math xmlns="http://www.w3.org/1998/Math/MathML" display="block">
  <semantics>
    <mrow>
      <mfrac>
        <mo stretchy="false">∂</mo>
        <mrow>
          <mo stretchy="false">∂</mo>
          <mi>μ</mi>
          <mn>1</mn>
        </mrow>
      </mfrac>
      <mo stretchy="false">=</mo>
      <mrow>
        <mn>0</mn>
        <mo stretchy="false">−</mo>
        <mrow>
          <mrow>
            <mo fence="true" form="prefix" stretchy="false">(</mo>
            <mrow>
              <mfrac>
                <mn>1</mn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frac>
                                <msub>
                                  <mi>o</mi>
                                  <mn>12</mn>
                                </msub>
                                <mrow>
                                  <msub>
                                    <mi>o</mi>
                                    <mn>1</mn>
                                  </msub>
                                  <mo stretchy="false">⋅</mo>
                                  <msub>
                                    <mi>o</mi>
                                    <mn>2</mn>
                                  </msub>
                                </mrow>
                              </mfrac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[</mo>
              <mrow>
                <mrow>
                  <mfrac>
                    <mrow>
                      <mn>2</mn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</mrow>
                    <msubsup>
                      <mi>o</mi>
                      <mn>1</mn>
                      <mn>2</mn>
                    </msubsup>
                  </mfrac>
                  <mo stretchy="false">+</mo>
                  <mn>0</mn>
                  <mo stretchy="false">−</mo>
                  <mfrac>
                    <mrow>
                      <mn>2</mn>
                      <mo stretchy="false">⋅</mo>
                      <msub>
                        <mi>o</mi>
                        <mn>12</mn>
                      </msub>
                      <mo stretchy="false">⋅</mo>
                      <mrow>
                        <mo fence="true" form="prefix" stretchy="false">(</mo>
                        <mrow>
                          <mrow>
                            <mn>0</mn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sup>
                      <mrow>
                        <mo fence="true" form="prefix" stretchy="false">(</mo>
                        <mrow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]</mo>
            </mrow>
          </mrow>
        </mrow>
      </mrow>
    </mrow>
    <annotation encoding="StarMath 5.0">{partial} over {partial μ1} = 0 -(  1 over {2 cdot ( 1 - (o_{12} over {o_{1} cdot o_{2}})^2)}  ) cdot sum from{n=1} to{N} [{2 cdot (xn_{1}-μ_{1})} over o_{1}^2 + 0 - {2 cdot o_{12} cdot (0-1) cdot (xn_{2}-μ_{2})} over {(o_{1} cdot o_{2})^2}]</annotation>
  </semantics>
</math>
</file>

<file path=Object 44/content.xml><?xml version="1.0" encoding="utf-8"?>
<math xmlns="http://www.w3.org/1998/Math/MathML" display="block">
  <semantics>
    <mrow>
      <mo stretchy="false">→</mo>
      <mrow>
        <mrow>
          <mo fence="true" form="prefix" stretchy="false">(</mo>
          <mrow>
            <mfrac>
              <mn>1</mn>
              <mrow>
                <mn>2</mn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frac>
                              <msub>
                                <mi>o</mi>
                                <mn>12</mn>
                              </msub>
                              <mrow>
                                <msub>
                                  <mi>o</mi>
                                  <mn>1</mn>
                                </msub>
                                <mo stretchy="false">⋅</mo>
                                <msub>
                                  <mi>o</mi>
                                  <mn>2</mn>
                                </msub>
                              </mrow>
                            </mfrac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frac>
              <mn>2</mn>
              <msubsup>
                <mi>o</mi>
                <mn>1</mn>
                <mn>2</mn>
              </msubsup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sub>
                        <mi mathvariant="italic">xn</mi>
                        <mn>1</mn>
                      </msub>
                      <mo stretchy="false">−</mo>
                      <msub>
                        <mi>μ</mi>
                        <mn>1</mn>
                      </msub>
                    </mrow>
                  </mrow>
                  <mo fence="true" form="postfix" stretchy="false">)</mo>
                </mrow>
              </mrow>
              <mo stretchy="false">+</mo>
              <mrow>
                <mrow>
                  <mo fence="true" form="prefix" stretchy="false">(</mo>
                  <mrow>
                    <mfrac>
                      <msub>
                        <mi>o</mi>
                        <mn>12</mn>
                      </msub>
                      <msubsup>
                        <mi>o</mi>
                        <mn>2</mn>
                        <mn>2</mn>
                      </msubsup>
                    </mfrac>
                  </mrow>
                  <mo fence="true" form="postfix" stretchy="false">)</mo>
                </mrow>
                <mo stretchy="false">⋅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>
                          <mi mathvariant="italic">xn</mi>
                          <mn>2</mn>
                        </msub>
                        <mo stretchy="false">−</mo>
                        <msub>
                          <mi>μ</mi>
                          <mn>2</mn>
                        </msub>
                      </mrow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</mrow>
    </mrow>
    <annotation encoding="StarMath 5.0">rightarrow (  1 over {2 cdot ( 1 - (o_{12} over {o_{1} cdot o_{2}})^2)}  ) cdot (2 over {o_{1}^2}) cdot (sum from{n=1} to{N} { (xn_{1}-μ_{1})} + (o_{12} over {o_{2}^2}) cdot sum from{n=1} to{N} (xn_{2}-μ_{2}) )</annotation>
  </semantics>
</math>
</file>

<file path=Object 45/content.xml><?xml version="1.0" encoding="utf-8"?>
<math xmlns="http://www.w3.org/1998/Math/MathML" display="block">
  <semantics>
    <mrow>
      <mn>0</mn>
      <mo stretchy="false">=</mo>
      <mrow>
        <mrow>
          <mo fence="true" form="prefix" stretchy="false">(</mo>
          <mrow>
            <mfrac>
              <mn>1</mn>
              <mrow>
                <mn>2</mn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frac>
                              <msub>
                                <mi>o</mi>
                                <mn>12</mn>
                              </msub>
                              <mrow>
                                <msub>
                                  <mi>o</mi>
                                  <mn>1</mn>
                                </msub>
                                <mo stretchy="false">⋅</mo>
                                <msub>
                                  <mi>o</mi>
                                  <mn>2</mn>
                                </msub>
                              </mrow>
                            </mfrac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frac>
              <mn>2</mn>
              <msubsup>
                <mi>o</mi>
                <mn>1</mn>
                <mn>2</mn>
              </msubsup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sub>
                        <mi mathvariant="italic">xn</mi>
                        <mn>1</mn>
                      </msub>
                      <mo stretchy="false">−</mo>
                      <msub>
                        <mi>μ</mi>
                        <mn>1</mn>
                      </msub>
                    </mrow>
                  </mrow>
                  <mo fence="true" form="postfix" stretchy="false">)</mo>
                </mrow>
              </mrow>
              <mo stretchy="false">+</mo>
              <mrow>
                <mrow>
                  <mo fence="true" form="prefix" stretchy="false">(</mo>
                  <mrow>
                    <mfrac>
                      <msub>
                        <mi>o</mi>
                        <mn>12</mn>
                      </msub>
                      <msubsup>
                        <mi>o</mi>
                        <mn>2</mn>
                        <mn>2</mn>
                      </msubsup>
                    </mfrac>
                  </mrow>
                  <mo fence="true" form="postfix" stretchy="false">)</mo>
                </mrow>
                <mo stretchy="false">⋅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>
                          <mi mathvariant="italic">xn</mi>
                          <mn>2</mn>
                        </msub>
                        <mo stretchy="false">−</mo>
                        <msub>
                          <mi>μ</mi>
                          <mn>2</mn>
                        </msub>
                      </mrow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</mrow>
    </mrow>
    <annotation encoding="StarMath 5.0">0= (  1 over {2 cdot ( 1 - (o_{12} over {o_{1} cdot o_{2}})^2)}  ) cdot (2 over {o_{1}^2}) cdot (sum from{n=1} to{N} { (xn_{1}-μ_{1})} + (o_{12} over { o_{2}^2}) cdot sum from{n=1} to{N} (xn_{2}-μ_{2}) )</annotation>
  </semantics>
</math>
</file>

<file path=Object 46/content.xml><?xml version="1.0" encoding="utf-8"?>
<math xmlns="http://www.w3.org/1998/Math/MathML" display="block">
  <semantics>
    <mrow>
      <mo fence="true" form="prefix" stretchy="false">(</mo>
      <mrow>
        <mfrac>
          <mn>1</mn>
          <mrow>
            <mn>2</mn>
            <mo stretchy="false">⋅</mo>
            <mrow>
              <mo fence="true" form="prefix" stretchy="false">(</mo>
              <mrow>
                <mrow>
                  <mn>1</mn>
                  <mo stretchy="false">−</mo>
                  <msup>
                    <mrow>
                      <mo fence="true" form="prefix" stretchy="false">(</mo>
                      <mrow>
                        <mfrac>
                          <msub>
                            <mi>o</mi>
                            <mn>12</mn>
                          </msub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frac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</mrow>
        </mfrac>
      </mrow>
      <mo fence="true" form="postfix" stretchy="false">)</mo>
    </mrow>
    <annotation encoding="StarMath 5.0">(  1 over {2 cdot ( 1 - (o_{12} over {o_{1} cdot o_{2}})^2)}  )</annotation>
  </semantics>
</math>
</file>

<file path=Object 47/content.xml><?xml version="1.0" encoding="utf-8"?>
<math xmlns="http://www.w3.org/1998/Math/MathML" display="block">
  <semantics>
    <mrow>
      <mo fence="true" form="prefix" stretchy="false">(</mo>
      <mrow>
        <mfrac>
          <mn>2</mn>
          <msubsup>
            <mi>o</mi>
            <mn>1</mn>
            <mn>2</mn>
          </msubsup>
        </mfrac>
      </mrow>
      <mo fence="true" form="postfix" stretchy="false">)</mo>
    </mrow>
    <annotation encoding="StarMath 5.0">(2 over {o_{1}^2}) </annotation>
  </semantics>
</math>
</file>

<file path=Object 48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 mathvariant="italic">xn</mi>
                  <mn>1</mn>
                </msub>
                <mo stretchy="false">−</mo>
                <msub>
                  <mi>μ</mi>
                  <mn>1</mn>
                </msub>
              </mrow>
            </mrow>
            <mo fence="true" form="postfix" stretchy="false">)</mo>
          </mrow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b>
                    <mi mathvariant="italic">xn</mi>
                    <mn>2</mn>
                  </msub>
                  <mo stretchy="false">−</mo>
                  <msub>
                    <mi>μ</mi>
                    <mn>2</mn>
                  </msub>
                </mrow>
              </mrow>
              <mo fence="true" form="postfix" stretchy="false">)</mo>
            </mrow>
          </mrow>
        </mrow>
      </mrow>
    </mrow>
    <annotation encoding="StarMath 5.0">0= sum from{n=1} to{N} { (xn_{1}-μ_{1})} + (o_{12} over { o_{2}^2}) cdot sum from{n=1} to{N} (xn_{2}-μ_{2}) </annotation>
  </semantics>
</math>
</file>

<file path=Object 49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 mathvariant="italic">xn</mi>
                  <mn>1</mn>
                </msub>
                <mo stretchy="false">−</mo>
                <msub>
                  <mi>μ</mi>
                  <mn>1</mn>
                </msub>
              </mrow>
            </mrow>
            <mo fence="true" form="postfix" stretchy="false">)</mo>
          </mrow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b>
                    <mi mathvariant="italic">xn</mi>
                    <mn>2</mn>
                  </msub>
                  <mo stretchy="false">−</mo>
                  <msub>
                    <mi>μ</mi>
                    <mn>2</mn>
                  </msub>
                </mrow>
              </mrow>
              <mo fence="true" form="postfix" stretchy="false">)</mo>
            </mrow>
          </mrow>
        </mrow>
      </mrow>
    </mrow>
    <annotation encoding="StarMath 5.0">0= sum from{n=1} to{N} { (xn_{1}-μ_{1})} + (o_{12} over { o_{2}^2}) cdot sum from{n=1} to{N} (xn_{2}-μ_{2}) </annotation>
  </semantics>
</math>
</file>

<file path=Object 5/content.xml><?xml version="1.0" encoding="utf-8"?>
<math xmlns="http://www.w3.org/1998/Math/MathML" display="block">
  <semantics>
    <mrow>
      <mo stretchy="false">→</mo>
      <mrow>
        <mrow>
          <mo stretchy="false">−</mo>
          <mfrac>
            <mrow>
              <mi>D</mi>
              <mo stretchy="false">⋅</mo>
              <mi>N</mi>
            </mrow>
            <mn>2</mn>
          </mfrac>
        </mrow>
        <mo stretchy="false">⋅</mo>
        <mi>log</mi>
      </mrow>
      <mrow>
        <mo fence="true" form="prefix" stretchy="false">(</mo>
        <mrow>
          <mrow>
            <mn>2</mn>
            <mo stretchy="false">⋅</mo>
            <mi>π</mi>
          </mrow>
        </mrow>
        <mo fence="true" form="postfix" stretchy="false">)</mo>
      </mrow>
      <mrow>
        <mrow>
          <mo stretchy="false">−</mo>
          <mfrac>
            <mi>N</mi>
            <mn>2</mn>
          </mfrac>
        </mrow>
        <mo stretchy="false">⋅</mo>
        <mi>log</mi>
      </mrow>
      <mrow>
        <mrow>
          <mo fence="true" form="prefix" stretchy="false">(</mo>
          <mrow>
            <mrow>
              <mo fence="true" form="prefix" stretchy="true">|</mo>
              <mrow>
                <mi>Σ</mi>
              </mrow>
              <mo fence="true" form="postfix" stretchy="true">|</mo>
            </mrow>
          </mrow>
          <mo fence="true" form="postfix" stretchy="false">)</mo>
        </mrow>
        <mo stretchy="false">−</mo>
        <mrow>
          <mfrac>
            <mn>1</mn>
            <mn>2</mn>
          </mfrac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p>
                    <mrow>
                      <mo fence="true" form="prefix" stretchy="false">(</mo>
                      <mrow>
                        <mrow>
                          <mi mathvariant="italic">xn</mi>
                          <mo stretchy="false">−</mo>
                          <mi>μ</mi>
                        </mrow>
                      </mrow>
                      <mo fence="true" form="postfix" stretchy="false">)</mo>
                    </mrow>
                    <mi>t</mi>
                  </msup>
                  <mo stretchy="false">⋅</mo>
                  <msup>
                    <mi>Σ</mi>
                    <mrow>
                      <mo stretchy="false">−</mo>
                      <mn>1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i mathvariant="italic">xn</mi>
                        <mo stretchy="false">−</mo>
                        <mi>μ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</mrow>
    </mrow>
    <annotation encoding="StarMath 5.0">rightarrow {-{{D cdot N}over{2}}} cdot log(2 cdot π) {-{{N}over{2}}} cdot log({abs{Σ}}) -{{1}over{2}} cdot sum from{n=1} to{N} ({(xn-μ)}^t cdot {Σ^-1} cdot (xn-μ))</annotation>
  </semantics>
</math>
</file>

<file path=Object 50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1</mn>
          </msub>
        </mrow>
        <mo stretchy="false">−</mo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μ</mi>
            <mn>1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2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>μ</mi>
              <mn>2</mn>
            </msub>
          </mrow>
        </mrow>
      </mrow>
    </mrow>
    <annotation encoding="StarMath 5.0">0= sum from{n=1} to{N} { xn_{1} } - sum from{n=1} to{N}{μ_{1}} + (o_{12} over { o_{2}^2}) cdot sum from{n=1} to{N} xn_{2}- (o_{12} over { o_{2}^2}) cdot sum from{n=1} to{N}μ_{2} </annotation>
  </semantics>
</math>
</file>

<file path=Object 51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1</mn>
          </msub>
        </mrow>
        <mo stretchy="false">−</mo>
        <mrow>
          <mi>N</mi>
          <mo stretchy="false">⋅</mo>
          <msub>
            <mi>μ</mi>
            <mn>1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2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2</mn>
          </msub>
        </mrow>
      </mrow>
    </mrow>
    <annotation encoding="StarMath 5.0">0= sum from{n=1} to{N} { xn_{1} } - N cdot {μ_{1}} + (o_{12} over { o_{2}^2}) cdot sum from{n=1} to{N} xn_{2}- (o_{12} over { o_{2}^2}) cdot N cdot μ_{2} </annotation>
  </semantics>
</math>
</file>

<file path=Object 52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−</mo>
        <mrow>
          <mi>N</mi>
          <mo stretchy="false">⋅</mo>
          <msub>
            <mi>μ</mi>
            <mn>2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1</mn>
          </msub>
        </mrow>
      </mrow>
    </mrow>
    <annotation encoding="StarMath 5.0">0= sum from{n=1} to{N} { xn_{2} } - N cdot {μ_{2}} + (o_{12} over { o_{2}^2}) cdot sum from{n=1} to{N} xn_{1}- (o_{12} over { o_{2}^2}) cdot N cdot μ_{1} </annotation>
  </semantics>
</math>
</file>

<file path=Object 53/content.xml><?xml version="1.0" encoding="utf-8"?>
<math xmlns="http://www.w3.org/1998/Math/MathML" display="block">
  <semantics>
    <mrow>
      <mfrac>
        <mo stretchy="false">∂</mo>
        <mrow>
          <mo stretchy="false">∂</mo>
          <mi>μ</mi>
          <mn>2</mn>
        </mrow>
      </mfrac>
      <mo stretchy="false">=</mo>
      <mrow>
        <mn>0</mn>
        <mo stretchy="false">−</mo>
        <mrow>
          <mrow>
            <mo fence="true" form="prefix" stretchy="false">(</mo>
            <mrow>
              <mfrac>
                <mn>1</mn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frac>
                                <msub>
                                  <mi>o</mi>
                                  <mn>12</mn>
                                </msub>
                                <mrow>
                                  <msub>
                                    <mi>o</mi>
                                    <mn>1</mn>
                                  </msub>
                                  <mo stretchy="false">⋅</mo>
                                  <msub>
                                    <mi>o</mi>
                                    <mn>2</mn>
                                  </msub>
                                </mrow>
                              </mfrac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[</mo>
              <mrow>
                <mrow>
                  <mn>0</mn>
                  <mo stretchy="false">+</mo>
                  <mfrac>
                    <mrow>
                      <mn>2</mn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2</mn>
                            </msub>
                            <mo stretchy="false">−</mo>
                            <msub>
                              <mi>μ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subsup>
                      <mi>o</mi>
                      <mn>1</mn>
                      <mn>2</mn>
                    </msubsup>
                  </mfrac>
                  <mo stretchy="false">−</mo>
                  <mfrac>
                    <mrow>
                      <mn>2</mn>
                      <mo stretchy="false">⋅</mo>
                      <msub>
                        <mi>o</mi>
                        <mn>12</mn>
                      </msub>
                      <mo stretchy="false">⋅</mo>
                      <mrow>
                        <mo fence="true" form="prefix" stretchy="false">(</mo>
                        <mrow>
                          <mrow>
                            <msub>
                              <mi mathvariant="italic">xn</mi>
                              <mn>1</mn>
                            </msub>
                            <mo stretchy="false">−</mo>
                            <msub>
                              <mi>μ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o stretchy="false">⋅</mo>
                      <mrow>
                        <mo fence="true" form="prefix" stretchy="false">(</mo>
                        <mrow>
                          <mrow>
                            <mn>0</mn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row>
                        <mo fence="true" form="prefix" stretchy="false">(</mo>
                        <mrow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]</mo>
            </mrow>
          </mrow>
        </mrow>
      </mrow>
    </mrow>
    <annotation encoding="StarMath 5.0">{partial} over {partial μ2} = 0 -(  1 over {2 cdot ( 1 - (o_{12} over {o_{1} cdot o_{2}})^2)}  ) cdot sum from{n=1} to{N} [0+{2 cdot (xn_{2}-μ_{2})} over o_{1}^2  - {2 cdot o_{12} cdot (xn_{1}-μ_{1}) cdot (0-1) } over {(o_{1} cdot o_{2})^2}]</annotation>
  </semantics>
</math>
</file>

<file path=Object 54/content.xml><?xml version="1.0" encoding="utf-8"?>
<math xmlns="http://www.w3.org/1998/Math/MathML" display="block">
  <semantics>
    <mrow>
      <mfrac>
        <mo stretchy="false">∂</mo>
        <mrow>
          <mo stretchy="false">∂</mo>
          <mi>μ</mi>
          <mn>1</mn>
        </mrow>
      </mfrac>
      <mo stretchy="false">=</mo>
      <mrow>
        <mrow>
          <mo fence="true" form="prefix" stretchy="false">(</mo>
          <mrow>
            <mfrac>
              <mn>1</mn>
              <mrow>
                <mn>2</mn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frac>
                              <msub>
                                <mi>o</mi>
                                <mn>12</mn>
                              </msub>
                              <mrow>
                                <msub>
                                  <mi>o</mi>
                                  <mn>1</mn>
                                </msub>
                                <mo stretchy="false">⋅</mo>
                                <msub>
                                  <mi>o</mi>
                                  <mn>2</mn>
                                </msub>
                              </mrow>
                            </mfrac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frac>
              <mn>2</mn>
              <msubsup>
                <mi>o</mi>
                <mn>1</mn>
                <mn>2</mn>
              </msubsup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sub>
                        <mi mathvariant="italic">xn</mi>
                        <mn>2</mn>
                      </msub>
                      <mo stretchy="false">−</mo>
                      <msub>
                        <mi>μ</mi>
                        <mn>2</mn>
                      </msub>
                    </mrow>
                  </mrow>
                  <mo fence="true" form="postfix" stretchy="false">)</mo>
                </mrow>
              </mrow>
              <mo stretchy="false">+</mo>
              <mrow>
                <mrow>
                  <mo fence="true" form="prefix" stretchy="false">(</mo>
                  <mrow>
                    <mfrac>
                      <msub>
                        <mi>o</mi>
                        <mn>12</mn>
                      </msub>
                      <msubsup>
                        <mi>o</mi>
                        <mn>2</mn>
                        <mn>2</mn>
                      </msubsup>
                    </mfrac>
                  </mrow>
                  <mo fence="true" form="postfix" stretchy="false">)</mo>
                </mrow>
                <mo stretchy="false">⋅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>
                          <mi mathvariant="italic">xn</mi>
                          <mn>1</mn>
                        </msub>
                        <mo stretchy="false">−</mo>
                        <msub>
                          <mi>μ</mi>
                          <mn>1</mn>
                        </msub>
                      </mrow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</mrow>
    </mrow>
    <annotation encoding="StarMath 5.0">{partial} over {partial μ1}= (  1 over {2 cdot ( 1 - (o_{12} over {o_{1} cdot o_{2}})^2)}  ) cdot (2 over {o_{1}^2}) cdot (sum from{n=1} to{N} { (xn_{2}-μ_{2})} + (o_{12} over {o_{2}^2}) cdot sum from{n=1} to{N} (xn_{1}-μ_{1}) )</annotation>
  </semantics>
</math>
</file>

<file path=Object 55/content.xml><?xml version="1.0" encoding="utf-8"?>
<math xmlns="http://www.w3.org/1998/Math/MathML" display="block">
  <semantics>
    <mrow>
      <mn>0</mn>
      <mo stretchy="false">=</mo>
      <mrow>
        <mrow>
          <mo fence="true" form="prefix" stretchy="false">(</mo>
          <mrow>
            <mfrac>
              <mn>1</mn>
              <mrow>
                <mn>2</mn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frac>
                              <msub>
                                <mi>o</mi>
                                <mn>12</mn>
                              </msub>
                              <mrow>
                                <msub>
                                  <mi>o</mi>
                                  <mn>1</mn>
                                </msub>
                                <mo stretchy="false">⋅</mo>
                                <msub>
                                  <mi>o</mi>
                                  <mn>2</mn>
                                </msub>
                              </mrow>
                            </mfrac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frac>
              <mn>2</mn>
              <msubsup>
                <mi>o</mi>
                <mn>1</mn>
                <mn>2</mn>
              </msubsup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sub>
                        <mi mathvariant="italic">xn</mi>
                        <mn>2</mn>
                      </msub>
                      <mo stretchy="false">−</mo>
                      <msub>
                        <mi>μ</mi>
                        <mn>2</mn>
                      </msub>
                    </mrow>
                  </mrow>
                  <mo fence="true" form="postfix" stretchy="false">)</mo>
                </mrow>
              </mrow>
              <mo stretchy="false">+</mo>
              <mrow>
                <mrow>
                  <mo fence="true" form="prefix" stretchy="false">(</mo>
                  <mrow>
                    <mfrac>
                      <msub>
                        <mi>o</mi>
                        <mn>12</mn>
                      </msub>
                      <msubsup>
                        <mi>o</mi>
                        <mn>2</mn>
                        <mn>2</mn>
                      </msubsup>
                    </mfrac>
                  </mrow>
                  <mo fence="true" form="postfix" stretchy="false">)</mo>
                </mrow>
                <mo stretchy="false">⋅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>
                          <mi mathvariant="italic">xn</mi>
                          <mn>1</mn>
                        </msub>
                        <mo stretchy="false">−</mo>
                        <msub>
                          <mi>μ</mi>
                          <mn>1</mn>
                        </msub>
                      </mrow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</mrow>
    </mrow>
    <annotation encoding="StarMath 5.0">0= (  1 over {2 cdot ( 1 - (o_{12} over {o_{1} cdot o_{2}})^2)}  ) cdot (2 over {o_{1}^2}) cdot (sum from{n=1} to{N} { (xn_{2}-μ_{2})} + (o_{12} over { o_{2}^2}) cdot sum from{n=1} to{N} (xn_{1}-μ_{1}) )</annotation>
  </semantics>
</math>
</file>

<file path=Object 56/content.xml><?xml version="1.0" encoding="utf-8"?>
<math xmlns="http://www.w3.org/1998/Math/MathML" display="block">
  <semantics>
    <mrow>
      <mo fence="true" form="prefix" stretchy="false">(</mo>
      <mrow>
        <mfrac>
          <mn>1</mn>
          <mrow>
            <mn>2</mn>
            <mo stretchy="false">⋅</mo>
            <mrow>
              <mo fence="true" form="prefix" stretchy="false">(</mo>
              <mrow>
                <mrow>
                  <mn>1</mn>
                  <mo stretchy="false">−</mo>
                  <msup>
                    <mrow>
                      <mo fence="true" form="prefix" stretchy="false">(</mo>
                      <mrow>
                        <mfrac>
                          <msub>
                            <mi>o</mi>
                            <mn>12</mn>
                          </msub>
                          <mrow>
                            <msub>
                              <mi>o</mi>
                              <mn>1</mn>
                            </msub>
                            <mo stretchy="false">⋅</mo>
                            <msub>
                              <mi>o</mi>
                              <mn>2</mn>
                            </msub>
                          </mrow>
                        </mfrac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</mrow>
        </mfrac>
      </mrow>
      <mo fence="true" form="postfix" stretchy="false">)</mo>
    </mrow>
    <annotation encoding="StarMath 5.0">(  1 over {2 cdot ( 1 - (o_{12} over {o_{1} cdot o_{2}})^2)}  )</annotation>
  </semantics>
</math>
</file>

<file path=Object 57/content.xml><?xml version="1.0" encoding="utf-8"?>
<math xmlns="http://www.w3.org/1998/Math/MathML" display="block">
  <semantics>
    <mrow>
      <mo fence="true" form="prefix" stretchy="false">(</mo>
      <mrow>
        <mfrac>
          <mn>2</mn>
          <msubsup>
            <mi>o</mi>
            <mn>1</mn>
            <mn>2</mn>
          </msubsup>
        </mfrac>
      </mrow>
      <mo fence="true" form="postfix" stretchy="false">)</mo>
    </mrow>
    <annotation encoding="StarMath 5.0">(2 over {o_{1}^2}) </annotation>
  </semantics>
</math>
</file>

<file path=Object 58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 mathvariant="italic">xn</mi>
                  <mn>2</mn>
                </msub>
                <mo stretchy="false">−</mo>
                <msub>
                  <mi>μ</mi>
                  <mn>2</mn>
                </msub>
              </mrow>
            </mrow>
            <mo fence="true" form="postfix" stretchy="false">)</mo>
          </mrow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b>
                    <mi mathvariant="italic">xn</mi>
                    <mn>1</mn>
                  </msub>
                  <mo stretchy="false">−</mo>
                  <msub>
                    <mi>μ</mi>
                    <mn>1</mn>
                  </msub>
                </mrow>
              </mrow>
              <mo fence="true" form="postfix" stretchy="false">)</mo>
            </mrow>
          </mrow>
        </mrow>
      </mrow>
    </mrow>
    <annotation encoding="StarMath 5.0">0= sum from{n=1} to{N} { (xn_{2}-μ_{2})} + (o_{12} over { o_{2}^2}) cdot sum from{n=1} to{N} (xn_{1}-μ_{1}) </annotation>
  </semantics>
</math>
</file>

<file path=Object 59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 mathvariant="italic">xn</mi>
                  <mn>2</mn>
                </msub>
                <mo stretchy="false">−</mo>
                <msub>
                  <mi>μ</mi>
                  <mn>2</mn>
                </msub>
              </mrow>
            </mrow>
            <mo fence="true" form="postfix" stretchy="false">)</mo>
          </mrow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b>
                    <mi mathvariant="italic">xn</mi>
                    <mn>1</mn>
                  </msub>
                  <mo stretchy="false">−</mo>
                  <msub>
                    <mi>μ</mi>
                    <mn>1</mn>
                  </msub>
                </mrow>
              </mrow>
              <mo fence="true" form="postfix" stretchy="false">)</mo>
            </mrow>
          </mrow>
        </mrow>
      </mrow>
    </mrow>
    <annotation encoding="StarMath 5.0">0= sum from{n=1} to{N} { (xn_{2}-μ_{2})} + (o_{12} over { o_{2}^2}) cdot sum from{n=1} to{N} (xn_{1}-μ_{1}) </annotation>
  </semantics>
</math>
</file>

<file path=Object 6/content.xml><?xml version="1.0" encoding="utf-8"?>
<math xmlns="http://www.w3.org/1998/Math/MathML" display="block">
  <semantics>
    <mrow>
      <mfrac>
        <mo stretchy="false">∂</mo>
        <mrow>
          <mo stretchy="false">∂</mo>
          <mi>μ</mi>
        </mrow>
      </mfrac>
      <mo stretchy="false">=</mo>
      <mrow>
        <mrow>
          <mo stretchy="false">−</mo>
          <mfrac>
            <mn>1</mn>
            <mn>2</mn>
          </mfrac>
        </mrow>
        <mo stretchy="false">⋅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n>2</mn>
                <mo stretchy="false">⋅</mo>
                <msup>
                  <mi>Σ</mi>
                  <mrow>
                    <mo stretchy="false">−</mo>
                    <mn>1</mn>
                  </mrow>
                </msup>
                <mo stretchy="false">⋅</mo>
                <mrow>
                  <mo fence="true" form="prefix" stretchy="false">(</mo>
                  <mrow>
                    <mrow>
                      <mi mathvariant="italic">xn</mi>
                      <mo stretchy="false">−</mo>
                      <mi>μ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{partial} over {partial μ} = -{{1}over{2}} cdot sum from{n=1} to{N} (2 cdot {Σ^-1} cdot (xn-μ))</annotation>
  </semantics>
</math>
</file>

<file path=Object 60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−</mo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μ</mi>
            <mn>2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>μ</mi>
              <mn>1</mn>
            </msub>
          </mrow>
        </mrow>
      </mrow>
    </mrow>
    <annotation encoding="StarMath 5.0">0= sum from{n=1} to{N} { xn_{2} } - sum from{n=1} to{N}{μ_{2}} + (o_{12} over { o_{2}^2}) cdot sum from{n=1} to{N} xn_{1}- (o_{12} over { o_{2}^2}) cdot sum from{n=1} to{N}μ_{1} </annotation>
  </semantics>
</math>
</file>

<file path=Object 61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1</mn>
          </msub>
        </mrow>
        <mo stretchy="false">−</mo>
        <mrow>
          <mi>N</mi>
          <mo stretchy="false">⋅</mo>
          <msub>
            <mi>μ</mi>
            <mn>1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2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2</mn>
          </msub>
        </mrow>
      </mrow>
    </mrow>
    <annotation encoding="StarMath 5.0">0= sum from{n=1} to{N} { xn_{1} } - N cdot {μ_{1}} + (o_{12} over { o_{2}^2}) cdot sum from{n=1} to{N} xn_{2}- (o_{12} over { o_{2}^2}) cdot N cdot μ_{2} </annotation>
  </semantics>
</math>
</file>

<file path=Object 62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−</mo>
        <mrow>
          <mi>N</mi>
          <mo stretchy="false">⋅</mo>
          <msub>
            <mi>μ</mi>
            <mn>2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1</mn>
          </msub>
        </mrow>
      </mrow>
    </mrow>
    <annotation encoding="StarMath 5.0">0= sum from{n=1} to{N} { xn_{2} } - N cdot {μ_{2}} + (o_{12} over { o_{2}^2}) cdot sum from{n=1} to{N} xn_{1}- (o_{12} over { o_{2}^2}) cdot N cdot μ_{1} </annotation>
  </semantics>
</math>
</file>

<file path=Object 63/content.xml><?xml version="1.0" encoding="utf-8"?>
<math xmlns="http://www.w3.org/1998/Math/MathML" display="block">
  <semantics>
    <mrow>
      <mrow>
        <mi>N</mi>
        <mo stretchy="false">⋅</mo>
        <msub>
          <mi>μ</mi>
          <mn>1</mn>
        </msub>
      </mrow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1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2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2</mn>
          </msub>
        </mrow>
      </mrow>
    </mrow>
    <annotation encoding="StarMath 5.0">N cdot {μ_{1}}= sum from{n=1} to{N} { xn_{1} } + (o_{12} over { o_{2}^2}) cdot sum from{n=1} to{N} xn_{2}- (o_{12} over { o_{2}^2}) cdot N cdot μ_{2} </annotation>
  </semantics>
</math>
</file>

<file path=Object 64/content.xml><?xml version="1.0" encoding="utf-8"?>
<math xmlns="http://www.w3.org/1998/Math/MathML" display="block">
  <semantics>
    <mrow>
      <msub>
        <mi>μ</mi>
        <mn>1</mn>
      </msub>
      <mo stretchy="false">=</mo>
      <mrow>
        <mrow>
          <mfrac>
            <mn>1</mn>
            <mi>N</mi>
          </mfrac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row>
                  <mi>N</mi>
                  <mo stretchy="false">⋅</mo>
                  <msubsup>
                    <mi>o</mi>
                    <mn>2</mn>
                    <mn>2</mn>
                  </msubsup>
                </mrow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2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row>
                  <mi>N</mi>
                  <mo stretchy="false">⋅</mo>
                  <msubsup>
                    <mi>o</mi>
                    <mn>2</mn>
                    <mn>2</mn>
                  </msubsup>
                </mrow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2</mn>
          </msub>
        </mrow>
      </mrow>
    </mrow>
    <annotation encoding="StarMath 5.0">μ_{1}= 1 over N cdot sum from{n=1} to{N} { xn_{1} } + (o_{12} over { N cdot o_{2}^2}) cdot sum from{n=1} to{N} xn_{2}- (o_{12} over { N cdot o_{2}^2}) cdot N cdot μ_{2} </annotation>
  </semantics>
</math>
</file>

<file path=Object 65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−</mo>
        <mrow>
          <mi>N</mi>
          <mo stretchy="false">⋅</mo>
          <msub>
            <mi>μ</mi>
            <mn>2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row>
            <mo fence="true" form="prefix" stretchy="false">(</mo>
            <mrow>
              <mrow>
                <mrow>
                  <mfrac>
                    <mn>1</mn>
                    <mi>N</mi>
                  </mfrac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1</mn>
                      </mrow>
                      <mi>N</mi>
                    </munderover>
                    <msub>
                      <mi mathvariant="italic">xn</mi>
                      <mn>1</mn>
                    </msub>
                  </mrow>
                </mrow>
                <mo stretchy="false">+</mo>
                <mrow>
                  <mrow>
                    <mo fence="true" form="prefix" stretchy="false">(</mo>
                    <mrow>
                      <mfrac>
                        <msub>
                          <mi>o</mi>
                          <mn>12</mn>
                        </msub>
                        <mrow>
                          <mi>N</mi>
                          <mo stretchy="false">⋅</mo>
                          <msubsup>
                            <mi>o</mi>
                            <mn>2</mn>
                            <mn>2</mn>
                          </msubsup>
                        </mrow>
                      </mfrac>
                    </mrow>
                    <mo fence="true" form="postfix" stretchy="false">)</mo>
                  </mrow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1</mn>
                      </mrow>
                      <mi>N</mi>
                    </munderover>
                    <msub>
                      <mi mathvariant="italic">xn</mi>
                      <mn>2</mn>
                    </msub>
                  </mrow>
                </mrow>
                <mo stretchy="false">−</mo>
                <mrow>
                  <mrow>
                    <mo fence="true" form="prefix" stretchy="false">(</mo>
                    <mrow>
                      <mfrac>
                        <msub>
                          <mi>o</mi>
                          <mn>12</mn>
                        </msub>
                        <mrow>
                          <mi>N</mi>
                          <mo stretchy="false">⋅</mo>
                          <msubsup>
                            <mi>o</mi>
                            <mn>2</mn>
                            <mn>2</mn>
                          </msubsup>
                        </mrow>
                      </mfrac>
                    </mrow>
                    <mo fence="true" form="postfix" stretchy="false">)</mo>
                  </mrow>
                  <mo stretchy="false">⋅</mo>
                  <mi>N</mi>
                  <mo stretchy="false">⋅</mo>
                  <msub>
                    <mi>μ</mi>
                    <mn>2</mn>
                  </msub>
                </mrow>
              </mrow>
            </mrow>
            <mo fence="true" form="postfix" stretchy="false">)</mo>
          </mrow>
        </mrow>
      </mrow>
    </mrow>
    <annotation encoding="StarMath 5.0">0= sum from{n=1} to{N} { xn_{2} } - N cdot {μ_{2}} + (o_{12} over { o_{2}^2}) cdot sum from{n=1} to{N} xn_{1}- (o_{12} over { o_{2}^2}) cdot N cdot (1 over N cdot sum from{n=1} to{N} { xn_{1} } + (o_{12} over { N cdot o_{2}^2}) cdot sum from{n=1} to{N} xn_{2}- (o_{12} over { N cdot o_{2}^2}) cdot N cdot μ_{2} )</annotation>
  </semantics>
</math>
</file>

<file path=Object 66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−</mo>
        <mrow>
          <mi>N</mi>
          <mo stretchy="false">⋅</mo>
          <msub>
            <mi>μ</mi>
            <mn>2</mn>
          </msub>
        </mrow>
        <mo stretchy="false">−</mo>
        <mrow>
          <msup>
            <mrow>
              <mo fence="true" form="prefix" stretchy="false">(</mo>
              <mrow>
                <mfrac>
                  <msub>
                    <mi>o</mi>
                    <mn>12</mn>
                  </msub>
                  <msubsup>
                    <mi>o</mi>
                    <mn>2</mn>
                    <mn>2</mn>
                  </msubsup>
                </mfrac>
              </mrow>
              <mo fence="true" form="postfix" stretchy="false">)</mo>
            </mrow>
            <mn>2</mn>
          </msup>
          <mo stretchy="false">⋅</mo>
          <mrow>
            <mo fence="true" form="prefix" stretchy="false">(</mo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sub>
                    <mi mathvariant="italic">xn</mi>
                    <mn>2</mn>
                  </msub>
                </mrow>
                <mo stretchy="false">−</mo>
                <mrow>
                  <mi>N</mi>
                  <mo stretchy="false">⋅</mo>
                  <msub>
                    <mi>μ</mi>
                    <mn>2</mn>
                  </msub>
                </mrow>
              </mrow>
            </mrow>
            <mo fence="true" form="postfix" stretchy="false">)</mo>
          </mrow>
        </mrow>
      </mrow>
    </mrow>
    <annotation encoding="StarMath 5.0">0= sum from{n=1} to{N} { xn_{2} } - N cdot {μ_{2}} - (o_{12} over { o_{2}^2})^2 cdot (sum from{n=1} to{N} xn_{2}- N cdot μ_{2} )</annotation>
  </semantics>
</math>
</file>

<file path=Object 67/content.xml><?xml version="1.0" encoding="utf-8"?>
<math xmlns="http://www.w3.org/1998/Math/MathML" display="block">
  <semantics>
    <mrow>
      <mn>0</mn>
      <mo stretchy="false">=</mo>
      <mrow>
        <mrow>
          <mo fence="true" form="prefix" stretchy="false">(</mo>
          <mrow>
            <mrow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sub>
                  <mi mathvariant="italic">xn</mi>
                  <mn>2</mn>
                </msub>
              </mrow>
              <mo stretchy="false">−</mo>
              <mrow>
                <mi>N</mi>
                <mo stretchy="false">⋅</mo>
                <msub>
                  <mi>μ</mi>
                  <mn>2</mn>
                </msub>
              </mrow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row>
                  <mo fence="true" form="prefix" stretchy="false">(</mo>
                  <mrow>
                    <mfrac>
                      <msub>
                        <mi>o</mi>
                        <mn>12</mn>
                      </msub>
                      <msubsup>
                        <mi>o</mi>
                        <mn>2</mn>
                        <mn>2</mn>
                      </msubsup>
                    </mfrac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</mrow>
    </mrow>
    <annotation encoding="StarMath 5.0">0= (sum from{n=1} to{N} { xn_{2} } - N cdot {μ_{2}}) cdot (1 - (o_{12} over { o_{2}^2})^2 )</annotation>
  </semantics>
</math>
</file>

<file path=Object 68/content.xml><?xml version="1.0" encoding="utf-8"?>
<math xmlns="http://www.w3.org/1998/Math/MathML" display="block">
  <semantics>
    <mrow>
      <mn>0</mn>
      <mo stretchy="false">=</mo>
      <mrow>
        <mo fence="true" form="prefix" stretchy="false">(</mo>
        <mrow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b>
                <mi mathvariant="italic">xn</mi>
                <mn>2</mn>
              </msub>
            </mrow>
            <mo stretchy="false">−</mo>
            <mrow>
              <mi>N</mi>
              <mo stretchy="false">⋅</mo>
              <msub>
                <mi>μ</mi>
                <mn>2</mn>
              </msub>
            </mrow>
          </mrow>
        </mrow>
        <mo fence="true" form="postfix" stretchy="false">)</mo>
      </mrow>
    </mrow>
    <annotation encoding="StarMath 5.0">0= (sum from{n=1} to{N} { xn_{2} } - N cdot {μ_{2}}) </annotation>
  </semantics>
</math>
</file>

<file path=Object 69/content.xml><?xml version="1.0" encoding="utf-8"?>
<math xmlns="http://www.w3.org/1998/Math/MathML" display="block">
  <semantics>
    <mstyle mathcolor="#DC143C">
      <mrow>
        <msub>
          <mi>μ</mi>
          <mn>2</mn>
        </msub>
        <mo stretchy="false">=</mo>
        <mfrac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2</mn>
            </msub>
          </mrow>
          <mi>N</mi>
        </mfrac>
      </mrow>
    </mstyle>
    <annotation encoding="StarMath 5.0">color crimson {  μ_{2} = sum from{n=1} to{N} { xn_{2} } over N  }</annotation>
  </semantics>
</math>
</file>

<file path=Object 7/content.xml><?xml version="1.0" encoding="utf-8"?>
<math xmlns="http://www.w3.org/1998/Math/MathML" display="block">
  <semantics>
    <mrow>
      <mo stretchy="false">→</mo>
      <mo stretchy="false">−</mo>
      <mrow>
        <munderover>
          <mo stretchy="false">∑</mo>
          <mrow>
            <mi>n</mi>
            <mo stretchy="false">=</mo>
            <mn>1</mn>
          </mrow>
          <mi>N</mi>
        </munderover>
        <mrow>
          <mo fence="true" form="prefix" stretchy="false">(</mo>
          <mrow>
            <mrow>
              <msup>
                <mi>Σ</mi>
                <mrow>
                  <mo stretchy="false">−</mo>
                  <mn>1</mn>
                </mrow>
              </msup>
              <mo stretchy="false">⋅</mo>
              <mrow>
                <mo fence="true" form="prefix" stretchy="false">(</mo>
                <mrow>
                  <mrow>
                    <mi mathvariant="italic">xn</mi>
                    <mo stretchy="false">−</mo>
                    <mi>μ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rightarrow -sum from{n=1} to{N} ({Σ^-1} cdot (xn-μ))</annotation>
  </semantics>
</math>
</file>

<file path=Object 70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−</mo>
        <mrow>
          <mi>N</mi>
          <mo stretchy="false">⋅</mo>
          <mfrac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b>
                <mi mathvariant="italic">xn</mi>
                <mn>2</mn>
              </msub>
            </mrow>
            <mi>N</mi>
          </mfrac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1</mn>
          </msub>
        </mrow>
      </mrow>
    </mrow>
    <annotation encoding="StarMath 5.0">0= sum from{n=1} to{N} { xn_{2} } - N cdot {sum from{n=1} to{N} { xn_{2} } over N} + (o_{12} over { o_{2}^2}) cdot sum from{n=1} to{N} xn_{1}- (o_{12} over { o_{2}^2}) cdot N cdot μ_{1} </annotation>
  </semantics>
</math>
</file>

<file path=Object 71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−</mo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2</mn>
          </msub>
        </mrow>
        <mo stretchy="false">+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1</mn>
          </msub>
        </mrow>
      </mrow>
    </mrow>
    <annotation encoding="StarMath 5.0">0= sum from{n=1} to{N} { xn_{2} } -sum from{n=1} to{N} { xn_{2} } + (o_{12} over { o_{2}^2}) cdot sum from{n=1} to{N} xn_{1}- (o_{12} over { o_{2}^2}) cdot N cdot μ_{1} </annotation>
  </semantics>
</math>
</file>

<file path=Object 72/content.xml><?xml version="1.0" encoding="utf-8"?>
<math xmlns="http://www.w3.org/1998/Math/MathML" display="block">
  <semantics>
    <mrow>
      <mn>0</mn>
      <mo stretchy="false">=</mo>
      <mrow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</mrow>
        <mo stretchy="false">−</mo>
        <mrow>
          <mrow>
            <mo fence="true" form="prefix" stretchy="false">(</mo>
            <mrow>
              <mfrac>
                <msub>
                  <mi>o</mi>
                  <mn>12</mn>
                </msub>
                <msubsup>
                  <mi>o</mi>
                  <mn>2</mn>
                  <mn>2</mn>
                </msubsup>
              </mfrac>
            </mrow>
            <mo fence="true" form="postfix" stretchy="false">)</mo>
          </mrow>
          <mo stretchy="false">⋅</mo>
          <mi>N</mi>
          <mo stretchy="false">⋅</mo>
          <msub>
            <mi>μ</mi>
            <mn>1</mn>
          </msub>
        </mrow>
      </mrow>
    </mrow>
    <annotation encoding="StarMath 5.0">0= (o_{12} over { o_{2}^2}) cdot sum from{n=1} to{N} xn_{1}- (o_{12} over { o_{2}^2}) cdot N cdot μ_{1} </annotation>
  </semantics>
</math>
</file>

<file path=Object 73/content.xml><?xml version="1.0" encoding="utf-8"?>
<math xmlns="http://www.w3.org/1998/Math/MathML" display="block">
  <semantics>
    <mrow>
      <mn>0</mn>
      <mo stretchy="false">=</mo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 mathvariant="italic">xn</mi>
            <mn>1</mn>
          </msub>
        </mrow>
        <mo stretchy="false">−</mo>
        <mrow>
          <mi>N</mi>
          <mo stretchy="false">⋅</mo>
          <msub>
            <mi>μ</mi>
            <mn>1</mn>
          </msub>
        </mrow>
      </mrow>
    </mrow>
    <annotation encoding="StarMath 5.0">0= sum from{n=1} to{N} xn_{1}- N cdot μ_{1} </annotation>
  </semantics>
</math>
</file>

<file path=Object 74/content.xml><?xml version="1.0" encoding="utf-8"?>
<math xmlns="http://www.w3.org/1998/Math/MathML" display="block">
  <semantics>
    <mstyle mathcolor="#DC143C">
      <mrow>
        <msub>
          <mi>μ</mi>
          <mn>1</mn>
        </msub>
        <mo stretchy="false">=</mo>
        <mfrac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sub>
              <mi mathvariant="italic">xn</mi>
              <mn>1</mn>
            </msub>
          </mrow>
          <mi>N</mi>
        </mfrac>
      </mrow>
    </mstyle>
    <annotation encoding="StarMath 5.0">color crimson {  μ_{1} = {sum from{n=1} to{N} xn_{1}} over N  }</annotation>
  </semantics>
</math>
</file>

<file path=Object 75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row>
          <mn>1</mn>
          <mo stretchy="false">+</mo>
          <msup>
            <mrow>
              <mo fence="true" form="prefix" stretchy="false">(</mo>
              <mrow>
                <mrow>
                  <mi>θ</mi>
                  <mo stretchy="false">−</mo>
                  <mn>2</mn>
                </mrow>
              </mrow>
              <mo fence="true" form="postfix" stretchy="false">)</mo>
            </mrow>
            <mn>2</mn>
          </msup>
        </mrow>
      </mrow>
    </mrow>
    <annotation encoding="StarMath 5.0">q(θ)= 1 + (θ-2)^2</annotation>
  </semantics>
</math>
</file>

<file path=Object 76/content.xml><?xml version="1.0" encoding="utf-8"?>
<math xmlns="http://www.w3.org/1998/Math/MathML" display="block">
  <semantics>
    <mrow>
      <mi>q</mi>
      <mrow>
        <mrow>
          <mrow>
            <mo fence="true" form="prefix" stretchy="false">(</mo>
            <mrow>
              <mi>θ</mi>
            </mrow>
            <mo fence="true" form="postfix" stretchy="false">)</mo>
          </mrow>
          <mo stretchy="false">+</mo>
          <mi>θ</mi>
        </mrow>
        <mo stretchy="false">=</mo>
        <mn>4</mn>
      </mrow>
    </mrow>
    <annotation encoding="StarMath 5.0">q(θ) + θ = 4</annotation>
  </semantics>
</math>
</file>

<file path=Object 7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θ</mi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i>θ</mi>
        <mo stretchy="false">−</mo>
        <mn>3</mn>
      </mrow>
      <mo stretchy="false">=</mo>
      <mn>0</mn>
    </mrow>
    <annotation encoding="StarMath 5.0">(θ-2)^2 + θ -3 = 0</annotation>
  </semantics>
</math>
</file>

<file path=Object 78/content.xml><?xml version="1.0" encoding="utf-8"?>
<math xmlns="http://www.w3.org/1998/Math/MathML" display="block">
  <semantics>
    <mrow>
      <mrow>
        <msup>
          <mi>θ</mi>
          <mn>2</mn>
        </msup>
        <mo stretchy="false">−</mo>
        <mrow>
          <mn>4</mn>
          <mo stretchy="false">⋅</mo>
          <mi>θ</mi>
        </mrow>
        <mo stretchy="false">+</mo>
        <mn>4</mn>
        <mo stretchy="false">+</mo>
        <mi>θ</mi>
        <mo stretchy="false">−</mo>
        <mn>3</mn>
      </mrow>
      <mo stretchy="false">=</mo>
      <mn>0</mn>
    </mrow>
    <annotation encoding="StarMath 5.0">θ^2 - 4 cdot θ + 4 + θ -3 = 0</annotation>
  </semantics>
</math>
</file>

<file path=Object 79/content.xml><?xml version="1.0" encoding="utf-8"?>
<math xmlns="http://www.w3.org/1998/Math/MathML" display="block">
  <semantics>
    <mrow>
      <mrow>
        <msup>
          <mi>θ</mi>
          <mn>2</mn>
        </msup>
        <mo stretchy="false">−</mo>
        <mrow>
          <mn>3</mn>
          <mo stretchy="false">⋅</mo>
          <mi>θ</mi>
        </mrow>
        <mo stretchy="false">+</mo>
        <mn>1</mn>
      </mrow>
      <mo stretchy="false">=</mo>
      <mn>0</mn>
    </mrow>
    <annotation encoding="StarMath 5.0">θ^2 - 3 cdot θ +1 = 0</annotation>
  </semantics>
</math>
</file>

<file path=Object 8/content.xml><?xml version="1.0" encoding="utf-8"?>
<math xmlns="http://www.w3.org/1998/Math/MathML" display="block">
  <semantics>
    <mrow>
      <mn>0</mn>
      <mo stretchy="false">=</mo>
      <mrow>
        <mo stretchy="false">−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p>
                  <mi>Σ</mi>
                  <mrow>
                    <mo stretchy="false">−</mo>
                    <mn>1</mn>
                  </mrow>
                </msup>
                <mo stretchy="false">⋅</mo>
                <mrow>
                  <mo fence="true" form="prefix" stretchy="false">(</mo>
                  <mrow>
                    <mrow>
                      <mi mathvariant="italic">xn</mi>
                      <mo stretchy="false">−</mo>
                      <mi>μ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0 = -sum from{n=1} to{N} ({Σ^-1} cdot (xn-μ))</annotation>
  </semantics>
</math>
</file>

<file path=Object 80/content.xml><?xml version="1.0" encoding="utf-8"?>
<math xmlns="http://www.w3.org/1998/Math/MathML" display="block">
  <semantics>
    <mrow>
      <mi>θ</mi>
      <mo stretchy="false">=</mo>
      <mn>2.61</mn>
    </mrow>
    <annotation encoding="StarMath 5.0">θ = 2.61</annotation>
  </semantics>
</math>
</file>

<file path=Object 81/content.xml><?xml version="1.0" encoding="utf-8"?>
<math xmlns="http://www.w3.org/1998/Math/MathML" display="block">
  <semantics>
    <mrow>
      <mi>θ</mi>
      <mo stretchy="false">=</mo>
      <mn>0.38</mn>
    </mrow>
    <annotation encoding="StarMath 5.0">θ= 0.38</annotation>
  </semantics>
</math>
</file>

<file path=Object 82/content.xml><?xml version="1.0" encoding="utf-8"?>
<math xmlns="http://www.w3.org/1998/Math/MathML" display="block">
  <semantics>
    <mstyle mathcolor="#DC143C">
      <mrow>
        <mi>q</mi>
        <mrow>
          <mrow>
            <mo fence="true" form="prefix" stretchy="false">(</mo>
            <mrow>
              <mn>2.61</mn>
            </mrow>
            <mo fence="true" form="postfix" stretchy="false">)</mo>
          </mrow>
          <mo stretchy="false">=</mo>
          <mrow>
            <mn>1</mn>
            <mo stretchy="false">+</mo>
            <msup>
              <mrow>
                <mo fence="true" form="prefix" stretchy="false">(</mo>
                <mrow>
                  <mrow>
                    <mn>2.61</mn>
                    <mo stretchy="false">−</mo>
                    <mn>2</mn>
                  </mrow>
                </mrow>
                <mo fence="true" form="postfix" stretchy="false">)</mo>
              </mrow>
              <mn>2</mn>
            </msup>
          </mrow>
          <mo stretchy="false">=</mo>
          <mn>1.37</mn>
        </mrow>
      </mrow>
    </mstyle>
    <annotation encoding="StarMath 5.0">color crimson { q(2.61)= 1 + (2.61-2)^2 = 1.37 }</annotation>
  </semantics>
</math>
</file>

<file path=Object 83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0.38</mn>
          </mrow>
          <mo fence="true" form="postfix" stretchy="false">)</mo>
        </mrow>
        <mo stretchy="false">=</mo>
        <mrow>
          <mn>1</mn>
          <mo stretchy="false">+</mo>
          <msup>
            <mrow>
              <mo fence="true" form="prefix" stretchy="false">(</mo>
              <mrow>
                <mrow>
                  <mn>0.38</mn>
                  <mo stretchy="false">−</mo>
                  <mn>2</mn>
                </mrow>
              </mrow>
              <mo fence="true" form="postfix" stretchy="false">)</mo>
            </mrow>
            <mn>2</mn>
          </msup>
        </mrow>
        <mo stretchy="false">=</mo>
        <mn>3.62</mn>
      </mrow>
    </mrow>
    <annotation encoding="StarMath 5.0">q(0.38)= 1 + (0.38-2)^2 = 3.62</annotation>
  </semantics>
</math>
</file>

<file path=Object 84/content.xml><?xml version="1.0" encoding="utf-8"?>
<math xmlns="http://www.w3.org/1998/Math/MathML" display="block">
  <semantics>
    <mrow>
      <mi>θ</mi>
      <mo stretchy="false">=</mo>
      <mn>2.61</mn>
    </mrow>
    <annotation encoding="StarMath 5.0">θ = 2.61</annotation>
  </semantics>
</math>
</file>

<file path=Object 85/content.xml><?xml version="1.0" encoding="utf-8"?>
<math xmlns="http://www.w3.org/1998/Math/MathML" display="block">
  <semantics>
    <mrow>
      <mi mathvariant="normal">Λ</mi>
      <mrow>
        <mrow>
          <mo fence="true" form="prefix" stretchy="false">(</mo>
          <mrow>
            <mrow>
              <mi>θ</mi>
              <mi>,</mi>
              <mi>α</mi>
            </mrow>
          </mrow>
          <mo fence="true" form="postfix" stretchy="false">)</mo>
        </mrow>
        <mo stretchy="false">=</mo>
        <mi>q</mi>
      </mrow>
      <mrow>
        <mrow>
          <mo fence="true" form="prefix" stretchy="false">(</mo>
          <mrow>
            <mi>θ</mi>
          </mrow>
          <mo fence="true" form="postfix" stretchy="false">)</mo>
        </mrow>
        <mo stretchy="false">+</mo>
        <mrow>
          <mi>α</mi>
          <mo stretchy="false">⋅</mo>
          <mi>v</mi>
        </mrow>
      </mrow>
      <mrow>
        <mo fence="true" form="prefix" stretchy="false">(</mo>
        <mrow>
          <mi>θ</mi>
        </mrow>
        <mo fence="true" form="postfix" stretchy="false">)</mo>
      </mrow>
    </mrow>
    <annotation encoding="StarMath 5.0">%LAMBDA(θ,%alpha) = q( θ ) + %alpha cdot v( θ )</annotation>
  </semantics>
</math>
</file>

<file path=Object 86/content.xml><?xml version="1.0" encoding="utf-8"?>
<math xmlns="http://www.w3.org/1998/Math/MathML" display="block">
  <semantics>
    <mrow>
      <mo stretchy="false">→</mo>
      <mi>q</mi>
      <mrow>
        <mrow>
          <mo fence="true" form="prefix" stretchy="false">(</mo>
          <mrow>
            <mi>θ</mi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i>q</mi>
                <mrow>
                  <mrow>
                    <mo fence="true" form="prefix" stretchy="false">(</mo>
                    <mrow>
                      <mi>θ</mi>
                    </mrow>
                    <mo fence="true" form="postfix" stretchy="false">)</mo>
                  </mrow>
                  <mo stretchy="false">+</mo>
                  <mi>θ</mi>
                  <mo stretchy="false">−</mo>
                  <mn>4</mn>
                </mrow>
              </mrow>
            </mrow>
            <mo fence="true" form="postfix" stretchy="false">)</mo>
          </mrow>
        </mrow>
      </mrow>
    </mrow>
    <annotation encoding="StarMath 5.0">rightarrow q( θ ) + %alpha cdot ( q(θ) + θ - 4 )</annotation>
  </semantics>
</math>
</file>

<file path=Object 87/content.xml><?xml version="1.0" encoding="utf-8"?>
<math xmlns="http://www.w3.org/1998/Math/MathML" display="block">
  <semantics>
    <mrow>
      <mi>q</mi>
      <mrow>
        <mrow>
          <mrow>
            <mo fence="true" form="prefix" stretchy="false">(</mo>
            <mrow>
              <mi>θ</mi>
            </mrow>
            <mo fence="true" form="postfix" stretchy="false">)</mo>
          </mrow>
          <mo stretchy="false">+</mo>
          <mi>θ</mi>
          <mo stretchy="false">−</mo>
          <mn>4</mn>
        </mrow>
        <mo stretchy="false">=</mo>
        <mn>0</mn>
      </mrow>
    </mrow>
    <annotation encoding="StarMath 5.0">q(θ) + θ -4 = 0</annotation>
  </semantics>
</math>
</file>

<file path=Object 88/content.xml><?xml version="1.0" encoding="utf-8"?>
<math xmlns="http://www.w3.org/1998/Math/MathML" display="block">
  <semantics>
    <mrow>
      <mi>q</mi>
      <mrow>
        <mrow>
          <mrow>
            <mo fence="true" form="prefix" stretchy="false">(</mo>
            <mrow>
              <mi>θ</mi>
            </mrow>
            <mo fence="true" form="postfix" stretchy="false">)</mo>
          </mrow>
          <mo stretchy="false">+</mo>
          <mi>θ</mi>
          <mo stretchy="false">−</mo>
          <mn>4</mn>
        </mrow>
        <mo stretchy="false">=</mo>
        <mn>0</mn>
      </mrow>
    </mrow>
    <annotation encoding="StarMath 5.0">q(θ) + θ -4 = 0</annotation>
  </semantics>
</math>
</file>

<file path=Object 89/content.xml><?xml version="1.0" encoding="utf-8"?>
<math xmlns="http://www.w3.org/1998/Math/MathML" display="block">
  <semantics>
    <mrow>
      <mo stretchy="false">→</mo>
      <mrow>
        <mrow>
          <mo fence="true" form="prefix" stretchy="false">(</mo>
          <mrow>
            <mrow>
              <mn>1</mn>
              <mo stretchy="false">+</mo>
              <msup>
                <mrow>
                  <mo fence="true" form="prefix" stretchy="false">(</mo>
                  <mrow>
                    <mrow>
                      <mi>θ</mi>
                      <mo stretchy="false">−</mo>
                      <mn>2</mn>
                    </mrow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row>
                          <mo fence="true" form="prefix" stretchy="false">(</mo>
                          <mrow>
                            <mrow>
                              <mi>θ</mi>
                              <mo stretchy="false">−</mo>
                              <mn>2</mn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i>θ</mi>
                <mo stretchy="false">−</mo>
                <mn>4</mn>
              </mrow>
            </mrow>
            <mo fence="true" form="postfix" stretchy="false">)</mo>
          </mrow>
        </mrow>
      </mrow>
    </mrow>
    <annotation encoding="StarMath 5.0">rightarrow ( 1 + (θ-2)^2 ) + %alpha cdot ( ( 1 + (θ-2)^2 ) + θ - 4 )</annotation>
  </semantics>
</math>
</file>

<file path=Object 9/content.xml><?xml version="1.0" encoding="utf-8"?>
<math xmlns="http://www.w3.org/1998/Math/MathML" display="block">
  <semantics>
    <mrow>
      <mn>0</mn>
      <mo stretchy="false">=</mo>
      <mrow>
        <munderover>
          <mo stretchy="false">∑</mo>
          <mrow>
            <mi>n</mi>
            <mo stretchy="false">=</mo>
            <mn>1</mn>
          </mrow>
          <mi>N</mi>
        </munderover>
        <mrow>
          <mo fence="true" form="prefix" stretchy="false">(</mo>
          <mrow>
            <mrow>
              <msup>
                <mi>Σ</mi>
                <mrow>
                  <mo stretchy="false">−</mo>
                  <mn>1</mn>
                </mrow>
              </msup>
              <mo stretchy="false">⋅</mo>
              <mrow>
                <mo fence="true" form="prefix" stretchy="false">(</mo>
                <mrow>
                  <mrow>
                    <mi mathvariant="italic">xn</mi>
                    <mo stretchy="false">−</mo>
                    <mi>μ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0 = sum from{n=1} to{N} ({Σ^-1} cdot (xn-μ))</annotation>
  </semantics>
</math>
</file>

<file path=Object 90/content.xml><?xml version="1.0" encoding="utf-8"?>
<math xmlns="http://www.w3.org/1998/Math/MathML" display="block">
  <semantics>
    <mrow>
      <mo stretchy="false">→</mo>
      <mrow>
        <mn>1</mn>
        <mo stretchy="false">+</mo>
        <msup>
          <mrow>
            <mo fence="true" form="prefix" stretchy="false">(</mo>
            <mrow>
              <mrow>
                <mi>θ</mi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row>
                    <mo fence="true" form="prefix" stretchy="false">(</mo>
                    <mrow>
                      <mrow>
                        <mi>θ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  <mo stretchy="false">+</mo>
                <mi>θ</mi>
                <mo stretchy="false">−</mo>
                <mn>3</mn>
              </mrow>
            </mrow>
            <mo fence="true" form="postfix" stretchy="false">)</mo>
          </mrow>
        </mrow>
      </mrow>
    </mrow>
    <annotation encoding="StarMath 5.0">rightarrow  1 + (θ-2)^2  + %alpha cdot ( (θ-2)^2 + θ - 3)</annotation>
  </semantics>
</math>
</file>

<file path=Object 91/content.xml><?xml version="1.0" encoding="utf-8"?>
<math xmlns="http://www.w3.org/1998/Math/MathML" display="block">
  <semantics>
    <mrow>
      <mo stretchy="false">→</mo>
      <mrow>
        <mrow>
          <mn>2</mn>
          <mo stretchy="false">⋅</mo>
          <mrow>
            <mo fence="true" form="prefix" stretchy="false">(</mo>
            <mrow>
              <mrow>
                <mi>θ</mi>
                <mo stretchy="false">−</mo>
                <mn>2</mn>
              </mrow>
            </mrow>
            <mo fence="true" form="postfix" stretchy="false">)</mo>
          </mrow>
        </mrow>
        <mo stretchy="false">+</mo>
        <mrow>
          <mi>α</mi>
          <mo stretchy="false">⋅</mo>
          <mrow>
            <mo fence="true" form="prefix" stretchy="false">(</mo>
            <mrow>
              <mrow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i>θ</mi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o stretchy="false">+</mo>
                <mn>1</mn>
              </mrow>
            </mrow>
            <mo fence="true" form="postfix" stretchy="false">)</mo>
          </mrow>
        </mrow>
      </mrow>
    </mrow>
    <annotation encoding="StarMath 5.0">rightarrow 2 cdot (θ-2)  + %alpha cdot ( 2 cdot (θ-2) + 1 )</annotation>
  </semantics>
</math>
</file>

<file path=Object 92/content.xml><?xml version="1.0" encoding="utf-8"?>
<math xmlns="http://www.w3.org/1998/Math/MathML" display="block">
  <semantics>
    <mrow>
      <mo stretchy="false">→</mo>
      <mrow>
        <mn>1</mn>
        <mo stretchy="false">+</mo>
        <msup>
          <mrow>
            <mo fence="true" form="prefix" stretchy="false">(</mo>
            <mrow>
              <mrow>
                <mrow>
                  <mo fence="true" form="prefix" stretchy="false">(</mo>
                  <mrow>
                    <mfrac>
                      <mrow>
                        <mrow>
                          <mn>3</mn>
                          <mo stretchy="false">⋅</mo>
                          <mi>α</mi>
                        </mrow>
                        <mo stretchy="false">+</mo>
                        <mn>4</mn>
                      </mrow>
                      <mrow>
                        <mo fence="true" form="prefix" stretchy="false">(</mo>
                        <mrow>
                          <mrow>
                            <mn>2</mn>
                            <mo stretchy="false">+</mo>
                            <mrow>
                              <mn>2</mn>
                              <mo stretchy="false">⋅</mo>
                              <mi>α</mi>
                            </mrow>
                          </mrow>
                        </mrow>
                        <mo fence="true" form="postfix" stretchy="false">)</mo>
                      </mrow>
                    </mfrac>
                  </mrow>
                  <mo fence="true" form="postfix" stretchy="false">)</mo>
                </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row>
          <mi>α</mi>
          <mo stretchy="false">⋅</mo>
          <msup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frac>
                        <mrow>
                          <mrow>
                            <mn>3</mn>
                            <mo stretchy="false">⋅</mo>
                            <mi>α</mi>
                          </mrow>
                          <mo stretchy="false">+</mo>
                          <mn>4</mn>
                        </mrow>
                        <mrow>
                          <mo fence="true" form="prefix" stretchy="false">(</mo>
                          <mrow>
                            <mrow>
                              <mn>2</mn>
                              <mo stretchy="false">+</mo>
                              <mrow>
                                <mn>2</mn>
                                <mo stretchy="false">⋅</mo>
                                <mi>α</mi>
                              </mrow>
                            </mrow>
                          </mrow>
                          <mo fence="true" form="postfix" stretchy="false">)</mo>
                        </mrow>
                      </mfrac>
                    </mrow>
                    <mo fence="true" form="postfix" stretchy="false">)</mo>
                  </mrow>
                  <mo stretchy="false">−</mo>
                  <mn>2</mn>
                </mrow>
              </mrow>
              <mo fence="true" form="postfix" stretchy="false">)</mo>
            </mrow>
            <mn>2</mn>
          </msup>
        </mrow>
        <mo stretchy="false">+</mo>
        <mrow>
          <mi>α</mi>
          <mo stretchy="false">⋅</mo>
          <mrow>
            <mo fence="true" form="prefix" stretchy="false">(</mo>
            <mrow>
              <mfrac>
                <mrow>
                  <mrow>
                    <mn>3</mn>
                    <mo stretchy="false">⋅</mo>
                    <mi>α</mi>
                  </mrow>
                  <mo stretchy="false">+</mo>
                  <mn>4</mn>
                </mrow>
                <mrow>
                  <mo fence="true" form="prefix" stretchy="false">(</mo>
                  <mrow>
                    <mrow>
                      <mn>2</mn>
                      <mo stretchy="false">+</mo>
                      <mrow>
                        <mn>2</mn>
                        <mo stretchy="false">⋅</mo>
                        <mi>α</mi>
                      </mrow>
                    </mrow>
                  </mrow>
                  <mo fence="true" form="postfix" stretchy="false">)</mo>
                </mrow>
              </mfrac>
            </mrow>
            <mo fence="true" form="postfix" stretchy="false">)</mo>
          </mrow>
        </mrow>
        <mo stretchy="false">−</mo>
        <mrow>
          <mn>3</mn>
          <mo stretchy="false">⋅</mo>
          <mi>α</mi>
        </mrow>
      </mrow>
    </mrow>
    <annotation encoding="StarMath 5.0">rightarrow  1 + ((   {3 cdot %alpha + 4 } over { (2 + 2 cdot %alpha ) }  )-2)^2  + %alpha cdot  (  (   {3 cdot %alpha + 4 } over { (2 + 2 cdot %alpha ) }  )  -2)^2 + %alpha cdot  (  { 3 cdot %alpha + 4 } over { (2 + 2 cdot %alpha ) }  ) - 3 cdot %alpha </annotation>
  </semantics>
</math>
</file>

<file path=Object 93/content.xml><?xml version="1.0" encoding="utf-8"?>
<math xmlns="http://www.w3.org/1998/Math/MathML" display="block">
  <semantics>
    <mrow>
      <mrow>
        <mrow>
          <mn>3</mn>
          <mo stretchy="false">⋅</mo>
          <mi>α</mi>
        </mrow>
        <mo stretchy="false">+</mo>
        <mn>4</mn>
      </mrow>
      <mo stretchy="false">=</mo>
      <mrow>
        <mi>θ</mi>
        <mo stretchy="false">⋅</mo>
        <mrow>
          <mo fence="true" form="prefix" stretchy="false">(</mo>
          <mrow>
            <mrow>
              <mn>2</mn>
              <mo stretchy="false">+</mo>
              <mrow>
                <mn>2</mn>
                <mo stretchy="false">⋅</mo>
                <mi>α</mi>
              </mrow>
            </mrow>
          </mrow>
          <mo fence="true" form="postfix" stretchy="false">)</mo>
        </mrow>
      </mrow>
    </mrow>
    <annotation encoding="StarMath 5.0">3 cdot %alpha + 4 = θ cdot (2 + 2 cdot %alpha )</annotation>
  </semantics>
</math>
</file>

<file path=Object 94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o stretchy="false">=</mo>
      <mrow>
        <mn>0</mn>
        <mo stretchy="false">+</mo>
        <mrow>
          <mn>2</mn>
          <mo stretchy="false">⋅</mo>
          <mrow>
            <mo fence="true" form="prefix" stretchy="false">(</mo>
            <mrow>
              <mrow>
                <mi>θ</mi>
                <mo stretchy="false">−</mo>
                <mn>2</mn>
              </mrow>
            </mrow>
            <mo fence="true" form="postfix" stretchy="false">)</mo>
          </mrow>
        </mrow>
        <mo stretchy="false">+</mo>
        <mrow>
          <mi>α</mi>
          <mo stretchy="false">⋅</mo>
          <mrow>
            <mo fence="true" form="prefix" stretchy="false">(</mo>
            <mrow>
              <mrow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i>θ</mi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o stretchy="false">+</mo>
                <mn>1</mn>
                <mo stretchy="false">−</mo>
                <mn>0</mn>
              </mrow>
            </mrow>
            <mo fence="true" form="postfix" stretchy="false">)</mo>
          </mrow>
        </mrow>
      </mrow>
    </mrow>
    <annotation encoding="StarMath 5.0">{partial} over {partial θ}= 0 + 2 cdot (θ-2)  + %alpha cdot ( 2 cdot (θ-2) + 1 - 0)</annotation>
  </semantics>
</math>
</file>

<file path=Object 95/content.xml><?xml version="1.0" encoding="utf-8"?>
<math xmlns="http://www.w3.org/1998/Math/MathML" display="block">
  <semantics>
    <mrow>
      <mo stretchy="false">→</mo>
      <mrow>
        <mfrac>
          <mi>α</mi>
          <mrow>
            <mrow>
              <mo fence="true" form="prefix" stretchy="false">(</mo>
              <mrow>
                <mrow>
                  <mn>2</mn>
                  <mo stretchy="false">+</mo>
                  <mrow>
                    <mn>2</mn>
                    <mo stretchy="false">⋅</mo>
                    <mi>α</mi>
                  </mrow>
                </mrow>
              </mrow>
              <mo fence="true" form="postfix" stretchy="false">)</mo>
            </mrow>
            <mo stretchy="false">⋅</mo>
            <msup>
              <mrow>
                <mo fence="true" form="prefix" stretchy="false">(</mo>
                <mrow>
                  <mrow>
                    <mi>α</mi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row>
        </mfrac>
        <mo stretchy="false">+</mo>
        <mfrac>
          <mrow>
            <msup>
              <mi>α</mi>
              <mn>3</mn>
            </msup>
            <mo stretchy="false">+</mo>
            <mrow>
              <mn>3</mn>
              <mo stretchy="false">⋅</mo>
              <msup>
                <mi>α</mi>
                <mn>2</mn>
              </msup>
            </mrow>
          </mrow>
          <mrow>
            <mn>2</mn>
            <mo stretchy="false">⋅</mo>
            <mrow>
              <mo fence="true" form="prefix" stretchy="false">(</mo>
              <mrow>
                <mrow>
                  <mn>2</mn>
                  <mo stretchy="false">+</mo>
                  <mrow>
                    <mn>2</mn>
                    <mo stretchy="false">⋅</mo>
                    <mi>α</mi>
                  </mrow>
                </mrow>
              </mrow>
              <mo fence="true" form="postfix" stretchy="false">)</mo>
            </mrow>
            <mo stretchy="false">⋅</mo>
            <msup>
              <mrow>
                <mo fence="true" form="prefix" stretchy="false">(</mo>
                <mrow>
                  <mrow>
                    <mi>α</mi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row>
        </mfrac>
        <mo stretchy="false">+</mo>
        <mfrac>
          <mrow>
            <mrow>
              <mn>3</mn>
              <mo stretchy="false">⋅</mo>
              <msup>
                <mi>α</mi>
                <mn>2</mn>
              </msup>
            </mrow>
            <mo stretchy="false">+</mo>
            <mrow>
              <mn>6</mn>
              <mo stretchy="false">⋅</mo>
              <mi>α</mi>
            </mrow>
            <mo stretchy="false">+</mo>
            <mn>4</mn>
          </mrow>
          <mrow>
            <mn>2</mn>
            <mo stretchy="false">⋅</mo>
            <msup>
              <mrow>
                <mo fence="true" form="prefix" stretchy="false">(</mo>
                <mrow>
                  <mrow>
                    <mi>α</mi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row>
        </mfrac>
        <mo stretchy="false">−</mo>
        <mn>3</mn>
      </mrow>
    </mrow>
    <annotation encoding="StarMath 5.0"> rightarrow  {%alpha over {(2+ 2cdot %alpha) cdot (%alpha +1)^2}} 
 + {%alpha ^3 + 3 cdot %alpha ^2} over { 2 cdot (2+ 2cdot %alpha) cdot (%alpha +1)^2 } 
  + { 3 cdot %alpha ^2 + 6 cdot %alpha +4} over { 2 cdot (%alpha +1)^2 }  -3</annotation>
  </semantics>
</math>
</file>

<file path=Object 96/content.xml><?xml version="1.0" encoding="utf-8"?>
<math xmlns="http://www.w3.org/1998/Math/MathML" display="block">
  <semantics>
    <mrow>
      <mfrac>
        <mo stretchy="false">∂</mo>
        <mrow>
          <mo stretchy="false">∂</mo>
          <mi>α</mi>
        </mrow>
      </mfrac>
      <mo stretchy="false">=</mo>
      <mrow>
        <mn>0</mn>
        <mo stretchy="false">+</mo>
        <mrow>
          <mn>2</mn>
          <mo stretchy="false">⋅</mo>
          <mrow>
            <mo fence="true" form="prefix" stretchy="false">(</mo>
            <mrow>
              <mrow>
                <mrow>
                  <mo fence="true" form="prefix" stretchy="false">(</mo>
                  <mrow>
                    <mfrac>
                      <mrow>
                        <mrow>
                          <mn>3</mn>
                          <mo stretchy="false">⋅</mo>
                          <mi>α</mi>
                        </mrow>
                        <mo stretchy="false">+</mo>
                        <mn>4</mn>
                      </mrow>
                      <mrow>
                        <mo fence="true" form="prefix" stretchy="false">(</mo>
                        <mrow>
                          <mrow>
                            <mn>2</mn>
                            <mo stretchy="false">+</mo>
                            <mrow>
                              <mn>2</mn>
                              <mo stretchy="false">⋅</mo>
                              <mi>α</mi>
                            </mrow>
                          </mrow>
                        </mrow>
                        <mo fence="true" form="postfix" stretchy="false">)</mo>
                      </mrow>
                    </mfrac>
                  </mrow>
                  <mo fence="true" form="postfix" stretchy="false">)</mo>
                </mrow>
                <mo stretchy="false">−</mo>
                <mn>2</mn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frac>
                <mrow>
                  <mo stretchy="false">−</mo>
                  <mn>1</mn>
                </mrow>
                <mrow>
                  <mn>2</mn>
                  <mo stretchy="false">⋅</mo>
                  <msup>
                    <mrow>
                      <mo fence="true" form="prefix" stretchy="false">(</mo>
                      <mrow>
                        <mrow>
                          <mi>α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n>2</mn>
                  </msup>
                </mrow>
              </mfrac>
            </mrow>
            <mo fence="true" form="postfix" stretchy="false">)</mo>
          </mrow>
        </mrow>
        <mo stretchy="false">+</mo>
        <msup>
          <mrow>
            <mo fence="true" form="prefix" stretchy="false">(</mo>
            <mrow>
              <mrow>
                <mrow>
                  <mo fence="true" form="prefix" stretchy="false">(</mo>
                  <mrow>
                    <mfrac>
                      <mrow>
                        <mrow>
                          <mn>3</mn>
                          <mo stretchy="false">⋅</mo>
                          <mi>α</mi>
                        </mrow>
                        <mo stretchy="false">+</mo>
                        <mn>4</mn>
                      </mrow>
                      <mrow>
                        <mo fence="true" form="prefix" stretchy="false">(</mo>
                        <mrow>
                          <mrow>
                            <mn>2</mn>
                            <mo stretchy="false">+</mo>
                            <mrow>
                              <mn>2</mn>
                              <mo stretchy="false">⋅</mo>
                              <mi>α</mi>
                            </mrow>
                          </mrow>
                        </mrow>
                        <mo fence="true" form="postfix" stretchy="false">)</mo>
                      </mrow>
                    </mfrac>
                  </mrow>
                  <mo fence="true" form="postfix" stretchy="false">)</mo>
                </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frac>
          <msup>
            <mi>α</mi>
            <mn>2</mn>
          </msup>
          <mrow>
            <mrow>
              <mo fence="true" form="prefix" stretchy="false">(</mo>
              <mrow>
                <mrow>
                  <mn>2</mn>
                  <mo stretchy="false">+</mo>
                  <mrow>
                    <mn>2</mn>
                    <mo stretchy="false">⋅</mo>
                    <mi>α</mi>
                  </mrow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α</mi>
                  <mo stretchy="false">+</mo>
                  <mn>1</mn>
                </mrow>
              </mrow>
              <mo fence="true" form="postfix" stretchy="false">)</mo>
            </mrow>
          </mrow>
        </mfrac>
        <mo stretchy="false">+</mo>
        <mrow>
          <mo fence="true" form="prefix" stretchy="false">(</mo>
          <mrow>
            <mfrac>
              <mrow>
                <mrow>
                  <mn>3</mn>
                  <mo stretchy="false">⋅</mo>
                  <mi>α</mi>
                </mrow>
                <mo stretchy="false">+</mo>
                <mn>4</mn>
              </mrow>
              <mrow>
                <mo fence="true" form="prefix" stretchy="false">(</mo>
                <mrow>
                  <mrow>
                    <mn>2</mn>
                    <mo stretchy="false">+</mo>
                    <mrow>
                      <mn>2</mn>
                      <mo stretchy="false">⋅</mo>
                      <mi>α</mi>
                    </mrow>
                  </mrow>
                </mrow>
                <mo fence="true" form="postfix" stretchy="false">)</mo>
              </mrow>
            </mfrac>
          </mrow>
          <mo fence="true" form="postfix" stretchy="false">)</mo>
        </mrow>
        <mo stretchy="false">−</mo>
        <mfrac>
          <mi>α</mi>
          <mrow>
            <mn>2</mn>
            <mo stretchy="false">⋅</mo>
            <msup>
              <mrow>
                <mo fence="true" form="prefix" stretchy="false">(</mo>
                <mrow>
                  <mrow>
                    <mi>α</mi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row>
        </mfrac>
        <mo stretchy="false">−</mo>
        <mn>3</mn>
      </mrow>
    </mrow>
    <annotation encoding="StarMath 5.0">{partial} over {partial %alpha}=  0 + 2 cdot ((   {3 cdot %alpha + 4 } over { (2 + 2 cdot %alpha ) }  )-2) cdot (- {1} over {2 cdot (%alpha + 1)^2} )
+ (  (   {3 cdot %alpha + 4 } over { (2 + 2 cdot %alpha ) }  )  -2)^2 + {%alpha^2 } over { (2+2 cdot %alpha) cdot (%alpha + 1)} 
+ (  { 3 cdot %alpha + 4 } over { (2 + 2 cdot %alpha ) }  ) 
- { %alpha } over { 2 cdot (%alpha+1)^2}
- 3 </annotation>
  </semantics>
</math>
</file>

<file path=Object 97/content.xml><?xml version="1.0" encoding="utf-8"?>
<math xmlns="http://www.w3.org/1998/Math/MathML" display="block">
  <semantics>
    <mrow>
      <mo stretchy="false">→</mo>
      <mrow>
        <mfrac>
          <mrow>
            <mrow>
              <mn>7</mn>
              <mo stretchy="false">⋅</mo>
              <msup>
                <mi>α</mi>
                <mn>2</mn>
              </msup>
            </mrow>
            <mo stretchy="false">+</mo>
            <mrow>
              <mn>14</mn>
              <mo stretchy="false">⋅</mo>
              <mi>α</mi>
            </mrow>
            <mo stretchy="false">+</mo>
            <mn>8</mn>
          </mrow>
          <mrow>
            <mn>4</mn>
            <mo stretchy="false">⋅</mo>
            <msup>
              <mrow>
                <mo fence="true" form="prefix" stretchy="false">(</mo>
                <mrow>
                  <mrow>
                    <mi>α</mi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row>
        </mfrac>
        <mo stretchy="false">−</mo>
        <mn>3</mn>
      </mrow>
    </mrow>
    <annotation encoding="StarMath 5.0"> rightarrow  {7 cdot %alpha ^2 + 14 cdot %alpha + 8} over { 4 cdot (%alpha +1)^2 }  -3</annotation>
  </semantics>
</math>
</file>

<file path=Object 98/content.xml><?xml version="1.0" encoding="utf-8"?>
<math xmlns="http://www.w3.org/1998/Math/MathML" display="block">
  <semantics>
    <mrow>
      <mn>0</mn>
      <mo stretchy="false">=</mo>
      <mrow>
        <mrow>
          <mn>2</mn>
          <mo stretchy="false">⋅</mo>
          <mrow>
            <mo fence="true" form="prefix" stretchy="false">(</mo>
            <mrow>
              <mrow>
                <mi>θ</mi>
                <mo stretchy="false">−</mo>
                <mn>2</mn>
              </mrow>
            </mrow>
            <mo fence="true" form="postfix" stretchy="false">)</mo>
          </mrow>
        </mrow>
        <mo stretchy="false">+</mo>
        <mrow>
          <mi>α</mi>
          <mo stretchy="false">⋅</mo>
          <mrow>
            <mo fence="true" form="prefix" stretchy="false">(</mo>
            <mrow>
              <mrow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i>θ</mi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o stretchy="false">+</mo>
                <mn>1</mn>
              </mrow>
            </mrow>
            <mo fence="true" form="postfix" stretchy="false">)</mo>
          </mrow>
        </mrow>
      </mrow>
    </mrow>
    <annotation encoding="StarMath 5.0">0=  2 cdot (θ-2)  + %alpha cdot ( 2 cdot (θ-2) + 1 )</annotation>
  </semantics>
</math>
</file>

<file path=Object 99/content.xml><?xml version="1.0" encoding="utf-8"?>
<math xmlns="http://www.w3.org/1998/Math/MathML" display="block">
  <semantics>
    <mrow>
      <mn>0</mn>
      <mo stretchy="false">=</mo>
      <mrow>
        <mfrac>
          <mrow>
            <mrow>
              <mn>7</mn>
              <mo stretchy="false">⋅</mo>
              <msup>
                <mi>α</mi>
                <mn>2</mn>
              </msup>
            </mrow>
            <mo stretchy="false">+</mo>
            <mrow>
              <mn>14</mn>
              <mo stretchy="false">⋅</mo>
              <mi>α</mi>
            </mrow>
            <mo stretchy="false">+</mo>
            <mn>8</mn>
          </mrow>
          <mrow>
            <mn>4</mn>
            <mo stretchy="false">⋅</mo>
            <msup>
              <mrow>
                <mo fence="true" form="prefix" stretchy="false">(</mo>
                <mrow>
                  <mrow>
                    <mi>α</mi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row>
        </mfrac>
        <mo stretchy="false">−</mo>
        <mn>3</mn>
      </mrow>
    </mrow>
    <annotation encoding="StarMath 5.0">0 =  {7 cdot %alpha ^2 + 14 cdot %alpha + 8} over { 4 cdot (%alpha +1)^2 }  -3</annotation>
  </semantics>
</math>
</file>